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6.05mm" fo:break-before="auto" style:use-optimal-row-height="true"/>
    </style:style>
    <style:style style:name="ro2" style:family="table-row">
      <style:table-row-properties style:row-height="11.5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 CJK SC Regular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日期" style:apply-style-name="Heading" style:base-cell-address="Sheet1.A1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 CJK SC Regular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 CJK SC Regular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 CJK SC Regular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ce3"/>
        <table:table-row table:style-name="ro1">
          <table:table-cell table:style-name="ce1" office:value-type="string" calcext:value-type="string">
            <text:p>日期</text:p>
          </table:table-cell>
          <table:table-cell office:value-type="string" calcext:value-type="string">
            <text:p>最高气温</text:p>
          </table:table-cell>
          <table:table-cell office:value-type="string" calcext:value-type="string">
            <text:p>最低气温</text:p>
          </table:table-cell>
          <table:table-cell office:value-type="string" calcext:value-type="string">
            <text:p>天气</text:p>
          </table:table-cell>
          <table:table-cell office:value-type="string" calcext:value-type="string">
            <text:p>风向</text:p>
          </table:table-cell>
          <table:table-cell office:value-type="string" calcext:value-type="string">
            <text:p>风力</text:p>
          </table:table-cell>
        </table:table-row>
        <table:table-row table:style-name="ro2">
          <table:table-cell table:style-name="ce2" office:value-type="string" calcext:value-type="string">
            <text:p>2011-01-0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中雪~小雪</text:p>
          </table:table-cell>
          <table:table-cell office:value-type="string" calcext:value-type="string">
            <text:p>北风~无持续风向</text:p>
          </table:table-cell>
          <table:table-cell office:value-type="string" calcext:value-type="string">
            <text:p>3-4级~微风</text:p>
          </table:table-cell>
        </table:table-row>
        <table:table-row table:style-name="ro1">
          <table:table-cell table:style-name="ce2" office:value-type="string" calcext:value-type="string">
            <text:p>2011-01-02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阴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1-0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小雪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1-0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阴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1-05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1-06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阴~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1-0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阴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1-0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雨夹雪~小雪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1-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阴~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1-10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1-1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1-12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1-13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1-1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1-15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小雪~中雪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1-16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中雪~小雪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1-2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阴~小雪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1-29</text:p>
          </table:table-cell>
          <table:table-cell office:value-type="float" office:value="7" calcext:value-type="float">
            <text:p>7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1-30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1-31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office:value-type="string" calcext:value-type="string">
            <text:p>日期</text:p>
          </table:table-cell>
          <table:table-cell office:value-type="string" calcext:value-type="string">
            <text:p>最高气温</text:p>
          </table:table-cell>
          <table:table-cell office:value-type="string" calcext:value-type="string">
            <text:p>最低气温</text:p>
          </table:table-cell>
          <table:table-cell office:value-type="string" calcext:value-type="string">
            <text:p>天气</text:p>
          </table:table-cell>
          <table:table-cell office:value-type="string" calcext:value-type="string">
            <text:p>风向</text:p>
          </table:table-cell>
          <table:table-cell office:value-type="string" calcext:value-type="string">
            <text:p>风力</text:p>
          </table:table-cell>
        </table:table-row>
        <table:table-row table:style-name="ro1">
          <table:table-cell table:style-name="ce2" office:value-type="string" calcext:value-type="string">
            <text:p>2011-02-01</text:p>
          </table:table-cell>
          <table:table-cell office:value-type="float" office:value="11" calcext:value-type="float">
            <text:p>11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2-02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2-03</text:p>
          </table:table-cell>
          <table:table-cell office:value-type="float" office:value="14" calcext:value-type="float">
            <text:p>1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晴~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2-0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2-0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2-0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2-07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阴~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2-0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多云~阴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2-0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小雨~中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3-4级</text:p>
          </table:table-cell>
        </table:table-row>
        <table:table-row table:style-name="ro1">
          <table:table-cell table:style-name="ce2" office:value-type="string" calcext:value-type="string">
            <text:p>2011-02-10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小雨~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2-11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多云~晴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2-12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阴~小雪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2-13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2-14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2-1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阴~小雨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2-1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阴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2-1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多云~阴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2-1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阴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2-1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2-2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多云~晴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2-2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2-2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阴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2-2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2-2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晴~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2-25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阴~小雨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2-2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2-2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2-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小雨~阴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office:value-type="string" calcext:value-type="string">
            <text:p>日期</text:p>
          </table:table-cell>
          <table:table-cell office:value-type="string" calcext:value-type="string">
            <text:p>最高气温</text:p>
          </table:table-cell>
          <table:table-cell office:value-type="string" calcext:value-type="string">
            <text:p>最低气温</text:p>
          </table:table-cell>
          <table:table-cell office:value-type="string" calcext:value-type="string">
            <text:p>天气</text:p>
          </table:table-cell>
          <table:table-cell office:value-type="string" calcext:value-type="string">
            <text:p>风向</text:p>
          </table:table-cell>
          <table:table-cell office:value-type="string" calcext:value-type="string">
            <text:p>风力</text:p>
          </table:table-cell>
        </table:table-row>
        <table:table-row table:style-name="ro1">
          <table:table-cell table:style-name="ce2" office:value-type="string" calcext:value-type="string">
            <text:p>2011-03-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3-0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3-0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3-0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多云~阴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3-0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3-0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小雨~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3-0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3-0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晴~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3-0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3-1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3-1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3-1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3-1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3-1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3-1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3-1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3-17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晴~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3-18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多云~阴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3-1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2">
          <table:table-cell table:style-name="ce2" office:value-type="string" calcext:value-type="string">
            <text:p>2011-03-2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小雨~中雨</text:p>
          </table:table-cell>
          <table:table-cell office:value-type="string" calcext:value-type="string">
            <text:p>无持续风向~北风</text:p>
          </table:table-cell>
          <table:table-cell office:value-type="string" calcext:value-type="string">
            <text:p>微风~3-4级</text:p>
          </table:table-cell>
        </table:table-row>
        <table:table-row table:style-name="ro1">
          <table:table-cell table:style-name="ce2" office:value-type="string" calcext:value-type="string">
            <text:p>2011-03-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中雨~小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3-4级</text:p>
          </table:table-cell>
        </table:table-row>
        <table:table-row table:style-name="ro1">
          <table:table-cell table:style-name="ce2" office:value-type="string" calcext:value-type="string">
            <text:p>2011-03-2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阴~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3-2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3-2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3-2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3-26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3-27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多云~晴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3-28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3-29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3-3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3-31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office:value-type="string" calcext:value-type="string">
            <text:p>日期</text:p>
          </table:table-cell>
          <table:table-cell office:value-type="string" calcext:value-type="string">
            <text:p>最高气温</text:p>
          </table:table-cell>
          <table:table-cell office:value-type="string" calcext:value-type="string">
            <text:p>最低气温</text:p>
          </table:table-cell>
          <table:table-cell office:value-type="string" calcext:value-type="string">
            <text:p>天气</text:p>
          </table:table-cell>
          <table:table-cell office:value-type="string" calcext:value-type="string">
            <text:p>风向</text:p>
          </table:table-cell>
          <table:table-cell office:value-type="string" calcext:value-type="string">
            <text:p>风力</text:p>
          </table:table-cell>
        </table:table-row>
        <table:table-row table:style-name="ro1">
          <table:table-cell table:style-name="ce2" office:value-type="string" calcext:value-type="string">
            <text:p>2011-04-01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多云~小雨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4-0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阵雨~小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3-4级</text:p>
          </table:table-cell>
        </table:table-row>
        <table:table-row table:style-name="ro1">
          <table:table-cell table:style-name="ce2" office:value-type="string" calcext:value-type="string">
            <text:p>2011-04-0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小雨~阴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4-0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4-0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多云~阴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4-0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4-0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多云~小雨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4-0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4-09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多云~阴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4-10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4-11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4-1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阵雨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4-13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4-14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阵雨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4-15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阵雨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4-1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4-17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多云~晴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4-18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晴~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4-19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多云~阴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4-20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多云~阴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4-21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中雨~小雨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4-22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4-23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多云~晴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4-24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4-25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4-26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晴~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4-27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晴~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4-28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4-29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多云~阵雨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4-30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office:value-type="string" calcext:value-type="string">
            <text:p>日期</text:p>
          </table:table-cell>
          <table:table-cell office:value-type="string" calcext:value-type="string">
            <text:p>最高气温</text:p>
          </table:table-cell>
          <table:table-cell office:value-type="string" calcext:value-type="string">
            <text:p>最低气温</text:p>
          </table:table-cell>
          <table:table-cell office:value-type="string" calcext:value-type="string">
            <text:p>天气</text:p>
          </table:table-cell>
          <table:table-cell office:value-type="string" calcext:value-type="string">
            <text:p>风向</text:p>
          </table:table-cell>
          <table:table-cell office:value-type="string" calcext:value-type="string">
            <text:p>风力</text:p>
          </table:table-cell>
        </table:table-row>
        <table:table-row table:style-name="ro1">
          <table:table-cell table:style-name="ce2" office:value-type="string" calcext:value-type="string">
            <text:p>2011-05-0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5-02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多云~阵雨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5-0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阵雨~阴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5-04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5-05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5-06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晴~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5-07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5-08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5-09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多云~雷阵雨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5-10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中雨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5-11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5-12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5-13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5-14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阵雨~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5-15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5-16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多云~晴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5-17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多云~晴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5-18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多云~晴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5-19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晴~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5-2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5-21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多云~阵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4-5级~3-4级</text:p>
          </table:table-cell>
        </table:table-row>
        <table:table-row table:style-name="ro1">
          <table:table-cell table:style-name="ce2" office:value-type="string" calcext:value-type="string">
            <text:p>2011-05-2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中雨~阴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5-23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5-24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阴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5-25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阴~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5-26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多云~晴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5-27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晴~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5-28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晴~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5-29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5-30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多云~阴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5-31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阵雨~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office:value-type="string" calcext:value-type="string">
            <text:p>日期</text:p>
          </table:table-cell>
          <table:table-cell office:value-type="string" calcext:value-type="string">
            <text:p>最高气温</text:p>
          </table:table-cell>
          <table:table-cell office:value-type="string" calcext:value-type="string">
            <text:p>最低气温</text:p>
          </table:table-cell>
          <table:table-cell office:value-type="string" calcext:value-type="string">
            <text:p>天气</text:p>
          </table:table-cell>
          <table:table-cell office:value-type="string" calcext:value-type="string">
            <text:p>风向</text:p>
          </table:table-cell>
          <table:table-cell office:value-type="string" calcext:value-type="string">
            <text:p>风力</text:p>
          </table:table-cell>
        </table:table-row>
        <table:table-row table:style-name="ro1">
          <table:table-cell table:style-name="ce2" office:value-type="string" calcext:value-type="string">
            <text:p>2011-06-01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6-02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多云~阵雨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6-03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阵雨~小雨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6-04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6-05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6-06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小雨~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6-07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6-08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6-09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阵雨~暴雨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6-10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小雨~阴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6-11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6-12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6-13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阴~小雨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6-14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暴雨~大雨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6-15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阴~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6-16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6-17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多云~中雨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6-18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暴雨~中雨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6-19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阴~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6-20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6-21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阵雨~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6-22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阵雨~阴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6-23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阵雨~中雨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6-24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中雨~阴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6-25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6-26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6-27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多云~阵雨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6-2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阵雨~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6-29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6-30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阵雨~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office:value-type="string" calcext:value-type="string">
            <text:p>日期</text:p>
          </table:table-cell>
          <table:table-cell office:value-type="string" calcext:value-type="string">
            <text:p>最高气温</text:p>
          </table:table-cell>
          <table:table-cell office:value-type="string" calcext:value-type="string">
            <text:p>最低气温</text:p>
          </table:table-cell>
          <table:table-cell office:value-type="string" calcext:value-type="string">
            <text:p>天气</text:p>
          </table:table-cell>
          <table:table-cell office:value-type="string" calcext:value-type="string">
            <text:p>风向</text:p>
          </table:table-cell>
          <table:table-cell office:value-type="string" calcext:value-type="string">
            <text:p>风力</text:p>
          </table:table-cell>
        </table:table-row>
        <table:table-row table:style-name="ro1">
          <table:table-cell table:style-name="ce2" office:value-type="string" calcext:value-type="string">
            <text:p>2011-07-01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晴~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7-02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晴~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7-03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7-04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晴~多云</text:p>
          </table:table-cell>
          <table:table-cell office:value-type="string" calcext:value-type="string">
            <text:p>南风</text:p>
          </table:table-cell>
          <table:table-cell office:value-type="string" calcext:value-type="string">
            <text:p>3-4级</text:p>
          </table:table-cell>
        </table:table-row>
        <table:table-row table:style-name="ro1">
          <table:table-cell table:style-name="ce2" office:value-type="string" calcext:value-type="string">
            <text:p>2011-07-05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晴~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7-06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多云~雷阵雨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7-07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雷阵雨~大雨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7-08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阴~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7-09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晴~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7-10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晴~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7-11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7-12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多云~阵雨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7-13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多云~阵雨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7-14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多云~阵雨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7-15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阴~阵雨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7-16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阵雨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7-17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多云~阵雨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7-18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阵雨~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7-19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7-20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7-21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7-22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晴~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7-23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晴~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7-24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多云~雷阵雨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7-25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多云~雷阵雨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7-26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7-27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7-28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多云~晴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7-29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7-30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多云~阴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7-31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阵雨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office:value-type="string" calcext:value-type="string">
            <text:p>日期</text:p>
          </table:table-cell>
          <table:table-cell office:value-type="string" calcext:value-type="string">
            <text:p>最高气温</text:p>
          </table:table-cell>
          <table:table-cell office:value-type="string" calcext:value-type="string">
            <text:p>最低气温</text:p>
          </table:table-cell>
          <table:table-cell office:value-type="string" calcext:value-type="string">
            <text:p>天气</text:p>
          </table:table-cell>
          <table:table-cell office:value-type="string" calcext:value-type="string">
            <text:p>风向</text:p>
          </table:table-cell>
          <table:table-cell office:value-type="string" calcext:value-type="string">
            <text:p>风力</text:p>
          </table:table-cell>
        </table:table-row>
        <table:table-row table:style-name="ro1">
          <table:table-cell table:style-name="ce2" office:value-type="string" calcext:value-type="string">
            <text:p>2011-08-01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阵雨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8-02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阵雨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8-03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阵雨~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8-04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8-05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多云~阴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8-06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阴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8-07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多云~阴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8-08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阵雨~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8-09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8-10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多云~阵雨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8-1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多云~雷阵雨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8-12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8-13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多云~晴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8-14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南风</text:p>
          </table:table-cell>
          <table:table-cell office:value-type="string" calcext:value-type="string">
            <text:p>3-4级</text:p>
          </table:table-cell>
        </table:table-row>
        <table:table-row table:style-name="ro1">
          <table:table-cell table:style-name="ce2" office:value-type="string" calcext:value-type="string">
            <text:p>2011-08-15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南风</text:p>
          </table:table-cell>
          <table:table-cell office:value-type="string" calcext:value-type="string">
            <text:p>3-4级</text:p>
          </table:table-cell>
        </table:table-row>
        <table:table-row table:style-name="ro1">
          <table:table-cell table:style-name="ce2" office:value-type="string" calcext:value-type="string">
            <text:p>2011-08-16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8-17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8-18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8-19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晴~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8-2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晴~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8-21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8-22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阵雨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8-2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中雨~小雨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8-2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阴~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8-25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8-26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8-27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阵雨~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8-28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8-29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8-30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8-31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office:value-type="string" calcext:value-type="string">
            <text:p>日期</text:p>
          </table:table-cell>
          <table:table-cell office:value-type="string" calcext:value-type="string">
            <text:p>最高气温</text:p>
          </table:table-cell>
          <table:table-cell office:value-type="string" calcext:value-type="string">
            <text:p>最低气温</text:p>
          </table:table-cell>
          <table:table-cell office:value-type="string" calcext:value-type="string">
            <text:p>天气</text:p>
          </table:table-cell>
          <table:table-cell office:value-type="string" calcext:value-type="string">
            <text:p>风向</text:p>
          </table:table-cell>
          <table:table-cell office:value-type="string" calcext:value-type="string">
            <text:p>风力</text:p>
          </table:table-cell>
        </table:table-row>
        <table:table-row table:style-name="ro1">
          <table:table-cell table:style-name="ce2" office:value-type="string" calcext:value-type="string">
            <text:p>2011-09-01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9-02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9-03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9-04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9-05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多云~阴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9-06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阴~阵雨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9-07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阵雨~中雨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9-08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阵雨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9-09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阵雨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9-1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小雨~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9-11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9-12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9-13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9-14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9-15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9-1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9-17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多云~阵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3-4级~4-5级</text:p>
          </table:table-cell>
        </table:table-row>
        <table:table-row table:style-name="ro1">
          <table:table-cell table:style-name="ce2" office:value-type="string" calcext:value-type="string">
            <text:p>2011-09-18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阵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4-5级</text:p>
          </table:table-cell>
        </table:table-row>
        <table:table-row table:style-name="ro1">
          <table:table-cell table:style-name="ce2" office:value-type="string" calcext:value-type="string">
            <text:p>2011-09-19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阵雨~阴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9-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阵雨~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9-21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9-22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9-23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多云~晴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9-24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晴~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9-25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9-26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9-27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9-28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多云~阴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9-29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阴~阵雨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09-3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大雨~小雨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office:value-type="string" calcext:value-type="string">
            <text:p>日期</text:p>
          </table:table-cell>
          <table:table-cell office:value-type="string" calcext:value-type="string">
            <text:p>最高气温</text:p>
          </table:table-cell>
          <table:table-cell office:value-type="string" calcext:value-type="string">
            <text:p>最低气温</text:p>
          </table:table-cell>
          <table:table-cell office:value-type="string" calcext:value-type="string">
            <text:p>天气</text:p>
          </table:table-cell>
          <table:table-cell office:value-type="string" calcext:value-type="string">
            <text:p>风向</text:p>
          </table:table-cell>
          <table:table-cell office:value-type="string" calcext:value-type="string">
            <text:p>风力</text:p>
          </table:table-cell>
        </table:table-row>
        <table:table-row table:style-name="ro2">
          <table:table-cell table:style-name="ce2" office:value-type="string" calcext:value-type="string">
            <text:p>2011-10-01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无持续风向~北风</text:p>
          </table:table-cell>
          <table:table-cell office:value-type="string" calcext:value-type="string">
            <text:p>微风~3-4级</text:p>
          </table:table-cell>
        </table:table-row>
        <table:table-row table:style-name="ro1">
          <table:table-cell table:style-name="ce2" office:value-type="string" calcext:value-type="string">
            <text:p>2011-10-0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3-4级</text:p>
          </table:table-cell>
        </table:table-row>
        <table:table-row table:style-name="ro1">
          <table:table-cell table:style-name="ce2" office:value-type="string" calcext:value-type="string">
            <text:p>2011-10-0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阵雨~阴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10-04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10-05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10-06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10-07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晴~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10-08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10-09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晴~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10-10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10-11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多云~阴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10-12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阴~小雨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10-1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小雨~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10-1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10-15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10-16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10-17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10-18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晴~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10-19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10-2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10-21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10-22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10-23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10-2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小雨~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3-4级</text:p>
          </table:table-cell>
        </table:table-row>
        <table:table-row table:style-name="ro1">
          <table:table-cell table:style-name="ce2" office:value-type="string" calcext:value-type="string">
            <text:p>2011-10-25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10-2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多云~阴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10-27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阴~小雨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10-2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10-2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多云~晴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10-3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晴~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10-31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office:value-type="string" calcext:value-type="string">
            <text:p>日期</text:p>
          </table:table-cell>
          <table:table-cell office:value-type="string" calcext:value-type="string">
            <text:p>最高气温</text:p>
          </table:table-cell>
          <table:table-cell office:value-type="string" calcext:value-type="string">
            <text:p>最低气温</text:p>
          </table:table-cell>
          <table:table-cell office:value-type="string" calcext:value-type="string">
            <text:p>天气</text:p>
          </table:table-cell>
          <table:table-cell office:value-type="string" calcext:value-type="string">
            <text:p>风向</text:p>
          </table:table-cell>
          <table:table-cell office:value-type="string" calcext:value-type="string">
            <text:p>风力</text:p>
          </table:table-cell>
        </table:table-row>
        <table:table-row table:style-name="ro1">
          <table:table-cell table:style-name="ce2" office:value-type="string" calcext:value-type="string">
            <text:p>2011-11-01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11-0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11-0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11-04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多云~小雨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11-0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小雨~阴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11-06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阴~小雨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11-0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11-0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小雨~阴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11-09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11-1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多云~晴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11-1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晴~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11-1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11-1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11-14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11-15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11-16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11-17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多云~阴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2">
          <table:table-cell table:style-name="ce2" office:value-type="string" calcext:value-type="string">
            <text:p>2011-11-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小雨~阴</text:p>
          </table:table-cell>
          <table:table-cell office:value-type="string" calcext:value-type="string">
            <text:p>无持续风向~北风</text:p>
          </table:table-cell>
          <table:table-cell office:value-type="string" calcext:value-type="string">
            <text:p>微风~3-4级</text:p>
          </table:table-cell>
        </table:table-row>
        <table:table-row table:style-name="ro2">
          <table:table-cell table:style-name="ce2" office:value-type="string" calcext:value-type="string">
            <text:p>2011-11-19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阴~多云</text:p>
          </table:table-cell>
          <table:table-cell office:value-type="string" calcext:value-type="string">
            <text:p>北风~无持续风向</text:p>
          </table:table-cell>
          <table:table-cell office:value-type="string" calcext:value-type="string">
            <text:p>3-4级~微风</text:p>
          </table:table-cell>
        </table:table-row>
        <table:table-row table:style-name="ro1">
          <table:table-cell table:style-name="ce2" office:value-type="string" calcext:value-type="string">
            <text:p>2011-11-2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晴~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11-21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11-22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11-2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多云~晴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11-2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11-2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11-2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11-27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11-28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多云~阴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2">
          <table:table-cell table:style-name="ce2" office:value-type="string" calcext:value-type="string">
            <text:p>2011-11-2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阴~小雨</text:p>
          </table:table-cell>
          <table:table-cell office:value-type="string" calcext:value-type="string">
            <text:p>无持续风向~北风</text:p>
          </table:table-cell>
          <table:table-cell office:value-type="string" calcext:value-type="string">
            <text:p>微风~3-4级</text:p>
          </table:table-cell>
        </table:table-row>
        <table:table-row table:style-name="ro1">
          <table:table-cell table:style-name="ce2" office:value-type="string" calcext:value-type="string">
            <text:p>2011-11-3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中雨~小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4-5级~3-4级</text:p>
          </table:table-cell>
        </table:table-row>
        <table:table-row table:style-name="ro1">
          <table:table-cell office:value-type="string" calcext:value-type="string">
            <text:p>日期</text:p>
          </table:table-cell>
          <table:table-cell office:value-type="string" calcext:value-type="string">
            <text:p>最高气温</text:p>
          </table:table-cell>
          <table:table-cell office:value-type="string" calcext:value-type="string">
            <text:p>最低气温</text:p>
          </table:table-cell>
          <table:table-cell office:value-type="string" calcext:value-type="string">
            <text:p>天气</text:p>
          </table:table-cell>
          <table:table-cell office:value-type="string" calcext:value-type="string">
            <text:p>风向</text:p>
          </table:table-cell>
          <table:table-cell office:value-type="string" calcext:value-type="string">
            <text:p>风力</text:p>
          </table:table-cell>
        </table:table-row>
        <table:table-row table:style-name="ro2">
          <table:table-cell table:style-name="ce2" office:value-type="string" calcext:value-type="string">
            <text:p>2011-12-01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多云~晴</text:p>
          </table:table-cell>
          <table:table-cell office:value-type="string" calcext:value-type="string">
            <text:p>北风~无持续风向</text:p>
          </table:table-cell>
          <table:table-cell office:value-type="string" calcext:value-type="string">
            <text:p>3-4级~微风</text:p>
          </table:table-cell>
        </table:table-row>
        <table:table-row table:style-name="ro1">
          <table:table-cell table:style-name="ce2" office:value-type="string" calcext:value-type="string">
            <text:p>2011-12-0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12-0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12-0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12-0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阴~小雨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12-0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阴~小雨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12-0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3-4级</text:p>
          </table:table-cell>
        </table:table-row>
        <table:table-row table:style-name="ro2">
          <table:table-cell table:style-name="ce2" office:value-type="string" calcext:value-type="string">
            <text:p>2011-12-0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~无持续风向</text:p>
          </table:table-cell>
          <table:table-cell office:value-type="string" calcext:value-type="string">
            <text:p>3-4级~微风</text:p>
          </table:table-cell>
        </table:table-row>
        <table:table-row table:style-name="ro1">
          <table:table-cell table:style-name="ce2" office:value-type="string" calcext:value-type="string">
            <text:p>2011-12-09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多云~晴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12-10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12-11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12-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12-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2">
          <table:table-cell table:style-name="ce2" office:value-type="string" calcext:value-type="string">
            <text:p>2011-12-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多云~阴</text:p>
          </table:table-cell>
          <table:table-cell office:value-type="string" calcext:value-type="string">
            <text:p>无持续风向~北风</text:p>
          </table:table-cell>
          <table:table-cell office:value-type="string" calcext:value-type="string">
            <text:p>微风~3-4级</text:p>
          </table:table-cell>
        </table:table-row>
        <table:table-row table:style-name="ro1">
          <table:table-cell table:style-name="ce2" office:value-type="string" calcext:value-type="string">
            <text:p>2011-12-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3-4级</text:p>
          </table:table-cell>
        </table:table-row>
        <table:table-row table:style-name="ro2">
          <table:table-cell table:style-name="ce2" office:value-type="string" calcext:value-type="string">
            <text:p>2011-12-1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~无持续风向</text:p>
          </table:table-cell>
          <table:table-cell office:value-type="string" calcext:value-type="string">
            <text:p>3-4级~微风</text:p>
          </table:table-cell>
        </table:table-row>
        <table:table-row table:style-name="ro1">
          <table:table-cell table:style-name="ce2" office:value-type="string" calcext:value-type="string">
            <text:p>2011-12-1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12-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12-1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多云~阴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12-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2">
          <table:table-cell table:style-name="ce2" office:value-type="string" calcext:value-type="string">
            <text:p>2011-12-2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~北风</text:p>
          </table:table-cell>
          <table:table-cell office:value-type="string" calcext:value-type="string">
            <text:p>微风~3-4级</text:p>
          </table:table-cell>
        </table:table-row>
        <table:table-row table:style-name="ro2">
          <table:table-cell table:style-name="ce2" office:value-type="string" calcext:value-type="string">
            <text:p>2011-12-22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~无持续风向</text:p>
          </table:table-cell>
          <table:table-cell office:value-type="string" calcext:value-type="string">
            <text:p>3-4级~微风</text:p>
          </table:table-cell>
        </table:table-row>
        <table:table-row table:style-name="ro1">
          <table:table-cell table:style-name="ce2" office:value-type="string" calcext:value-type="string">
            <text:p>2011-12-23</text:p>
          </table:table-cell>
          <table:table-cell office:value-type="float" office:value="10" calcext:value-type="float">
            <text:p>10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多云~晴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12-24</text:p>
          </table:table-cell>
          <table:table-cell office:value-type="float" office:value="10" calcext:value-type="float">
            <text:p>10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多云~晴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12-25</text:p>
          </table:table-cell>
          <table:table-cell office:value-type="float" office:value="11" calcext:value-type="float">
            <text:p>11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晴~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12-2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12-2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多云~阴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12-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晴~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12-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多云~阴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12-3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1-12-31</text:p>
          </table:table-cell>
          <table:table-cell office:value-type="float" office:value="12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office:value-type="string" calcext:value-type="string">
            <text:p>日期</text:p>
          </table:table-cell>
          <table:table-cell office:value-type="string" calcext:value-type="string">
            <text:p>最高气温</text:p>
          </table:table-cell>
          <table:table-cell office:value-type="string" calcext:value-type="string">
            <text:p>最低气温</text:p>
          </table:table-cell>
          <table:table-cell office:value-type="string" calcext:value-type="string">
            <text:p>天气</text:p>
          </table:table-cell>
          <table:table-cell office:value-type="string" calcext:value-type="string">
            <text:p>风向</text:p>
          </table:table-cell>
          <table:table-cell office:value-type="string" calcext:value-type="string">
            <text:p>风力</text:p>
          </table:table-cell>
        </table:table-row>
        <table:table-row table:style-name="ro1">
          <table:table-cell table:style-name="ce2" office:value-type="string" calcext:value-type="string">
            <text:p>2012-01-0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2-01-0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阴~雨夹雪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2-01-03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雨夹雪~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2-01-04</text:p>
          </table:table-cell>
          <table:table-cell office:value-type="float" office:value="6" calcext:value-type="float">
            <text:p>6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多云~阴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2-01-05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多云~阴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2-01-06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晴~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2-01-0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多云~阴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2-01-0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阴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2-01-0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阴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2-01-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阴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2-01-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阴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2-01-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阴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2-01-1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阴~小雨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2-01-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2-01-1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阴~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2-01-1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阴~小雨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2-01-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2-01-1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2-01-20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小雨~小雪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2-01-21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小雪~大雪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2">
          <table:table-cell table:style-name="ce2" office:value-type="string" calcext:value-type="string">
            <text:p>2012-01-22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阴</text:p>
          </table:table-cell>
          <table:table-cell office:value-type="string" calcext:value-type="string">
            <text:p>北风~无持续风向</text:p>
          </table:table-cell>
          <table:table-cell office:value-type="string" calcext:value-type="string">
            <text:p>3-4级~微风</text:p>
          </table:table-cell>
        </table:table-row>
        <table:table-row table:style-name="ro1">
          <table:table-cell table:style-name="ce2" office:value-type="string" calcext:value-type="string">
            <text:p>2012-01-23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多云~阴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2-01-24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多云~晴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2-01-25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晴~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2-01-26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2-01-2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阴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2-01-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阴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2-01-2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阴~雨夹雪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2-01-30</text:p>
          </table:table-cell>
          <table:table-cell office:value-type="float" office:value="7" calcext:value-type="float">
            <text:p>7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小雨~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2-01-31</text:p>
          </table:table-cell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office:value-type="string" calcext:value-type="string">
            <text:p>日期</text:p>
          </table:table-cell>
          <table:table-cell office:value-type="string" calcext:value-type="string">
            <text:p>最高气温</text:p>
          </table:table-cell>
          <table:table-cell office:value-type="string" calcext:value-type="string">
            <text:p>最低气温</text:p>
          </table:table-cell>
          <table:table-cell office:value-type="string" calcext:value-type="string">
            <text:p>天气</text:p>
          </table:table-cell>
          <table:table-cell office:value-type="string" calcext:value-type="string">
            <text:p>风向</text:p>
          </table:table-cell>
          <table:table-cell office:value-type="string" calcext:value-type="string">
            <text:p>风力</text:p>
          </table:table-cell>
        </table:table-row>
        <table:table-row table:style-name="ro1">
          <table:table-cell table:style-name="ce2" office:value-type="string" calcext:value-type="string">
            <text:p>2012-02-0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多云~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3-4级</text:p>
          </table:table-cell>
        </table:table-row>
        <table:table-row table:style-name="ro2">
          <table:table-cell table:style-name="ce2" office:value-type="string" calcext:value-type="string">
            <text:p>2012-02-02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阴</text:p>
          </table:table-cell>
          <table:table-cell office:value-type="string" calcext:value-type="string">
            <text:p>北风~无持续风向</text:p>
          </table:table-cell>
          <table:table-cell office:value-type="string" calcext:value-type="string">
            <text:p>3-4级~微风</text:p>
          </table:table-cell>
        </table:table-row>
        <table:table-row table:style-name="ro1">
          <table:table-cell table:style-name="ce2" office:value-type="string" calcext:value-type="string">
            <text:p>2012-02-0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2-02-0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多云~阴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2-02-0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阴~小雨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2">
          <table:table-cell table:style-name="ce2" office:value-type="string" calcext:value-type="string">
            <text:p>2012-02-06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小雨~阴</text:p>
          </table:table-cell>
          <table:table-cell office:value-type="string" calcext:value-type="string">
            <text:p>无持续风向~北风</text:p>
          </table:table-cell>
          <table:table-cell office:value-type="string" calcext:value-type="string">
            <text:p>微风~4-5级</text:p>
          </table:table-cell>
        </table:table-row>
        <table:table-row table:style-name="ro2">
          <table:table-cell table:style-name="ce2" office:value-type="string" calcext:value-type="string">
            <text:p>2012-02-07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~无持续风向</text:p>
          </table:table-cell>
          <table:table-cell office:value-type="string" calcext:value-type="string">
            <text:p>3-4级~微风</text:p>
          </table:table-cell>
        </table:table-row>
        <table:table-row table:style-name="ro1">
          <table:table-cell table:style-name="ce2" office:value-type="string" calcext:value-type="string">
            <text:p>2012-02-08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2-02-0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阴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2-02-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阴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2-02-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2-02-1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2-02-1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2">
          <table:table-cell table:style-name="ce2" office:value-type="string" calcext:value-type="string">
            <text:p>2012-02-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无持续风向~北风</text:p>
          </table:table-cell>
          <table:table-cell office:value-type="string" calcext:value-type="string">
            <text:p>微风~3-4级</text:p>
          </table:table-cell>
        </table:table-row>
        <table:table-row table:style-name="ro2">
          <table:table-cell table:style-name="ce2" office:value-type="string" calcext:value-type="string">
            <text:p>2012-02-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无持续风向~北风</text:p>
          </table:table-cell>
          <table:table-cell office:value-type="string" calcext:value-type="string">
            <text:p>微风~3-4级</text:p>
          </table:table-cell>
        </table:table-row>
        <table:table-row table:style-name="ro1">
          <table:table-cell table:style-name="ce2" office:value-type="string" calcext:value-type="string">
            <text:p>2012-02-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3-4级</text:p>
          </table:table-cell>
        </table:table-row>
        <table:table-row table:style-name="ro1">
          <table:table-cell table:style-name="ce2" office:value-type="string" calcext:value-type="string">
            <text:p>2012-02-1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阴~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2-02-18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2-02-1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2-02-2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阴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2-02-2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阴~小雨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2-02-2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小雨~阵雨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2-02-2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阴~阵雨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2">
          <table:table-cell table:style-name="ce2" office:value-type="string" calcext:value-type="string">
            <text:p>2012-02-2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阴~阵雨</text:p>
          </table:table-cell>
          <table:table-cell office:value-type="string" calcext:value-type="string">
            <text:p>无持续风向~北风</text:p>
          </table:table-cell>
          <table:table-cell office:value-type="string" calcext:value-type="string">
            <text:p>微风~3-4级</text:p>
          </table:table-cell>
        </table:table-row>
        <table:table-row table:style-name="ro1">
          <table:table-cell table:style-name="ce2" office:value-type="string" calcext:value-type="string">
            <text:p>2012-02-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阴~阵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3-4级</text:p>
          </table:table-cell>
        </table:table-row>
        <table:table-row table:style-name="ro1">
          <table:table-cell table:style-name="ce2" office:value-type="string" calcext:value-type="string">
            <text:p>2012-02-2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阴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2-02-2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阴~小雨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2-02-2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多云~阵雨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2-02-2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office:value-type="string" calcext:value-type="string">
            <text:p>日期</text:p>
          </table:table-cell>
          <table:table-cell office:value-type="string" calcext:value-type="string">
            <text:p>最高气温</text:p>
          </table:table-cell>
          <table:table-cell office:value-type="string" calcext:value-type="string">
            <text:p>最低气温</text:p>
          </table:table-cell>
          <table:table-cell office:value-type="string" calcext:value-type="string">
            <text:p>天气</text:p>
          </table:table-cell>
          <table:table-cell office:value-type="string" calcext:value-type="string">
            <text:p>风向</text:p>
          </table:table-cell>
          <table:table-cell office:value-type="string" calcext:value-type="string">
            <text:p>风力</text:p>
          </table:table-cell>
        </table:table-row>
        <table:table-row table:style-name="ro1">
          <table:table-cell table:style-name="ce2" office:value-type="string" calcext:value-type="string">
            <text:p>2012-03-0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2-03-0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2-03-0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2-03-0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2-03-0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阴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2-03-0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阴~小雨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2-03-0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2-03-0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2-03-0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小雨~阴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2-03-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2-03-1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2-03-1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晴~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2-03-1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2-03-1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多云~小雨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2-03-1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2-03-1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阴~小雨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2-03-1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小雨~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2-03-1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多云~阴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2-03-1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小雨~阴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2-03-2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2-03-2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阴~小雨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2-03-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中雨~小雨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2-03-2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2-03-2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多云~晴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2-03-25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2-03-26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晴~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2-03-27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晴~多云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2-03-28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多云~阵雨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2-03-29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小雨~中雨</text:p>
          </table:table-cell>
          <table:table-cell office:value-type="string" calcext:value-type="string">
            <text:p>无持续风向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table:style-name="ce2" office:value-type="string" calcext:value-type="string">
            <text:p>2012-03-3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小雨~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4-5级</text:p>
          </table:table-cell>
        </table:table-row>
        <table:table-row table:style-name="ro2">
          <table:table-cell table:style-name="ce2" office:value-type="string" calcext:value-type="string">
            <text:p>2012-03-3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~无持续风向</text:p>
          </table:table-cell>
          <table:table-cell office:value-type="string" calcext:value-type="string">
            <text:p>3-4级~微风</text:p>
          </table:table-cell>
        </table:table-row>
        <table:table-row table:style-name="ro1">
          <table:table-cell office:value-type="string" calcext:value-type="string">
            <text:p>日期</text:p>
          </table:table-cell>
          <table:table-cell office:value-type="string" calcext:value-type="string">
            <text:p>最高气温</text:p>
          </table:table-cell>
          <table:table-cell office:value-type="string" calcext:value-type="string">
            <text:p>最低气温</text:p>
          </table:table-cell>
          <table:table-cell office:value-type="string" calcext:value-type="string">
            <text:p>天气</text:p>
          </table:table-cell>
          <table:table-cell office:value-type="string" calcext:value-type="string">
            <text:p>风向</text:p>
          </table:table-cell>
          <table:table-cell office:value-type="string" calcext:value-type="string">
            <text:p>风力</text:p>
          </table:table-cell>
        </table:table-row>
        <table:table-row table:style-name="ro1">
          <table:table-cell office:value-type="string" calcext:value-type="string">
            <text:p><text:a xlink:href="http://wuhan.tianqi.com/20120401.html" xlink:type="simple">2012-04-01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雷阵雨转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402.html" xlink:type="simple">2012-04-02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雷阵雨转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403.html" xlink:type="simple">2012-04-03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雷阵雨转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404.html" xlink:type="simple">2012-04-04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雷阵雨转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405.html" xlink:type="simple">2012-04-05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雷阵雨转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406.html" xlink:type="simple">2012-04-06</text:a>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雷阵雨转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407.html" xlink:type="simple">2012-04-07</text:a>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雷阵雨转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408.html" xlink:type="simple">2012-04-08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雷阵雨转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409.html" xlink:type="simple">2012-04-09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雷阵雨转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410.html" xlink:type="simple">2012-04-10</text:a>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雷阵雨转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411.html" xlink:type="simple">2012-04-11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雷阵雨转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412.html" xlink:type="simple">2012-04-12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雷阵雨转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413.html" xlink:type="simple">2012-04-13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多云转阵雨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414.html" xlink:type="simple">2012-04-14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阴转阵雨</text:p>
          </table:table-cell>
          <table:table-cell office:value-type="string" calcext:value-type="string">
            <text:p>西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415.html" xlink:type="simple">2012-04-15</text:a>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416.html" xlink:type="simple">2012-04-16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多云转阵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417.html" xlink:type="simple">2012-04-17</text:a>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西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418.html" xlink:type="simple">2012-04-18</text:a>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小雨转阴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419.html" xlink:type="simple">2012-04-19</text:a>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多云转阵雨</text:p>
          </table:table-cell>
          <table:table-cell office:value-type="string" calcext:value-type="string">
            <text:p>东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420.html" xlink:type="simple">2012-04-20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阵雨转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421.html" xlink:type="simple">2012-04-21</text:a>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422.html" xlink:type="simple">2012-04-22</text:a>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多云转阴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423.html" xlink:type="simple">2012-04-23</text:a>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多云转大雨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424.html" xlink:type="simple">2012-04-24</text:a>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小雨转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425.html" xlink:type="simple">2012-04-25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426.html" xlink:type="simple">2012-04-26</text:a>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427.html" xlink:type="simple">2012-04-27</text:a>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多云转阵雨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428.html" xlink:type="simple">2012-04-28</text:a>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阵雨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429.html" xlink:type="simple">2012-04-29</text:a>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阵雨转中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430.html" xlink:type="simple">2012-04-30</text:a>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中雨转小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日期</text:p>
          </table:table-cell>
          <table:table-cell office:value-type="string" calcext:value-type="string">
            <text:p>最高气温</text:p>
          </table:table-cell>
          <table:table-cell office:value-type="string" calcext:value-type="string">
            <text:p>最低气温</text:p>
          </table:table-cell>
          <table:table-cell office:value-type="string" calcext:value-type="string">
            <text:p>天气</text:p>
          </table:table-cell>
          <table:table-cell office:value-type="string" calcext:value-type="string">
            <text:p>风向</text:p>
          </table:table-cell>
          <table:table-cell office:value-type="string" calcext:value-type="string">
            <text:p>风力</text:p>
          </table:table-cell>
        </table:table-row>
        <table:table-row table:style-name="ro1">
          <table:table-cell office:value-type="string" calcext:value-type="string">
            <text:p><text:a xlink:href="http://wuhan.tianqi.com/20120501.html" xlink:type="simple">2012-05-01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阴转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502.html" xlink:type="simple">2012-05-02</text:a>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多云转阵雨</text:p>
          </table:table-cell>
          <table:table-cell office:value-type="string" calcext:value-type="string">
            <text:p>东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503.html" xlink:type="simple">2012-05-03</text:a>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阵雨转阴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504.html" xlink:type="simple">2012-05-04</text:a>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505.html" xlink:type="simple">2012-05-05</text:a>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506.html" xlink:type="simple">2012-05-06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多云转雷阵雨</text:p>
          </table:table-cell>
          <table:table-cell office:value-type="string" calcext:value-type="string">
            <text:p>西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507.html" xlink:type="simple">2012-05-07</text:a>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大雨转小雨</text:p>
          </table:table-cell>
          <table:table-cell office:value-type="string" calcext:value-type="string">
            <text:p>西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508.html" xlink:type="simple">2012-05-08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509.html" xlink:type="simple">2012-05-09</text:a>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510.html" xlink:type="simple">2012-05-10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511.html" xlink:type="simple">2012-05-11</text:a>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雷阵雨转中雨</text:p>
          </table:table-cell>
          <table:table-cell office:value-type="string" calcext:value-type="string">
            <text:p>东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512.html" xlink:type="simple">2012-05-12</text:a>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阵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513.html" xlink:type="simple">2012-05-13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阵雨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514.html" xlink:type="simple">2012-05-14</text:a>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阴转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515.html" xlink:type="simple">2012-05-15</text:a>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516.html" xlink:type="simple">2012-05-16</text:a>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517.html" xlink:type="simple">2012-05-17</text:a>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多云转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518.html" xlink:type="simple">2012-05-18</text:a>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雷阵雨转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519.html" xlink:type="simple">2012-05-19</text:a>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520.html" xlink:type="simple">2012-05-20</text:a>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521.html" xlink:type="simple">2012-05-21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多云转阵雨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522.html" xlink:type="simple">2012-05-22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小雨转中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523.html" xlink:type="simple">2012-05-23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小雨转中雨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524.html" xlink:type="simple">2012-05-24</text:a>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中雨转小雨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525.html" xlink:type="simple">2012-05-25</text:a>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阵雨转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526.html" xlink:type="simple">2012-05-26</text:a>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527.html" xlink:type="simple">2012-05-27</text:a>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528.html" xlink:type="simple">2012-05-28</text:a>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中雨转大雨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529.html" xlink:type="simple">2012-05-29</text:a>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小雨转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530.html" xlink:type="simple">2012-05-30</text:a>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531.html" xlink:type="simple">2012-05-31</text:a>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多云转阴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日期</text:p>
          </table:table-cell>
          <table:table-cell office:value-type="string" calcext:value-type="string">
            <text:p>最高气温</text:p>
          </table:table-cell>
          <table:table-cell office:value-type="string" calcext:value-type="string">
            <text:p>最低气温</text:p>
          </table:table-cell>
          <table:table-cell office:value-type="string" calcext:value-type="string">
            <text:p>天气</text:p>
          </table:table-cell>
          <table:table-cell office:value-type="string" calcext:value-type="string">
            <text:p>风向</text:p>
          </table:table-cell>
          <table:table-cell office:value-type="string" calcext:value-type="string">
            <text:p>风力</text:p>
          </table:table-cell>
        </table:table-row>
        <table:table-row table:style-name="ro1">
          <table:table-cell office:value-type="string" calcext:value-type="string">
            <text:p><text:a xlink:href="http://wuhan.tianqi.com/20120601.html" xlink:type="simple">2012-06-01</text:a>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602.html" xlink:type="simple">2012-06-02</text:a>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多云转阴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603.html" xlink:type="simple">2012-06-03</text:a>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阴转小雨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604.html" xlink:type="simple">2012-06-04</text:a>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阵雨转小雨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605.html" xlink:type="simple">2012-06-05</text:a>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阵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606.html" xlink:type="simple">2012-06-06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阵雨转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607.html" xlink:type="simple">2012-06-07</text:a>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608.html" xlink:type="simple">2012-06-08</text:a>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多云转阴</text:p>
          </table:table-cell>
          <table:table-cell office:value-type="string" calcext:value-type="string">
            <text:p>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609.html" xlink:type="simple">2012-06-09</text:a>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多云转阵雨</text:p>
          </table:table-cell>
          <table:table-cell office:value-type="string" calcext:value-type="string">
            <text:p>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610.html" xlink:type="simple">2012-06-10</text:a>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小雨转多云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611.html" xlink:type="simple">2012-06-11</text:a>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612.html" xlink:type="simple">2012-06-12</text:a>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613.html" xlink:type="simple">2012-06-13</text:a>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614.html" xlink:type="simple">2012-06-14</text:a>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615.html" xlink:type="simple">2012-06-15</text:a>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616.html" xlink:type="simple">2012-06-16</text:a>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617.html" xlink:type="simple">2012-06-17</text:a>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618.html" xlink:type="simple">2012-06-18</text:a>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619.html" xlink:type="simple">2012-06-19</text:a>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620.html" xlink:type="simple">2012-06-20</text:a>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621.html" xlink:type="simple">2012-06-21</text:a>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622.html" xlink:type="simple">2012-06-22</text:a>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623.html" xlink:type="simple">2012-06-23</text:a>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624.html" xlink:type="simple">2012-06-24</text:a>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多云转阴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625.html" xlink:type="simple">2012-06-25</text:a>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中雨转大雨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626.html" xlink:type="simple">2012-06-26</text:a>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暴雨转大雨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627.html" xlink:type="simple">2012-06-27</text:a>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中雨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628.html" xlink:type="simple">2012-06-28</text:a>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小雨转阵雨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629.html" xlink:type="simple">2012-06-29</text:a>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多云转阵雨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630.html" xlink:type="simple">2012-06-30</text:a>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阵雨转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日期</text:p>
          </table:table-cell>
          <table:table-cell office:value-type="string" calcext:value-type="string">
            <text:p>最高气温</text:p>
          </table:table-cell>
          <table:table-cell office:value-type="string" calcext:value-type="string">
            <text:p>最低气温</text:p>
          </table:table-cell>
          <table:table-cell office:value-type="string" calcext:value-type="string">
            <text:p>天气</text:p>
          </table:table-cell>
          <table:table-cell office:value-type="string" calcext:value-type="string">
            <text:p>风向</text:p>
          </table:table-cell>
          <table:table-cell office:value-type="string" calcext:value-type="string">
            <text:p>风力</text:p>
          </table:table-cell>
        </table:table-row>
        <table:table-row table:style-name="ro1">
          <table:table-cell office:value-type="string" calcext:value-type="string">
            <text:p><text:a xlink:href="http://wuhan.tianqi.com/20120701.html" xlink:type="simple">2012-07-01</text:a>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702.html" xlink:type="simple">2012-07-02</text:a>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703.html" xlink:type="simple">2012-07-03</text:a>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704.html" xlink:type="simple">2012-07-04</text:a>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705.html" xlink:type="simple">2012-07-05</text:a>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706.html" xlink:type="simple">2012-07-06</text:a>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707.html" xlink:type="simple">2012-07-07</text:a>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708.html" xlink:type="simple">2012-07-08</text:a>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709.html" xlink:type="simple">2012-07-09</text:a>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710.html" xlink:type="simple">2012-07-10</text:a>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711.html" xlink:type="simple">2012-07-11</text:a>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多云转阴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712.html" xlink:type="simple">2012-07-12</text:a>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中雨转暴雨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713.html" xlink:type="simple">2012-07-13</text:a>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中雨转小雨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714.html" xlink:type="simple">2012-07-14</text:a>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715.html" xlink:type="simple">2012-07-15</text:a>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716.html" xlink:type="simple">2012-07-16</text:a>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717.html" xlink:type="simple">2012-07-17</text:a>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718.html" xlink:type="simple">2012-07-18</text:a>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719.html" xlink:type="simple">2012-07-19</text:a>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720.html" xlink:type="simple">2012-07-20</text:a>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721.html" xlink:type="simple">2012-07-21</text:a>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多云转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722.html" xlink:type="simple">2012-07-22</text:a>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723.html" xlink:type="simple">2012-07-23</text:a>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724.html" xlink:type="simple">2012-07-24</text:a>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725.html" xlink:type="simple">2012-07-25</text:a>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726.html" xlink:type="simple">2012-07-26</text:a>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晴转多云</text:p>
          </table:table-cell>
          <table:table-cell office:value-type="string" calcext:value-type="string">
            <text:p>西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727.html" xlink:type="simple">2012-07-27</text:a>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晴转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728.html" xlink:type="simple">2012-07-28</text:a>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729.html" xlink:type="simple">2012-07-29</text:a>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730.html" xlink:type="simple">2012-07-30</text:a>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731.html" xlink:type="simple">2012-07-31</text:a>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晴转多云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日期</text:p>
          </table:table-cell>
          <table:table-cell office:value-type="string" calcext:value-type="string">
            <text:p>最高气温</text:p>
          </table:table-cell>
          <table:table-cell office:value-type="string" calcext:value-type="string">
            <text:p>最低气温</text:p>
          </table:table-cell>
          <table:table-cell office:value-type="string" calcext:value-type="string">
            <text:p>天气</text:p>
          </table:table-cell>
          <table:table-cell office:value-type="string" calcext:value-type="string">
            <text:p>风向</text:p>
          </table:table-cell>
          <table:table-cell office:value-type="string" calcext:value-type="string">
            <text:p>风力</text:p>
          </table:table-cell>
        </table:table-row>
        <table:table-row table:style-name="ro1">
          <table:table-cell office:value-type="string" calcext:value-type="string">
            <text:p><text:a xlink:href="http://wuhan.tianqi.com/20120801.html" xlink:type="simple">2012-08-01</text:a>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晴转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802.html" xlink:type="simple">2012-08-02</text:a>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2">
          <table:table-cell office:value-type="string" calcext:value-type="string">
            <text:p><text:a xlink:href="http://wuhan.tianqi.com/20120803.html" xlink:type="simple">2012-08-03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阵雨转中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转3-4级</text:p>
          </table:table-cell>
        </table:table-row>
        <table:table-row table:style-name="ro1">
          <table:table-cell office:value-type="string" calcext:value-type="string">
            <text:p><text:a xlink:href="http://wuhan.tianqi.com/20120804.html" xlink:type="simple">2012-08-04</text:a>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小雨转阵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805.html" xlink:type="simple">2012-08-05</text:a>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806.html" xlink:type="simple">2012-08-06</text:a>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多云转晴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807.html" xlink:type="simple">2012-08-07</text:a>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多云转晴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808.html" xlink:type="simple">2012-08-08</text:a>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809.html" xlink:type="simple">2012-08-09</text:a>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阵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810.html" xlink:type="simple">2012-08-10</text:a>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阵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811.html" xlink:type="simple">2012-08-11</text:a>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阵雨转中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812.html" xlink:type="simple">2012-08-12</text:a>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中雨转阵雨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813.html" xlink:type="simple">2012-08-13</text:a>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阵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814.html" xlink:type="simple">2012-08-14</text:a>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815.html" xlink:type="simple">2012-08-15</text:a>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多云转晴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816.html" xlink:type="simple">2012-08-16</text:a>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晴转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817.html" xlink:type="simple">2012-08-17</text:a>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818.html" xlink:type="simple">2012-08-18</text:a>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多云转阵雨</text:p>
          </table:table-cell>
          <table:table-cell office:value-type="string" calcext:value-type="string">
            <text:p>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819.html" xlink:type="simple">2012-08-19</text:a>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多云转阵雨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820.html" xlink:type="simple">2012-08-20</text:a>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雷阵雨转中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821.html" xlink:type="simple">2012-08-21</text:a>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阵雨转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822.html" xlink:type="simple">2012-08-22</text:a>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阴转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823.html" xlink:type="simple">2012-08-23</text:a>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阴转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824.html" xlink:type="simple">2012-08-24</text:a>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825.html" xlink:type="simple">2012-08-25</text:a>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多云转阵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826.html" xlink:type="simple">2012-08-26</text:a>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阵雨转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827.html" xlink:type="simple">2012-08-27</text:a>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828.html" xlink:type="simple">2012-08-28</text:a>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829.html" xlink:type="simple">2012-08-29</text:a>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830.html" xlink:type="simple">2012-08-30</text:a>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831.html" xlink:type="simple">2012-08-31</text:a>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日期</text:p>
          </table:table-cell>
          <table:table-cell office:value-type="string" calcext:value-type="string">
            <text:p>最高气温</text:p>
          </table:table-cell>
          <table:table-cell office:value-type="string" calcext:value-type="string">
            <text:p>最低气温</text:p>
          </table:table-cell>
          <table:table-cell office:value-type="string" calcext:value-type="string">
            <text:p>天气</text:p>
          </table:table-cell>
          <table:table-cell office:value-type="string" calcext:value-type="string">
            <text:p>风向</text:p>
          </table:table-cell>
          <table:table-cell office:value-type="string" calcext:value-type="string">
            <text:p>风力</text:p>
          </table:table-cell>
        </table:table-row>
        <table:table-row table:style-name="ro1">
          <table:table-cell office:value-type="string" calcext:value-type="string">
            <text:p><text:a xlink:href="http://wuhan.tianqi.com/20120901.html" xlink:type="simple">2012-09-01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阵雨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902.html" xlink:type="simple">2012-09-02</text:a>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阵雨转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903.html" xlink:type="simple">2012-09-03</text:a>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904.html" xlink:type="simple">2012-09-04</text:a>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905.html" xlink:type="simple">2012-09-05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906.html" xlink:type="simple">2012-09-06</text:a>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907.html" xlink:type="simple">2012-09-07</text:a>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多云转中雨</text:p>
          </table:table-cell>
          <table:table-cell office:value-type="string" calcext:value-type="string">
            <text:p>东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908.html" xlink:type="simple">2012-09-08</text:a>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暴雨转中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909.html" xlink:type="simple">2012-09-09</text:a>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阴转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910.html" xlink:type="simple">2012-09-10</text:a>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911.html" xlink:type="simple">2012-09-11</text:a>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阵雨转中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912.html" xlink:type="simple">2012-09-12</text:a>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阵雨转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913.html" xlink:type="simple">2012-09-13</text:a>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914.html" xlink:type="simple">2012-09-14</text:a>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915.html" xlink:type="simple">2012-09-15</text:a>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晴转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916.html" xlink:type="simple">2012-09-16</text:a>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917.html" xlink:type="simple">2012-09-17</text:a>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晴转多云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918.html" xlink:type="simple">2012-09-18</text:a>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919.html" xlink:type="simple">2012-09-19</text:a>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920.html" xlink:type="simple">2012-09-20</text:a>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多云转阵雨</text:p>
          </table:table-cell>
          <table:table-cell office:value-type="string" calcext:value-type="string">
            <text:p>东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921.html" xlink:type="simple">2012-09-21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阵雨转阴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922.html" xlink:type="simple">2012-09-22</text:a>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923.html" xlink:type="simple">2012-09-23</text:a>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924.html" xlink:type="simple">2012-09-24</text:a>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925.html" xlink:type="simple">2012-09-25</text:a>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926.html" xlink:type="simple">2012-09-26</text:a>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2">
          <table:table-cell office:value-type="string" calcext:value-type="string">
            <text:p><text:a xlink:href="http://wuhan.tianqi.com/20120927.html" xlink:type="simple">2012-09-27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转3-4级</text:p>
          </table:table-cell>
        </table:table-row>
        <table:table-row table:style-name="ro1">
          <table:table-cell office:value-type="string" calcext:value-type="string">
            <text:p><text:a xlink:href="http://wuhan.tianqi.com/20120928.html" xlink:type="simple">2012-09-28</text:a>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多云转晴</text:p>
          </table:table-cell>
          <table:table-cell office:value-type="string" calcext:value-type="string">
            <text:p>东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929.html" xlink:type="simple">2012-09-29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晴转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0930.html" xlink:type="simple">2012-09-30</text:a>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多云转晴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日期</text:p>
          </table:table-cell>
          <table:table-cell office:value-type="string" calcext:value-type="string">
            <text:p>最高气温</text:p>
          </table:table-cell>
          <table:table-cell office:value-type="string" calcext:value-type="string">
            <text:p>最低气温</text:p>
          </table:table-cell>
          <table:table-cell office:value-type="string" calcext:value-type="string">
            <text:p>天气</text:p>
          </table:table-cell>
          <table:table-cell office:value-type="string" calcext:value-type="string">
            <text:p>风向</text:p>
          </table:table-cell>
          <table:table-cell office:value-type="string" calcext:value-type="string">
            <text:p>风力</text:p>
          </table:table-cell>
        </table:table-row>
        <table:table-row table:style-name="ro1">
          <table:table-cell office:value-type="string" calcext:value-type="string">
            <text:p><text:a xlink:href="http://wuhan.tianqi.com/20121001.html" xlink:type="simple">2012-10-01</text:a>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晴转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1002.html" xlink:type="simple">2012-10-02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1003.html" xlink:type="simple">2012-10-03</text:a>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1004.html" xlink:type="simple">2012-10-04</text:a>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1005.html" xlink:type="simple">2012-10-05</text:a>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阴转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1006.html" xlink:type="simple">2012-10-06</text:a>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1007.html" xlink:type="simple">2012-10-07</text:a>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1008.html" xlink:type="simple">2012-10-08</text:a>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1009.html" xlink:type="simple">2012-10-09</text:a>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1010.html" xlink:type="simple">2012-10-10</text:a>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1011.html" xlink:type="simple">2012-10-11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1012.html" xlink:type="simple">2012-10-12</text:a>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阴转阵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1013.html" xlink:type="simple">2012-10-13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阵雨转小雨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1014.html" xlink:type="simple">2012-10-14</text:a>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阴转阵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2">
          <table:table-cell office:value-type="string" calcext:value-type="string">
            <text:p><text:a xlink:href="http://wuhan.tianqi.com/20121015.html" xlink:type="simple">2012-10-15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中雨转小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转3-4级</text:p>
          </table:table-cell>
        </table:table-row>
        <table:table-row table:style-name="ro1">
          <table:table-cell office:value-type="string" calcext:value-type="string">
            <text:p><text:a xlink:href="http://wuhan.tianqi.com/20121016.html" xlink:type="simple">2012-10-16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阴转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1017.html" xlink:type="simple">2012-10-17</text:a>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1018.html" xlink:type="simple">2012-10-18</text:a>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1019.html" xlink:type="simple">2012-10-19</text:a>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多云转阴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1020.html" xlink:type="simple">2012-10-20</text:a>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阵雨转小雨</text:p>
          </table:table-cell>
          <table:table-cell office:value-type="string" calcext:value-type="string">
            <text:p>西风</text:p>
          </table:table-cell>
          <table:table-cell office:value-type="string" calcext:value-type="string">
            <text:p>小于3级</text:p>
          </table:table-cell>
        </table:table-row>
        <table:table-row table:style-name="ro2">
          <table:table-cell office:value-type="string" calcext:value-type="string">
            <text:p><text:a xlink:href="http://wuhan.tianqi.com/20121021.html" xlink:type="simple">2012-10-21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小雨转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转3-4级</text:p>
          </table:table-cell>
        </table:table-row>
        <table:table-row table:style-name="ro1">
          <table:table-cell office:value-type="string" calcext:value-type="string">
            <text:p><text:a xlink:href="http://wuhan.tianqi.com/20121022.html" xlink:type="simple">2012-10-22</text:a>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1023.html" xlink:type="simple">2012-10-23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多云转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1024.html" xlink:type="simple">2012-10-24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1025.html" xlink:type="simple">2012-10-25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小雨转中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1026.html" xlink:type="simple">2012-10-26</text:a>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阵雨转多云</text:p>
          </table:table-cell>
          <table:table-cell office:value-type="string" calcext:value-type="string">
            <text:p>西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1027.html" xlink:type="simple">2012-10-27</text:a>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1028.html" xlink:type="simple">2012-10-28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小雨转中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1029.html" xlink:type="simple">2012-10-29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小雨转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1030.html" xlink:type="simple">2012-10-30</text:a>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1031.html" xlink:type="simple">2012-10-31</text:a>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日期</text:p>
          </table:table-cell>
          <table:table-cell office:value-type="string" calcext:value-type="string">
            <text:p>最高气温</text:p>
          </table:table-cell>
          <table:table-cell office:value-type="string" calcext:value-type="string">
            <text:p>最低气温</text:p>
          </table:table-cell>
          <table:table-cell office:value-type="string" calcext:value-type="string">
            <text:p>天气</text:p>
          </table:table-cell>
          <table:table-cell office:value-type="string" calcext:value-type="string">
            <text:p>风向</text:p>
          </table:table-cell>
          <table:table-cell office:value-type="string" calcext:value-type="string">
            <text:p>风力</text:p>
          </table:table-cell>
        </table:table-row>
        <table:table-row table:style-name="ro1">
          <table:table-cell office:value-type="string" calcext:value-type="string">
            <text:p><text:a xlink:href="http://wuhan.tianqi.com/20121101.html" xlink:type="simple">2012-11-01</text:a>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2">
          <table:table-cell office:value-type="string" calcext:value-type="string">
            <text:p><text:a xlink:href="http://wuhan.tianqi.com/20121102.html" xlink:type="simple">2012-11-02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多云转小雨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转4-5级</text:p>
          </table:table-cell>
        </table:table-row>
        <table:table-row table:style-name="ro1">
          <table:table-cell office:value-type="string" calcext:value-type="string">
            <text:p><text:a xlink:href="http://wuhan.tianqi.com/20121103.html" xlink:type="simple">2012-11-03</text:a>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1104.html" xlink:type="simple">2012-11-04</text:a>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多云转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1105.html" xlink:type="simple">2012-11-05</text:a>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晴转多云</text:p>
          </table:table-cell>
          <table:table-cell office:value-type="string" calcext:value-type="string">
            <text:p>西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1106.html" xlink:type="simple">2012-11-06</text:a>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1107.html" xlink:type="simple">2012-11-07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1108.html" xlink:type="simple">2012-11-08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小雨转中雨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2">
          <table:table-cell office:value-type="string" calcext:value-type="string">
            <text:p><text:a xlink:href="http://wuhan.tianqi.com/20121109.html" xlink:type="simple">2012-11-09</text:a>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小雨转多云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转3-4级</text:p>
          </table:table-cell>
        </table:table-row>
        <table:table-row table:style-name="ro2">
          <table:table-cell office:value-type="string" calcext:value-type="string">
            <text:p><text:a xlink:href="http://wuhan.tianqi.com/20121110.html" xlink:type="simple">2012-11-10</text:a>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3-4级转小于3级</text:p>
          </table:table-cell>
        </table:table-row>
        <table:table-row table:style-name="ro1">
          <table:table-cell office:value-type="string" calcext:value-type="string">
            <text:p><text:a xlink:href="http://wuhan.tianqi.com/20121111.html" xlink:type="simple">2012-11-11</text:a>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1112.html" xlink:type="simple">2012-11-12</text:a>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1113.html" xlink:type="simple">2012-11-13</text:a>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1114.html" xlink:type="simple">2012-11-14</text:a>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小雨转中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2">
          <table:table-cell office:value-type="string" calcext:value-type="string">
            <text:p><text:a xlink:href="http://wuhan.tianqi.com/20121115.html" xlink:type="simple">2012-11-15</text:a>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小雨转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3-4级转小于3级</text:p>
          </table:table-cell>
        </table:table-row>
        <table:table-row table:style-name="ro1">
          <table:table-cell office:value-type="string" calcext:value-type="string">
            <text:p><text:a xlink:href="http://wuhan.tianqi.com/20121116.html" xlink:type="simple">2012-11-16</text:a>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多云转晴</text:p>
          </table:table-cell>
          <table:table-cell office:value-type="string" calcext:value-type="string">
            <text:p>西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1117.html" xlink:type="simple">2012-11-17</text:a>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晴转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1118.html" xlink:type="simple">2012-11-18</text:a>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晴转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1119.html" xlink:type="simple">2012-11-19</text:a>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多云转阴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1120.html" xlink:type="simple">2012-11-20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小雨转阴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2">
          <table:table-cell office:value-type="string" calcext:value-type="string">
            <text:p><text:a xlink:href="http://wuhan.tianqi.com/20121121.html" xlink:type="simple">2012-11-21</text:a>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多云转小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转4-5级</text:p>
          </table:table-cell>
        </table:table-row>
        <table:table-row table:style-name="ro2">
          <table:table-cell office:value-type="string" calcext:value-type="string">
            <text:p><text:a xlink:href="http://wuhan.tianqi.com/20121122.html" xlink:type="simple">2012-11-22</text:a>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小雨转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4-5级转小于3级</text:p>
          </table:table-cell>
        </table:table-row>
        <table:table-row table:style-name="ro1">
          <table:table-cell office:value-type="string" calcext:value-type="string">
            <text:p><text:a xlink:href="http://wuhan.tianqi.com/20121123.html" xlink:type="simple">2012-11-23</text:a>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多云转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1124.html" xlink:type="simple">2012-11-24</text:a>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1125.html" xlink:type="simple">2012-11-25</text:a>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阴转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1126.html" xlink:type="simple">2012-11-26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多云转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1127.html" xlink:type="simple">2012-11-27</text:a>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小雨转阴</text:p>
          </table:table-cell>
          <table:table-cell office:value-type="string" calcext:value-type="string">
            <text:p>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1128.html" xlink:type="simple">2012-11-28</text:a>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多云转小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1129.html" xlink:type="simple">2012-11-29</text:a>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1130.html" xlink:type="simple">2012-11-30</text:a>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日期</text:p>
          </table:table-cell>
          <table:table-cell office:value-type="string" calcext:value-type="string">
            <text:p>最高气温</text:p>
          </table:table-cell>
          <table:table-cell office:value-type="string" calcext:value-type="string">
            <text:p>最低气温</text:p>
          </table:table-cell>
          <table:table-cell office:value-type="string" calcext:value-type="string">
            <text:p>天气</text:p>
          </table:table-cell>
          <table:table-cell office:value-type="string" calcext:value-type="string">
            <text:p>风向</text:p>
          </table:table-cell>
          <table:table-cell office:value-type="string" calcext:value-type="string">
            <text:p>风力</text:p>
          </table:table-cell>
        </table:table-row>
        <table:table-row table:style-name="ro1">
          <table:table-cell office:value-type="string" calcext:value-type="string">
            <text:p><text:a xlink:href="http://wuhan.tianqi.com/20121201.html" xlink:type="simple">2012-12-01</text:a>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小雨转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1202.html" xlink:type="simple">2012-12-02</text:a>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1203.html" xlink:type="simple">2012-12-03</text:a>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1204.html" xlink:type="simple">2012-12-04</text:a>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1205.html" xlink:type="simple">2012-12-05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1206.html" xlink:type="simple">2012-12-06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1207.html" xlink:type="simple">2012-12-07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1208.html" xlink:type="simple">2012-12-08</text:a>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1209.html" xlink:type="simple">2012-12-09</text:a>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1210.html" xlink:type="simple">2012-12-10</text:a>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多云转阴</text:p>
          </table:table-cell>
          <table:table-cell office:value-type="string" calcext:value-type="string">
            <text:p>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1211.html" xlink:type="simple">2012-12-11</text:a>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多云转阴</text:p>
          </table:table-cell>
          <table:table-cell office:value-type="string" calcext:value-type="string">
            <text:p>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1212.html" xlink:type="simple">2012-12-12</text:a>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阴转小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1213.html" xlink:type="simple">2012-12-13</text:a>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1214.html" xlink:type="simple">2012-12-14</text:a>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中雨转小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1215.html" xlink:type="simple">2012-12-15</text:a>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小雨转阴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1216.html" xlink:type="simple">2012-12-16</text:a>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阴转小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2">
          <table:table-cell office:value-type="string" calcext:value-type="string">
            <text:p><text:a xlink:href="http://wuhan.tianqi.com/20121217.html" xlink:type="simple">2012-12-17</text:a>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小雨转阴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3-4级转小于3级</text:p>
          </table:table-cell>
        </table:table-row>
        <table:table-row table:style-name="ro1">
          <table:table-cell office:value-type="string" calcext:value-type="string">
            <text:p><text:a xlink:href="http://wuhan.tianqi.com/20121218.html" xlink:type="simple">2012-12-18</text:a>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多云转阴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1219.html" xlink:type="simple">2012-12-19</text:a>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阴转小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1220.html" xlink:type="simple">2012-12-20</text:a>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3-4级</text:p>
          </table:table-cell>
        </table:table-row>
        <table:table-row table:style-name="ro1">
          <table:table-cell office:value-type="string" calcext:value-type="string">
            <text:p><text:a xlink:href="http://wuhan.tianqi.com/20121221.html" xlink:type="simple">2012-12-21</text:a>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阴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1222.html" xlink:type="simple">2012-12-22</text:a>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1223.html" xlink:type="simple">2012-12-23</text:a></text:p>
          </table:table-cell>
          <table:table-cell office:value-type="float" office:value="7" calcext:value-type="float">
            <text:p>7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1224.html" xlink:type="simple">2012-12-24</text:a>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1225.html" xlink:type="simple">2012-12-25</text:a>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雨夹雪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1226.html" xlink:type="simple">2012-12-26</text:a>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中雪转小雪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1227.html" xlink:type="simple">2012-12-27</text:a>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2">
          <table:table-cell office:value-type="string" calcext:value-type="string">
            <text:p><text:a xlink:href="http://wuhan.tianqi.com/20121228.html" xlink:type="simple">2012-12-28</text:a>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雨夹雪转中雪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转4-5级</text:p>
          </table:table-cell>
        </table:table-row>
        <table:table-row table:style-name="ro1">
          <table:table-cell office:value-type="string" calcext:value-type="string">
            <text:p><text:a xlink:href="http://wuhan.tianqi.com/20121229.html" xlink:type="simple">2012-12-29</text:a>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1230.html" xlink:type="simple">2012-12-30</text:a></text:p>
          </table:table-cell>
          <table:table-cell office:value-type="float" office:value="7" calcext:value-type="float">
            <text:p>7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21231.html" xlink:type="simple">2012-12-31</text:a></text:p>
          </table:table-cell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日期</text:p>
          </table:table-cell>
          <table:table-cell office:value-type="string" calcext:value-type="string">
            <text:p>最高气温</text:p>
          </table:table-cell>
          <table:table-cell office:value-type="string" calcext:value-type="string">
            <text:p>最低气温</text:p>
          </table:table-cell>
          <table:table-cell office:value-type="string" calcext:value-type="string">
            <text:p>天气</text:p>
          </table:table-cell>
          <table:table-cell office:value-type="string" calcext:value-type="string">
            <text:p>风向</text:p>
          </table:table-cell>
          <table:table-cell office:value-type="string" calcext:value-type="string">
            <text:p>风力</text:p>
          </table:table-cell>
        </table:table-row>
        <table:table-row table:style-name="ro2">
          <table:table-cell office:value-type="string" calcext:value-type="string">
            <text:p><text:a xlink:href="http://wuhan.tianqi.com/20130101.html" xlink:type="simple">2013-01-01</text:a>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风</text:p>
          </table:table-cell>
          <table:table-cell office:value-type="string" calcext:value-type="string">
            <text:p>小于3级转3-4级</text:p>
          </table:table-cell>
        </table:table-row>
        <table:table-row table:style-name="ro1">
          <table:table-cell office:value-type="string" calcext:value-type="string">
            <text:p><text:a xlink:href="http://wuhan.tianqi.com/20130102.html" xlink:type="simple">2013-01-02</text:a>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阴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4-5级转3-4级</text:p>
          </table:table-cell>
        </table:table-row>
        <table:table-row table:style-name="ro1">
          <table:table-cell office:value-type="string" calcext:value-type="string">
            <text:p><text:a xlink:href="http://wuhan.tianqi.com/20130103.html" xlink:type="simple">2013-01-03</text:a>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阴转小雪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104.html" xlink:type="simple">2013-01-04</text:a>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105.html" xlink:type="simple">2013-01-05</text:a>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106.html" xlink:type="simple">2013-01-06</text:a>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阴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107.html" xlink:type="simple">2013-01-07</text:a>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多云转阴</text:p>
          </table:table-cell>
          <table:table-cell office:value-type="string" calcext:value-type="string">
            <text:p>西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108.html" xlink:type="simple">2013-01-08</text:a>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阴转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109.html" xlink:type="simple">2013-01-09</text:a></text:p>
          </table:table-cell>
          <table:table-cell office:value-type="float" office:value="9" calcext:value-type="float">
            <text:p>9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110.html" xlink:type="simple">2013-01-10</text:a></text:p>
          </table:table-cell>
          <table:table-cell office:value-type="float" office:value="9" calcext:value-type="float">
            <text:p>9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晴转多云</text:p>
          </table:table-cell>
          <table:table-cell office:value-type="string" calcext:value-type="string">
            <text:p>西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111.html" xlink:type="simple">2013-01-11</text:a></text:p>
          </table:table-cell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晴转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112.html" xlink:type="simple">2013-01-12</text:a>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多云转晴</text:p>
          </table:table-cell>
          <table:table-cell office:value-type="string" calcext:value-type="string">
            <text:p>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113.html" xlink:type="simple">2013-01-13</text:a>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晴转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114.html" xlink:type="simple">2013-01-14</text:a></text:p>
          </table:table-cell>
          <table:table-cell office:value-type="float" office:value="12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115.html" xlink:type="simple">2013-01-15</text:a>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116.html" xlink:type="simple">2013-01-16</text:a></text:p>
          </table:table-cell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117.html" xlink:type="simple">2013-01-17</text:a></text:p>
          </table:table-cell>
          <table:table-cell office:value-type="float" office:value="10" calcext:value-type="float">
            <text:p>10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多云转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118.html" xlink:type="simple">2013-01-18</text:a></text:p>
          </table:table-cell>
          <table:table-cell office:value-type="float" office:value="11" calcext:value-type="float">
            <text:p>11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晴转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119.html" xlink:type="simple">2013-01-19</text:a>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多云转小雨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120.html" xlink:type="simple">2013-01-20</text:a>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121.html" xlink:type="simple">2013-01-21</text:a>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122.html" xlink:type="simple">2013-01-22</text:a></text:p>
          </table:table-cell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阴转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123.html" xlink:type="simple">2013-01-23</text:a>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124.html" xlink:type="simple">2013-01-24</text:a></text:p>
          </table:table-cell>
          <table:table-cell office:value-type="float" office:value="13" calcext:value-type="float">
            <text:p>1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125.html" xlink:type="simple">2013-01-25</text:a>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多云转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126.html" xlink:type="simple">2013-01-26</text:a>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多云转晴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127.html" xlink:type="simple">2013-01-27</text:a></text:p>
          </table:table-cell>
          <table:table-cell office:value-type="float" office:value="14" calcext:value-type="float">
            <text:p>1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128.html" xlink:type="simple">2013-01-28</text:a>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129.html" xlink:type="simple">2013-01-29</text:a>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130.html" xlink:type="simple">2013-01-30</text:a>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小雨转中雨</text:p>
          </table:table-cell>
          <table:table-cell office:value-type="string" calcext:value-type="string">
            <text:p>东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131.html" xlink:type="simple">2013-01-31</text:a>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小雨转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日期</text:p>
          </table:table-cell>
          <table:table-cell office:value-type="string" calcext:value-type="string">
            <text:p>最高气温</text:p>
          </table:table-cell>
          <table:table-cell office:value-type="string" calcext:value-type="string">
            <text:p>最低气温</text:p>
          </table:table-cell>
          <table:table-cell office:value-type="string" calcext:value-type="string">
            <text:p>天气</text:p>
          </table:table-cell>
          <table:table-cell office:value-type="string" calcext:value-type="string">
            <text:p>风向</text:p>
          </table:table-cell>
          <table:table-cell office:value-type="string" calcext:value-type="string">
            <text:p>风力</text:p>
          </table:table-cell>
        </table:table-row>
        <table:table-row table:style-name="ro1">
          <table:table-cell office:value-type="string" calcext:value-type="string">
            <text:p><text:a xlink:href="http://wuhan.tianqi.com/20130201.html" xlink:type="simple">2013-02-01</text:a>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多云转小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202.html" xlink:type="simple">2013-02-02</text:a>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203.html" xlink:type="simple">2013-02-03</text:a>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小雨转中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204.html" xlink:type="simple">2013-02-04</text:a>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中雨转阴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205.html" xlink:type="simple">2013-02-05</text:a>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206.html" xlink:type="simple">2013-02-06</text:a>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小雨转雨夹雪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207.html" xlink:type="simple">2013-02-07</text:a>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雨夹雪转小雪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4-5级转3-4级</text:p>
          </table:table-cell>
        </table:table-row>
        <table:table-row table:style-name="ro1">
          <table:table-cell office:value-type="string" calcext:value-type="string">
            <text:p><text:a xlink:href="http://wuhan.tianqi.com/20130208.html" xlink:type="simple">2013-02-08</text:a>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阴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209.html" xlink:type="simple">2013-02-09</text:a></text:p>
          </table:table-cell>
          <table:table-cell office:value-type="float" office:value="8" calcext:value-type="float">
            <text:p>8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210.html" xlink:type="simple">2013-02-10</text:a>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多云转小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211.html" xlink:type="simple">2013-02-11</text:a>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小雨转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212.html" xlink:type="simple">2013-02-12</text:a>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多云转阴</text:p>
          </table:table-cell>
          <table:table-cell office:value-type="string" calcext:value-type="string">
            <text:p>西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213.html" xlink:type="simple">2013-02-13</text:a>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阴转小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214.html" xlink:type="simple">2013-02-14</text:a>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阴转多云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215.html" xlink:type="simple">2013-02-15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216.html" xlink:type="simple">2013-02-16</text:a>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阴转小雨</text:p>
          </table:table-cell>
          <table:table-cell office:value-type="string" calcext:value-type="string">
            <text:p>东风</text:p>
          </table:table-cell>
          <table:table-cell office:value-type="string" calcext:value-type="string">
            <text:p>小于3级</text:p>
          </table:table-cell>
        </table:table-row>
        <table:table-row table:style-name="ro2">
          <table:table-cell office:value-type="string" calcext:value-type="string">
            <text:p><text:a xlink:href="http://wuhan.tianqi.com/20130217.html" xlink:type="simple">2013-02-17</text:a>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小雨转中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转3-4级</text:p>
          </table:table-cell>
        </table:table-row>
        <table:table-row table:style-name="ro1">
          <table:table-cell office:value-type="string" calcext:value-type="string">
            <text:p><text:a xlink:href="http://wuhan.tianqi.com/20130218.html" xlink:type="simple">2013-02-18</text:a>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雨夹雪转小雪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4-5级转3-4级</text:p>
          </table:table-cell>
        </table:table-row>
        <table:table-row table:style-name="ro1">
          <table:table-cell office:value-type="string" calcext:value-type="string">
            <text:p><text:a xlink:href="http://wuhan.tianqi.com/20130219.html" xlink:type="simple">2013-02-19</text:a>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阴转多云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220.html" xlink:type="simple">2013-02-20</text:a>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阴转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221.html" xlink:type="simple">2013-02-21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222.html" xlink:type="simple">2013-02-22</text:a>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晴转多云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223.html" xlink:type="simple">2013-02-23</text:a>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224.html" xlink:type="simple">2013-02-24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多云转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225.html" xlink:type="simple">2013-02-25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226.html" xlink:type="simple">2013-02-26</text:a>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阴转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227.html" xlink:type="simple">2013-02-27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228.html" xlink:type="simple">2013-02-28</text:a>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3-4级</text:p>
          </table:table-cell>
        </table:table-row>
        <table:table-row table:style-name="ro1">
          <table:table-cell office:value-type="string" calcext:value-type="string">
            <text:p>日期</text:p>
          </table:table-cell>
          <table:table-cell office:value-type="string" calcext:value-type="string">
            <text:p>最高气温</text:p>
          </table:table-cell>
          <table:table-cell office:value-type="string" calcext:value-type="string">
            <text:p>最低气温</text:p>
          </table:table-cell>
          <table:table-cell office:value-type="string" calcext:value-type="string">
            <text:p>天气</text:p>
          </table:table-cell>
          <table:table-cell office:value-type="string" calcext:value-type="string">
            <text:p>风向</text:p>
          </table:table-cell>
          <table:table-cell office:value-type="string" calcext:value-type="string">
            <text:p>风力</text:p>
          </table:table-cell>
        </table:table-row>
        <table:table-row table:style-name="ro1">
          <table:table-cell office:value-type="string" calcext:value-type="string">
            <text:p><text:a xlink:href="http://wuhan.tianqi.com/20130301.html" xlink:type="simple">2013-03-01</text:a>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阴转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302.html" xlink:type="simple">2013-03-02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303.html" xlink:type="simple">2013-03-03</text:a>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304.html" xlink:type="simple">2013-03-04</text:a>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晴转多云</text:p>
          </table:table-cell>
          <table:table-cell office:value-type="string" calcext:value-type="string">
            <text:p>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305.html" xlink:type="simple">2013-03-05</text:a>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晴转多云</text:p>
          </table:table-cell>
          <table:table-cell office:value-type="string" calcext:value-type="string">
            <text:p>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306.html" xlink:type="simple">2013-03-06</text:a>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多云转晴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307.html" xlink:type="simple">2013-03-07</text:a>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308.html" xlink:type="simple">2013-03-08</text:a>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多云转阴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309.html" xlink:type="simple">2013-03-09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阵雨转小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310.html" xlink:type="simple">2013-03-10</text:a>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阴转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311.html" xlink:type="simple">2013-03-11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多云转小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312.html" xlink:type="simple">2013-03-12</text:a>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小雨转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313.html" xlink:type="simple">2013-03-13</text:a>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314.html" xlink:type="simple">2013-03-14</text:a>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315.html" xlink:type="simple">2013-03-15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316.html" xlink:type="simple">2013-03-16</text:a>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中雨转小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317.html" xlink:type="simple">2013-03-17</text:a>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多云转晴</text:p>
          </table:table-cell>
          <table:table-cell office:value-type="string" calcext:value-type="string">
            <text:p>西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318.html" xlink:type="simple">2013-03-18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多云转阵雨</text:p>
          </table:table-cell>
          <table:table-cell office:value-type="string" calcext:value-type="string">
            <text:p>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319.html" xlink:type="simple">2013-03-19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320.html" xlink:type="simple">2013-03-20</text:a>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321.html" xlink:type="simple">2013-03-21</text:a>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多云转阵雨</text:p>
          </table:table-cell>
          <table:table-cell office:value-type="string" calcext:value-type="string">
            <text:p>东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322.html" xlink:type="simple">2013-03-22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中雨转小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323.html" xlink:type="simple">2013-03-23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阴转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324.html" xlink:type="simple">2013-03-24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多云转小雨</text:p>
          </table:table-cell>
          <table:table-cell office:value-type="string" calcext:value-type="string">
            <text:p>东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325.html" xlink:type="simple">2013-03-25</text:a>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小雨转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326.html" xlink:type="simple">2013-03-26</text:a>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327.html" xlink:type="simple">2013-03-27</text:a>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多云转阴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328.html" xlink:type="simple">2013-03-28</text:a>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329.html" xlink:type="simple">2013-03-29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330.html" xlink:type="simple">2013-03-30</text:a>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331.html" xlink:type="simple">2013-03-31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多云转阴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日期</text:p>
          </table:table-cell>
          <table:table-cell office:value-type="string" calcext:value-type="string">
            <text:p>最高气温</text:p>
          </table:table-cell>
          <table:table-cell office:value-type="string" calcext:value-type="string">
            <text:p>最低气温</text:p>
          </table:table-cell>
          <table:table-cell office:value-type="string" calcext:value-type="string">
            <text:p>天气</text:p>
          </table:table-cell>
          <table:table-cell office:value-type="string" calcext:value-type="string">
            <text:p>风向</text:p>
          </table:table-cell>
          <table:table-cell office:value-type="string" calcext:value-type="string">
            <text:p>风力</text:p>
          </table:table-cell>
        </table:table-row>
        <table:table-row table:style-name="ro1">
          <table:table-cell office:value-type="string" calcext:value-type="string">
            <text:p><text:a xlink:href="http://wuhan.tianqi.com/20130401.html" xlink:type="simple">2013-04-01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402.html" xlink:type="simple">2013-04-02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403.html" xlink:type="simple">2013-04-03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多云转小雨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2">
          <table:table-cell office:value-type="string" calcext:value-type="string">
            <text:p><text:a xlink:href="http://wuhan.tianqi.com/20130404.html" xlink:type="simple">2013-04-04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雷阵雨转小雨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转4-5级</text:p>
          </table:table-cell>
        </table:table-row>
        <table:table-row table:style-name="ro2">
          <table:table-cell office:value-type="string" calcext:value-type="string">
            <text:p><text:a xlink:href="http://wuhan.tianqi.com/20130405.html" xlink:type="simple">2013-04-05</text:a>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小雨转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3-4级转小于3级</text:p>
          </table:table-cell>
        </table:table-row>
        <table:table-row table:style-name="ro1">
          <table:table-cell office:value-type="string" calcext:value-type="string">
            <text:p><text:a xlink:href="http://wuhan.tianqi.com/20130406.html" xlink:type="simple">2013-04-06</text:a>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407.html" xlink:type="simple">2013-04-07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408.html" xlink:type="simple">2013-04-08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多云转阴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3-4级</text:p>
          </table:table-cell>
        </table:table-row>
        <table:table-row table:style-name="ro1">
          <table:table-cell office:value-type="string" calcext:value-type="string">
            <text:p><text:a xlink:href="http://wuhan.tianqi.com/20130409.html" xlink:type="simple">2013-04-09</text:a>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410.html" xlink:type="simple">2013-04-10</text:a>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晴转多云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411.html" xlink:type="simple">2013-04-11</text:a>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412.html" xlink:type="simple">2013-04-12</text:a>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晴转多云</text:p>
          </table:table-cell>
          <table:table-cell office:value-type="string" calcext:value-type="string">
            <text:p>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413.html" xlink:type="simple">2013-04-13</text:a>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414.html" xlink:type="simple">2013-04-14</text:a>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415.html" xlink:type="simple">2013-04-15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多云转阵雨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416.html" xlink:type="simple">2013-04-16</text:a>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多云转阴</text:p>
          </table:table-cell>
          <table:table-cell office:value-type="string" calcext:value-type="string">
            <text:p>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417.html" xlink:type="simple">2013-04-17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多云转阵雨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418.html" xlink:type="simple">2013-04-18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阵雨转小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419.html" xlink:type="simple">2013-04-19</text:a>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小雨转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420.html" xlink:type="simple">2013-04-20</text:a>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421.html" xlink:type="simple">2013-04-21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阴转中雨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422.html" xlink:type="simple">2013-04-22</text:a>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中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423.html" xlink:type="simple">2013-04-23</text:a>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424.html" xlink:type="simple">2013-04-24</text:a>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多云转晴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425.html" xlink:type="simple">2013-04-25</text:a>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426.html" xlink:type="simple">2013-04-26</text:a>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427.html" xlink:type="simple">2013-04-27</text:a>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428.html" xlink:type="simple">2013-04-28</text:a>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多云转中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429.html" xlink:type="simple">2013-04-29</text:a>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大雨转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430.html" xlink:type="simple">2013-04-30</text:a>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日期</text:p>
          </table:table-cell>
          <table:table-cell office:value-type="string" calcext:value-type="string">
            <text:p>最高气温</text:p>
          </table:table-cell>
          <table:table-cell office:value-type="string" calcext:value-type="string">
            <text:p>最低气温</text:p>
          </table:table-cell>
          <table:table-cell office:value-type="string" calcext:value-type="string">
            <text:p>天气</text:p>
          </table:table-cell>
          <table:table-cell office:value-type="string" calcext:value-type="string">
            <text:p>风向</text:p>
          </table:table-cell>
          <table:table-cell office:value-type="string" calcext:value-type="string">
            <text:p>风力</text:p>
          </table:table-cell>
        </table:table-row>
        <table:table-row table:style-name="ro1">
          <table:table-cell office:value-type="string" calcext:value-type="string">
            <text:p><text:a xlink:href="http://wuhan.tianqi.com/20130501.html" xlink:type="simple">2013-05-01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502.html" xlink:type="simple">2013-05-02</text:a>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503.html" xlink:type="simple">2013-05-03</text:a>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504.html" xlink:type="simple">2013-05-04</text:a>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多云转阴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505.html" xlink:type="simple">2013-05-05</text:a>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小雨转中雨</text:p>
          </table:table-cell>
          <table:table-cell office:value-type="string" calcext:value-type="string">
            <text:p>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506.html" xlink:type="simple">2013-05-06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中雨</text:p>
          </table:table-cell>
          <table:table-cell office:value-type="string" calcext:value-type="string">
            <text:p>东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507.html" xlink:type="simple">2013-05-07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中雨</text:p>
          </table:table-cell>
          <table:table-cell office:value-type="string" calcext:value-type="string">
            <text:p>东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508.html" xlink:type="simple">2013-05-08</text:a>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小雨转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509.html" xlink:type="simple">2013-05-09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阴转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510.html" xlink:type="simple">2013-05-10</text:a>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511.html" xlink:type="simple">2013-05-11</text:a>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多云转晴</text:p>
          </table:table-cell>
          <table:table-cell office:value-type="string" calcext:value-type="string">
            <text:p>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512.html" xlink:type="simple">2013-05-12</text:a>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晴转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513.html" xlink:type="simple">2013-05-13</text:a>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514.html" xlink:type="simple">2013-05-14</text:a>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中雨转大雨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515.html" xlink:type="simple">2013-05-15</text:a>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小雨转阴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516.html" xlink:type="simple">2013-05-16</text:a>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多云转阴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517.html" xlink:type="simple">2013-05-17</text:a>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518.html" xlink:type="simple">2013-05-18</text:a>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阴转多云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519.html" xlink:type="simple">2013-05-19</text:a>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520.html" xlink:type="simple">2013-05-20</text:a>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晴转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521.html" xlink:type="simple">2013-05-21</text:a>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晴转多云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522.html" xlink:type="simple">2013-05-22</text:a>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523.html" xlink:type="simple">2013-05-23</text:a>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524.html" xlink:type="simple">2013-05-24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多云转中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525.html" xlink:type="simple">2013-05-25</text:a>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暴雨转中雨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526.html" xlink:type="simple">2013-05-26</text:a>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小雨转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527.html" xlink:type="simple">2013-05-27</text:a>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528.html" xlink:type="simple">2013-05-28</text:a>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阵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529.html" xlink:type="simple">2013-05-29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阵雨转阴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530.html" xlink:type="simple">2013-05-30</text:a>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阴</text:p>
          </table:table-cell>
          <table:table-cell office:value-type="string" calcext:value-type="string">
            <text:p>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531.html" xlink:type="simple">2013-05-31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阵雨转中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日期</text:p>
          </table:table-cell>
          <table:table-cell office:value-type="string" calcext:value-type="string">
            <text:p>最高气温</text:p>
          </table:table-cell>
          <table:table-cell office:value-type="string" calcext:value-type="string">
            <text:p>最低气温</text:p>
          </table:table-cell>
          <table:table-cell office:value-type="string" calcext:value-type="string">
            <text:p>天气</text:p>
          </table:table-cell>
          <table:table-cell office:value-type="string" calcext:value-type="string">
            <text:p>风向</text:p>
          </table:table-cell>
          <table:table-cell office:value-type="string" calcext:value-type="string">
            <text:p>风力</text:p>
          </table:table-cell>
        </table:table-row>
        <table:table-row table:style-name="ro1">
          <table:table-cell office:value-type="string" calcext:value-type="string">
            <text:p><text:a xlink:href="http://wuhan.tianqi.com/20130601.html" xlink:type="simple">2013-06-01</text:a>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阵雨转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602.html" xlink:type="simple">2013-06-02</text:a>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晴转多云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603.html" xlink:type="simple">2013-06-03</text:a>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晴转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604.html" xlink:type="simple">2013-06-04</text:a>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晴转多云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605.html" xlink:type="simple">2013-06-05</text:a>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多云转阵雨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606.html" xlink:type="simple">2013-06-06</text:a>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暴雨转小雨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607.html" xlink:type="simple">2013-06-07</text:a>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608.html" xlink:type="simple">2013-06-08</text:a>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多云转阴</text:p>
          </table:table-cell>
          <table:table-cell office:value-type="string" calcext:value-type="string">
            <text:p>东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609.html" xlink:type="simple">2013-06-09</text:a>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3-4级</text:p>
          </table:table-cell>
        </table:table-row>
        <table:table-row table:style-name="ro1">
          <table:table-cell office:value-type="string" calcext:value-type="string">
            <text:p><text:a xlink:href="http://wuhan.tianqi.com/20130610.html" xlink:type="simple">2013-06-10</text:a>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阴转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611.html" xlink:type="simple">2013-06-11</text:a>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612.html" xlink:type="simple">2013-06-12</text:a>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多云转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613.html" xlink:type="simple">2013-06-13</text:a>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多云转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614.html" xlink:type="simple">2013-06-14</text:a>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多云转晴</text:p>
          </table:table-cell>
          <table:table-cell office:value-type="string" calcext:value-type="string">
            <text:p>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615.html" xlink:type="simple">2013-06-15</text:a>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616.html" xlink:type="simple">2013-06-16</text:a>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617.html" xlink:type="simple">2013-06-17</text:a>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618.html" xlink:type="simple">2013-06-18</text:a>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619.html" xlink:type="simple">2013-06-19</text:a>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620.html" xlink:type="simple">2013-06-20</text:a>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621.html" xlink:type="simple">2013-06-21</text:a>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多云转阵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622.html" xlink:type="simple">2013-06-22</text:a>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阵雨转中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623.html" xlink:type="simple">2013-06-23</text:a>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阵雨转大雨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624.html" xlink:type="simple">2013-06-24</text:a>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中雨转大雨</text:p>
          </table:table-cell>
          <table:table-cell office:value-type="string" calcext:value-type="string">
            <text:p>东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625.html" xlink:type="simple">2013-06-25</text:a>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阴转阵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626.html" xlink:type="simple">2013-06-26</text:a>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大雨转中雨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627.html" xlink:type="simple">2013-06-27</text:a>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小雨转阵雨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628.html" xlink:type="simple">2013-06-28</text:a>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阵雨转小雨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629.html" xlink:type="simple">2013-06-29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阵雨</text:p>
          </table:table-cell>
          <table:table-cell office:value-type="string" calcext:value-type="string">
            <text:p>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630.html" xlink:type="simple">2013-06-30</text:a>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日期</text:p>
          </table:table-cell>
          <table:table-cell office:value-type="string" calcext:value-type="string">
            <text:p>最高气温</text:p>
          </table:table-cell>
          <table:table-cell office:value-type="string" calcext:value-type="string">
            <text:p>最低气温</text:p>
          </table:table-cell>
          <table:table-cell office:value-type="string" calcext:value-type="string">
            <text:p>天气</text:p>
          </table:table-cell>
          <table:table-cell office:value-type="string" calcext:value-type="string">
            <text:p>风向</text:p>
          </table:table-cell>
          <table:table-cell office:value-type="string" calcext:value-type="string">
            <text:p>风力</text:p>
          </table:table-cell>
        </table:table-row>
        <table:table-row table:style-name="ro2">
          <table:table-cell office:value-type="string" calcext:value-type="string">
            <text:p><text:a xlink:href="http://wuhan.tianqi.com/20130701.html" xlink:type="simple">2013-07-01</text:a>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转3-4级</text:p>
          </table:table-cell>
        </table:table-row>
        <table:table-row table:style-name="ro1">
          <table:table-cell office:value-type="string" calcext:value-type="string">
            <text:p><text:a xlink:href="http://wuhan.tianqi.com/20130702.html" xlink:type="simple">2013-07-02</text:a>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3-4级</text:p>
          </table:table-cell>
        </table:table-row>
        <table:table-row table:style-name="ro1">
          <table:table-cell office:value-type="string" calcext:value-type="string">
            <text:p><text:a xlink:href="http://wuhan.tianqi.com/20130703.html" xlink:type="simple">2013-07-03</text:a>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3-4级</text:p>
          </table:table-cell>
        </table:table-row>
        <table:table-row table:style-name="ro1">
          <table:table-cell office:value-type="string" calcext:value-type="string">
            <text:p><text:a xlink:href="http://wuhan.tianqi.com/20130704.html" xlink:type="simple">2013-07-04</text:a>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多云转阵雨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705.html" xlink:type="simple">2013-07-05</text:a>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暴雨转大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706.html" xlink:type="simple">2013-07-06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大雨转阵雨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707.html" xlink:type="simple">2013-07-07</text:a>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708.html" xlink:type="simple">2013-07-08</text:a>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709.html" xlink:type="simple">2013-07-09</text:a>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710.html" xlink:type="simple">2013-07-10</text:a>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晴转多云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711.html" xlink:type="simple">2013-07-11</text:a>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晴转多云</text:p>
          </table:table-cell>
          <table:table-cell office:value-type="string" calcext:value-type="string">
            <text:p>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712.html" xlink:type="simple">2013-07-12</text:a>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晴转多云</text:p>
          </table:table-cell>
          <table:table-cell office:value-type="string" calcext:value-type="string">
            <text:p>南风</text:p>
          </table:table-cell>
          <table:table-cell office:value-type="string" calcext:value-type="string">
            <text:p>小于3级</text:p>
          </table:table-cell>
        </table:table-row>
        <table:table-row table:style-name="ro2">
          <table:table-cell office:value-type="string" calcext:value-type="string">
            <text:p><text:a xlink:href="http://wuhan.tianqi.com/20130713.html" xlink:type="simple">2013-07-13</text:a>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多云转阵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转3-4级</text:p>
          </table:table-cell>
        </table:table-row>
        <table:table-row table:style-name="ro1">
          <table:table-cell office:value-type="string" calcext:value-type="string">
            <text:p><text:a xlink:href="http://wuhan.tianqi.com/20130714.html" xlink:type="simple">2013-07-14</text:a>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阵雨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4-5级</text:p>
          </table:table-cell>
        </table:table-row>
        <table:table-row table:style-name="ro1">
          <table:table-cell office:value-type="string" calcext:value-type="string">
            <text:p><text:a xlink:href="http://wuhan.tianqi.com/20130715.html" xlink:type="simple">2013-07-15</text:a>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多云转晴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716.html" xlink:type="simple">2013-07-16</text:a>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多云转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717.html" xlink:type="simple">2013-07-17</text:a>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多云转晴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718.html" xlink:type="simple">2013-07-18</text:a>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多云转晴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719.html" xlink:type="simple">2013-07-19</text:a>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多云转阵雨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720.html" xlink:type="simple">2013-07-20</text:a>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阵雨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721.html" xlink:type="simple">2013-07-21</text:a>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阵雨转多云</text:p>
          </table:table-cell>
          <table:table-cell office:value-type="string" calcext:value-type="string">
            <text:p>南风</text:p>
          </table:table-cell>
          <table:table-cell office:value-type="string" calcext:value-type="string">
            <text:p>小于3级</text:p>
          </table:table-cell>
        </table:table-row>
        <table:table-row table:style-name="ro2">
          <table:table-cell office:value-type="string" calcext:value-type="string">
            <text:p><text:a xlink:href="http://wuhan.tianqi.com/20130722.html" xlink:type="simple">2013-07-22</text:a>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多云转晴</text:p>
          </table:table-cell>
          <table:table-cell office:value-type="string" calcext:value-type="string">
            <text:p>南风</text:p>
          </table:table-cell>
          <table:table-cell office:value-type="string" calcext:value-type="string">
            <text:p>小于3级转3-4级</text:p>
          </table:table-cell>
        </table:table-row>
        <table:table-row table:style-name="ro1">
          <table:table-cell office:value-type="string" calcext:value-type="string">
            <text:p><text:a xlink:href="http://wuhan.tianqi.com/20130723.html" xlink:type="simple">2013-07-23</text:a>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南风</text:p>
          </table:table-cell>
          <table:table-cell office:value-type="string" calcext:value-type="string">
            <text:p>3-4级</text:p>
          </table:table-cell>
        </table:table-row>
        <table:table-row table:style-name="ro1">
          <table:table-cell office:value-type="string" calcext:value-type="string">
            <text:p><text:a xlink:href="http://wuhan.tianqi.com/20130724.html" xlink:type="simple">2013-07-24</text:a>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晴转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3-4级</text:p>
          </table:table-cell>
        </table:table-row>
        <table:table-row table:style-name="ro2">
          <table:table-cell office:value-type="string" calcext:value-type="string">
            <text:p><text:a xlink:href="http://wuhan.tianqi.com/20130725.html" xlink:type="simple">2013-07-25</text:a>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晴转多云</text:p>
          </table:table-cell>
          <table:table-cell office:value-type="string" calcext:value-type="string">
            <text:p>东风</text:p>
          </table:table-cell>
          <table:table-cell office:value-type="string" calcext:value-type="string">
            <text:p>小于3级转3-4级</text:p>
          </table:table-cell>
        </table:table-row>
        <table:table-row table:style-name="ro1">
          <table:table-cell office:value-type="string" calcext:value-type="string">
            <text:p><text:a xlink:href="http://wuhan.tianqi.com/20130726.html" xlink:type="simple">2013-07-26</text:a>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晴转多云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3-4级</text:p>
          </table:table-cell>
        </table:table-row>
        <table:table-row table:style-name="ro1">
          <table:table-cell office:value-type="string" calcext:value-type="string">
            <text:p><text:a xlink:href="http://wuhan.tianqi.com/20130727.html" xlink:type="simple">2013-07-27</text:a>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晴转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728.html" xlink:type="simple">2013-07-28</text:a>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729.html" xlink:type="simple">2013-07-29</text:a>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730.html" xlink:type="simple">2013-07-30</text:a>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731.html" xlink:type="simple">2013-07-31</text:a>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日期</text:p>
          </table:table-cell>
          <table:table-cell office:value-type="string" calcext:value-type="string">
            <text:p>最高气温</text:p>
          </table:table-cell>
          <table:table-cell office:value-type="string" calcext:value-type="string">
            <text:p>最低气温</text:p>
          </table:table-cell>
          <table:table-cell office:value-type="string" calcext:value-type="string">
            <text:p>天气</text:p>
          </table:table-cell>
          <table:table-cell office:value-type="string" calcext:value-type="string">
            <text:p>风向</text:p>
          </table:table-cell>
          <table:table-cell office:value-type="string" calcext:value-type="string">
            <text:p>风力</text:p>
          </table:table-cell>
        </table:table-row>
        <table:table-row table:style-name="ro1">
          <table:table-cell office:value-type="string" calcext:value-type="string">
            <text:p><text:a xlink:href="http://wuhan.tianqi.com/20130801.html" xlink:type="simple">2013-08-01</text:a>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802.html" xlink:type="simple">2013-08-02</text:a>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多云转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803.html" xlink:type="simple">2013-08-03</text:a>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804.html" xlink:type="simple">2013-08-04</text:a>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多云转晴</text:p>
          </table:table-cell>
          <table:table-cell office:value-type="string" calcext:value-type="string">
            <text:p>西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805.html" xlink:type="simple">2013-08-05</text:a>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多云转晴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2">
          <table:table-cell office:value-type="string" calcext:value-type="string">
            <text:p><text:a xlink:href="http://wuhan.tianqi.com/20130806.html" xlink:type="simple">2013-08-06</text:a>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晴转多云</text:p>
          </table:table-cell>
          <table:table-cell office:value-type="string" calcext:value-type="string">
            <text:p>西风</text:p>
          </table:table-cell>
          <table:table-cell office:value-type="string" calcext:value-type="string">
            <text:p>小于3级转3-4级</text:p>
          </table:table-cell>
        </table:table-row>
        <table:table-row table:style-name="ro2">
          <table:table-cell office:value-type="string" calcext:value-type="string">
            <text:p><text:a xlink:href="http://wuhan.tianqi.com/20130807.html" xlink:type="simple">2013-08-07</text:a>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多云转晴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转3-4级</text:p>
          </table:table-cell>
        </table:table-row>
        <table:table-row table:style-name="ro2">
          <table:table-cell office:value-type="string" calcext:value-type="string">
            <text:p><text:a xlink:href="http://wuhan.tianqi.com/20130808.html" xlink:type="simple">2013-08-08</text:a>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晴转多云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转3-4级</text:p>
          </table:table-cell>
        </table:table-row>
        <table:table-row table:style-name="ro1">
          <table:table-cell office:value-type="string" calcext:value-type="string">
            <text:p><text:a xlink:href="http://wuhan.tianqi.com/20130809.html" xlink:type="simple">2013-08-09</text:a>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晴转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810.html" xlink:type="simple">2013-08-10</text:a>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811.html" xlink:type="simple">2013-08-11</text:a>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812.html" xlink:type="simple">2013-08-12</text:a>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813.html" xlink:type="simple">2013-08-13</text:a>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814.html" xlink:type="simple">2013-08-14</text:a>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815.html" xlink:type="simple">2013-08-15</text:a>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晴转多云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816.html" xlink:type="simple">2013-08-16</text:a>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817.html" xlink:type="simple">2013-08-17</text:a>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晴转多云</text:p>
          </table:table-cell>
          <table:table-cell office:value-type="string" calcext:value-type="string">
            <text:p>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818.html" xlink:type="simple">2013-08-18</text:a>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晴转多云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819.html" xlink:type="simple">2013-08-19</text:a>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820.html" xlink:type="simple">2013-08-20</text:a>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2">
          <table:table-cell office:value-type="string" calcext:value-type="string">
            <text:p><text:a xlink:href="http://wuhan.tianqi.com/20130821.html" xlink:type="simple">2013-08-21</text:a>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多云转阵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转3-4级</text:p>
          </table:table-cell>
        </table:table-row>
        <table:table-row table:style-name="ro1">
          <table:table-cell office:value-type="string" calcext:value-type="string">
            <text:p><text:a xlink:href="http://wuhan.tianqi.com/20130822.html" xlink:type="simple">2013-08-22</text:a>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小雨转中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4-5级</text:p>
          </table:table-cell>
        </table:table-row>
        <table:table-row table:style-name="ro1">
          <table:table-cell office:value-type="string" calcext:value-type="string">
            <text:p><text:a xlink:href="http://wuhan.tianqi.com/20130823.html" xlink:type="simple">2013-08-23</text:a>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阵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824.html" xlink:type="simple">2013-08-24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阵雨转中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825.html" xlink:type="simple">2013-08-25</text:a>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阵雨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826.html" xlink:type="simple">2013-08-26</text:a>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827.html" xlink:type="simple">2013-08-27</text:a>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828.html" xlink:type="simple">2013-08-28</text:a>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阵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829.html" xlink:type="simple">2013-08-29</text:a>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830.html" xlink:type="simple">2013-08-30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3-4级</text:p>
          </table:table-cell>
        </table:table-row>
        <table:table-row table:style-name="ro1">
          <table:table-cell office:value-type="string" calcext:value-type="string">
            <text:p><text:a xlink:href="http://wuhan.tianqi.com/20130831.html" xlink:type="simple">2013-08-31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多云转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日期</text:p>
          </table:table-cell>
          <table:table-cell office:value-type="string" calcext:value-type="string">
            <text:p>最高气温</text:p>
          </table:table-cell>
          <table:table-cell office:value-type="string" calcext:value-type="string">
            <text:p>最低气温</text:p>
          </table:table-cell>
          <table:table-cell office:value-type="string" calcext:value-type="string">
            <text:p>天气</text:p>
          </table:table-cell>
          <table:table-cell office:value-type="string" calcext:value-type="string">
            <text:p>风向</text:p>
          </table:table-cell>
          <table:table-cell office:value-type="string" calcext:value-type="string">
            <text:p>风力</text:p>
          </table:table-cell>
        </table:table-row>
        <table:table-row table:style-name="ro1">
          <table:table-cell office:value-type="string" calcext:value-type="string">
            <text:p><text:a xlink:href="http://wuhan.tianqi.com/20130901.html" xlink:type="simple">2013-09-01</text:a>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902.html" xlink:type="simple">2013-09-02</text:a>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阴</text:p>
          </table:table-cell>
          <table:table-cell office:value-type="string" calcext:value-type="string">
            <text:p>西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903.html" xlink:type="simple">2013-09-03</text:a>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多云转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904.html" xlink:type="simple">2013-09-04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中雨转小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905.html" xlink:type="simple">2013-09-05</text:a>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小雨转阵雨</text:p>
          </table:table-cell>
          <table:table-cell office:value-type="string" calcext:value-type="string">
            <text:p>东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906.html" xlink:type="simple">2013-09-06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907.html" xlink:type="simple">2013-09-07</text:a>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908.html" xlink:type="simple">2013-09-08</text:a>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909.html" xlink:type="simple">2013-09-09</text:a>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小雨转中雨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910.html" xlink:type="simple">2013-09-10</text:a>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中雨转小雨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911.html" xlink:type="simple">2013-09-11</text:a>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阵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912.html" xlink:type="simple">2013-09-12</text:a>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阵雨转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913.html" xlink:type="simple">2013-09-13</text:a>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914.html" xlink:type="simple">2013-09-14</text:a>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晴转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915.html" xlink:type="simple">2013-09-15</text:a>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晴转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916.html" xlink:type="simple">2013-09-16</text:a>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917.html" xlink:type="simple">2013-09-17</text:a>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918.html" xlink:type="simple">2013-09-18</text:a>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919.html" xlink:type="simple">2013-09-19</text:a>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920.html" xlink:type="simple">2013-09-20</text:a>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921.html" xlink:type="simple">2013-09-21</text:a>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922.html" xlink:type="simple">2013-09-22</text:a>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多云转阵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923.html" xlink:type="simple">2013-09-23</text:a>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中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4-5级</text:p>
          </table:table-cell>
        </table:table-row>
        <table:table-row table:style-name="ro1">
          <table:table-cell office:value-type="string" calcext:value-type="string">
            <text:p><text:a xlink:href="http://wuhan.tianqi.com/20130924.html" xlink:type="simple">2013-09-24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小雨转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925.html" xlink:type="simple">2013-09-25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阴转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926.html" xlink:type="simple">2013-09-26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多云转小雨</text:p>
          </table:table-cell>
          <table:table-cell office:value-type="string" calcext:value-type="string">
            <text:p>西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927.html" xlink:type="simple">2013-09-27</text:a>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小雨转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928.html" xlink:type="simple">2013-09-28</text:a>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929.html" xlink:type="simple">2013-09-29</text:a>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晴转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0930.html" xlink:type="simple">2013-09-30</text:a>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多云转晴</text:p>
          </table:table-cell>
          <table:table-cell office:value-type="string" calcext:value-type="string">
            <text:p>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日期</text:p>
          </table:table-cell>
          <table:table-cell office:value-type="string" calcext:value-type="string">
            <text:p>最高气温</text:p>
          </table:table-cell>
          <table:table-cell office:value-type="string" calcext:value-type="string">
            <text:p>最低气温</text:p>
          </table:table-cell>
          <table:table-cell office:value-type="string" calcext:value-type="string">
            <text:p>天气</text:p>
          </table:table-cell>
          <table:table-cell office:value-type="string" calcext:value-type="string">
            <text:p>风向</text:p>
          </table:table-cell>
          <table:table-cell office:value-type="string" calcext:value-type="string">
            <text:p>风力</text:p>
          </table:table-cell>
        </table:table-row>
        <table:table-row table:style-name="ro1">
          <table:table-cell office:value-type="string" calcext:value-type="string">
            <text:p><text:a xlink:href="http://wuhan.tianqi.com/20131001.html" xlink:type="simple">2013-10-01</text:a>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1002.html" xlink:type="simple">2013-10-02</text:a>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3-4级</text:p>
          </table:table-cell>
        </table:table-row>
        <table:table-row table:style-name="ro1">
          <table:table-cell office:value-type="string" calcext:value-type="string">
            <text:p><text:a xlink:href="http://wuhan.tianqi.com/20131003.html" xlink:type="simple">2013-10-03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1004.html" xlink:type="simple">2013-10-04</text:a>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多云转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1005.html" xlink:type="simple">2013-10-05</text:a>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1006.html" xlink:type="simple">2013-10-06</text:a>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3-4级转4-5级</text:p>
          </table:table-cell>
        </table:table-row>
        <table:table-row table:style-name="ro2">
          <table:table-cell office:value-type="string" calcext:value-type="string">
            <text:p><text:a xlink:href="http://wuhan.tianqi.com/20131007.html" xlink:type="simple">2013-10-07</text:a>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3-4级转小于3级</text:p>
          </table:table-cell>
        </table:table-row>
        <table:table-row table:style-name="ro1">
          <table:table-cell office:value-type="string" calcext:value-type="string">
            <text:p><text:a xlink:href="http://wuhan.tianqi.com/20131008.html" xlink:type="simple">2013-10-08</text:a>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1009.html" xlink:type="simple">2013-10-09</text:a>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多云转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1010.html" xlink:type="simple">2013-10-10</text:a>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1011.html" xlink:type="simple">2013-10-11</text:a>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多云转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1012.html" xlink:type="simple">2013-10-12</text:a>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1013.html" xlink:type="simple">2013-10-13</text:a>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1014.html" xlink:type="simple">2013-10-14</text:a>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晴~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1015.html" xlink:type="simple">2013-10-15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1016.html" xlink:type="simple">2013-10-16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1017.html" xlink:type="simple">2013-10-17</text:a>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1018.html" xlink:type="simple">2013-10-18</text:a>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1019.html" xlink:type="simple">2013-10-19</text:a>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1020.html" xlink:type="simple">2013-10-20</text:a>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1021.html" xlink:type="simple">2013-10-21</text:a>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1022.html" xlink:type="simple">2013-10-22</text:a>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多云转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1023.html" xlink:type="simple">2013-10-23</text:a>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晴转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1024.html" xlink:type="simple">2013-10-24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晴转多云</text:p>
          </table:table-cell>
          <table:table-cell office:value-type="string" calcext:value-type="string">
            <text:p>东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1025.html" xlink:type="simple">2013-10-25</text:a>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1026.html" xlink:type="simple">2013-10-26</text:a>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晴转多云</text:p>
          </table:table-cell>
          <table:table-cell office:value-type="string" calcext:value-type="string">
            <text:p>西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1027.html" xlink:type="simple">2013-10-27</text:a>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晴转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1028.html" xlink:type="simple">2013-10-28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多云转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1029.html" xlink:type="simple">2013-10-29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阴转小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1030.html" xlink:type="simple">2013-10-30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小雨转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1031.html" xlink:type="simple">2013-10-31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日期</text:p>
          </table:table-cell>
          <table:table-cell office:value-type="string" calcext:value-type="string">
            <text:p>最高气温</text:p>
          </table:table-cell>
          <table:table-cell office:value-type="string" calcext:value-type="string">
            <text:p>最低气温</text:p>
          </table:table-cell>
          <table:table-cell office:value-type="string" calcext:value-type="string">
            <text:p>天气</text:p>
          </table:table-cell>
          <table:table-cell office:value-type="string" calcext:value-type="string">
            <text:p>风向</text:p>
          </table:table-cell>
          <table:table-cell office:value-type="string" calcext:value-type="string">
            <text:p>风力</text:p>
          </table:table-cell>
        </table:table-row>
        <table:table-row table:style-name="ro1">
          <table:table-cell office:value-type="string" calcext:value-type="string">
            <text:p><text:a xlink:href="http://wuhan.tianqi.com/20131101.html" xlink:type="simple">2013-11-01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小雨转阵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1102.html" xlink:type="simple">2013-11-02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1103.html" xlink:type="simple">2013-11-03</text:a>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1104.html" xlink:type="simple">2013-11-04</text:a>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1105.html" xlink:type="simple">2013-11-05</text:a>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阴转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1106.html" xlink:type="simple">2013-11-06</text:a>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晴转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1107.html" xlink:type="simple">2013-11-07</text:a>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1108.html" xlink:type="simple">2013-11-08</text:a>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阴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1109.html" xlink:type="simple">2013-11-09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小雨转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4-5级</text:p>
          </table:table-cell>
        </table:table-row>
        <table:table-row table:style-name="ro2">
          <table:table-cell office:value-type="string" calcext:value-type="string">
            <text:p><text:a xlink:href="http://wuhan.tianqi.com/20131110.html" xlink:type="simple">2013-11-10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阴转小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3-4级转小于3级</text:p>
          </table:table-cell>
        </table:table-row>
        <table:table-row table:style-name="ro1">
          <table:table-cell office:value-type="string" calcext:value-type="string">
            <text:p><text:a xlink:href="http://wuhan.tianqi.com/20131111.html" xlink:type="simple">2013-11-11</text:a>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阴转小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1112.html" xlink:type="simple">2013-11-12</text:a>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阴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1113.html" xlink:type="simple">2013-11-13</text:a>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阴转多云</text:p>
          </table:table-cell>
          <table:table-cell office:value-type="string" calcext:value-type="string">
            <text:p>西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1114.html" xlink:type="simple">2013-11-14</text:a>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多云转晴</text:p>
          </table:table-cell>
          <table:table-cell office:value-type="string" calcext:value-type="string">
            <text:p>西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1115.html" xlink:type="simple">2013-11-15</text:a>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多云转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1116.html" xlink:type="simple">2013-11-16</text:a>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多云转晴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1117.html" xlink:type="simple">2013-11-17</text:a>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多云转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1118.html" xlink:type="simple">2013-11-18</text:a>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多云转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1119.html" xlink:type="simple">2013-11-19</text:a>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多云转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1120.html" xlink:type="simple">2013-11-20</text:a>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晴转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1121.html" xlink:type="simple">2013-11-21</text:a>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1122.html" xlink:type="simple">2013-11-22</text:a>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多云转小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1123.html" xlink:type="simple">2013-11-23</text:a>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小雨转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1124.html" xlink:type="simple">2013-11-24</text:a>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多云转晴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1125.html" xlink:type="simple">2013-11-25</text:a>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晴转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1126.html" xlink:type="simple">2013-11-26</text:a>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阴转多云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3-4级</text:p>
          </table:table-cell>
        </table:table-row>
        <table:table-row table:style-name="ro1">
          <table:table-cell office:value-type="string" calcext:value-type="string">
            <text:p><text:a xlink:href="http://wuhan.tianqi.com/20131127.html" xlink:type="simple">2013-11-27</text:a></text:p>
          </table:table-cell>
          <table:table-cell office:value-type="float" office:value="12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多云转晴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1128.html" xlink:type="simple">2013-11-28</text:a>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1129.html" xlink:type="simple">2013-11-29</text:a>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1130.html" xlink:type="simple">2013-11-30</text:a>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多云转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日期</text:p>
          </table:table-cell>
          <table:table-cell office:value-type="string" calcext:value-type="string">
            <text:p>最高气温</text:p>
          </table:table-cell>
          <table:table-cell office:value-type="string" calcext:value-type="string">
            <text:p>最低气温</text:p>
          </table:table-cell>
          <table:table-cell office:value-type="string" calcext:value-type="string">
            <text:p>天气</text:p>
          </table:table-cell>
          <table:table-cell office:value-type="string" calcext:value-type="string">
            <text:p>风向</text:p>
          </table:table-cell>
          <table:table-cell office:value-type="string" calcext:value-type="string">
            <text:p>风力</text:p>
          </table:table-cell>
        </table:table-row>
        <table:table-row table:style-name="ro1">
          <table:table-cell office:value-type="string" calcext:value-type="string">
            <text:p><text:a xlink:href="http://wuhan.tianqi.com/20131201.html" xlink:type="simple">2013-12-01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1202.html" xlink:type="simple">2013-12-02</text:a>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东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1203.html" xlink:type="simple">2013-12-03</text:a>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晴转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1204.html" xlink:type="simple">2013-12-04</text:a>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1205.html" xlink:type="simple">2013-12-05</text:a>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多云转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1206.html" xlink:type="simple">2013-12-06</text:a>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晴转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1207.html" xlink:type="simple">2013-12-07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晴转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1208.html" xlink:type="simple">2013-12-08</text:a>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小雨转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3-4级</text:p>
          </table:table-cell>
        </table:table-row>
        <table:table-row table:style-name="ro1">
          <table:table-cell office:value-type="string" calcext:value-type="string">
            <text:p><text:a xlink:href="http://wuhan.tianqi.com/20131209.html" xlink:type="simple">2013-12-09</text:a></text:p>
          </table:table-cell>
          <table:table-cell office:value-type="float" office:value="12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多云转阴</text:p>
          </table:table-cell>
          <table:table-cell office:value-type="string" calcext:value-type="string">
            <text:p>东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1210.html" xlink:type="simple">2013-12-10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1211.html" xlink:type="simple">2013-12-11</text:a>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多云转晴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1212.html" xlink:type="simple">2013-12-12</text:a>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1213.html" xlink:type="simple">2013-12-13</text:a>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1214.html" xlink:type="simple">2013-12-14</text:a>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阴转小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1215.html" xlink:type="simple">2013-12-15</text:a>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1216.html" xlink:type="simple">2013-12-16</text:a>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阴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1217.html" xlink:type="simple">2013-12-17</text:a>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多云转晴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1218.html" xlink:type="simple">2013-12-18</text:a></text:p>
          </table:table-cell>
          <table:table-cell office:value-type="float" office:value="10" calcext:value-type="float">
            <text:p>10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晴转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1219.html" xlink:type="simple">2013-12-19</text:a>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1220.html" xlink:type="simple">2013-12-20</text:a></text:p>
          </table:table-cell>
          <table:table-cell office:value-type="float" office:value="8" calcext:value-type="float">
            <text:p>8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1221.html" xlink:type="simple">2013-12-21</text:a></text:p>
          </table:table-cell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1222.html" xlink:type="simple">2013-12-22</text:a></text:p>
          </table:table-cell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1223.html" xlink:type="simple">2013-12-23</text:a></text:p>
          </table:table-cell>
          <table:table-cell office:value-type="float" office:value="10" calcext:value-type="float">
            <text:p>10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1224.html" xlink:type="simple">2013-12-24</text:a></text:p>
          </table:table-cell>
          <table:table-cell office:value-type="float" office:value="10" calcext:value-type="float">
            <text:p>10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2">
          <table:table-cell office:value-type="string" calcext:value-type="string">
            <text:p><text:a xlink:href="http://wuhan.tianqi.com/20131225.html" xlink:type="simple">2013-12-25</text:a>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多云转晴</text:p>
          </table:table-cell>
          <table:table-cell office:value-type="string" calcext:value-type="string">
            <text:p>西风</text:p>
          </table:table-cell>
          <table:table-cell office:value-type="string" calcext:value-type="string">
            <text:p>小于3级转4-5级</text:p>
          </table:table-cell>
        </table:table-row>
        <table:table-row table:style-name="ro2">
          <table:table-cell office:value-type="string" calcext:value-type="string">
            <text:p><text:a xlink:href="http://wuhan.tianqi.com/20131226.html" xlink:type="simple">2013-12-26</text:a>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3-4级转小于3级</text:p>
          </table:table-cell>
        </table:table-row>
        <table:table-row table:style-name="ro1">
          <table:table-cell office:value-type="string" calcext:value-type="string">
            <text:p><text:a xlink:href="http://wuhan.tianqi.com/20131227.html" xlink:type="simple">2013-12-27</text:a></text:p>
          </table:table-cell>
          <table:table-cell office:value-type="float" office:value="9" calcext:value-type="float">
            <text:p>9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1228.html" xlink:type="simple">2013-12-28</text:a></text:p>
          </table:table-cell>
          <table:table-cell office:value-type="float" office:value="9" calcext:value-type="float">
            <text:p>9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1229.html" xlink:type="simple">2013-12-29</text:a></text:p>
          </table:table-cell>
          <table:table-cell office:value-type="float" office:value="13" calcext:value-type="float">
            <text:p>1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1230.html" xlink:type="simple">2013-12-30</text:a>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晴转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31231.html" xlink:type="simple">2013-12-31</text:a></text:p>
          </table:table-cell>
          <table:table-cell office:value-type="float" office:value="16" calcext:value-type="float">
            <text:p>16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多云转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日期</text:p>
          </table:table-cell>
          <table:table-cell office:value-type="string" calcext:value-type="string">
            <text:p>最高气温</text:p>
          </table:table-cell>
          <table:table-cell office:value-type="string" calcext:value-type="string">
            <text:p>最低气温</text:p>
          </table:table-cell>
          <table:table-cell office:value-type="string" calcext:value-type="string">
            <text:p>天气</text:p>
          </table:table-cell>
          <table:table-cell office:value-type="string" calcext:value-type="string">
            <text:p>风向</text:p>
          </table:table-cell>
          <table:table-cell office:value-type="string" calcext:value-type="string">
            <text:p>风力</text:p>
          </table:table-cell>
        </table:table-row>
        <table:table-row table:style-name="ro1">
          <table:table-cell office:value-type="string" calcext:value-type="string">
            <text:p><text:a xlink:href="http://wuhan.tianqi.com/20140101.html" xlink:type="simple">2014-01-01</text:a>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晴转多云</text:p>
          </table:table-cell>
          <table:table-cell office:value-type="string" calcext:value-type="string">
            <text:p>东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102.html" xlink:type="simple">2014-01-02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多云转晴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103.html" xlink:type="simple">2014-01-03</text:a>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多云转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104.html" xlink:type="simple">2014-01-04</text:a>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105.html" xlink:type="simple">2014-01-05</text:a>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阴转多云</text:p>
          </table:table-cell>
          <table:table-cell office:value-type="string" calcext:value-type="string">
            <text:p>东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106.html" xlink:type="simple">2014-01-06</text:a>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多云转小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107.html" xlink:type="simple">2014-01-07</text:a>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小雨转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108.html" xlink:type="simple">2014-01-08</text:a>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109.html" xlink:type="simple">2014-01-09</text:a>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110.html" xlink:type="simple">2014-01-10</text:a>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111.html" xlink:type="simple">2014-01-11</text:a>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112.html" xlink:type="simple">2014-01-12</text:a>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多云转晴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113.html" xlink:type="simple">2014-01-13</text:a></text:p>
          </table:table-cell>
          <table:table-cell office:value-type="float" office:value="10" calcext:value-type="float">
            <text:p>10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114.html" xlink:type="simple">2014-01-14</text:a></text:p>
          </table:table-cell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多云转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115.html" xlink:type="simple">2014-01-15</text:a></text:p>
          </table:table-cell>
          <table:table-cell office:value-type="float" office:value="10" calcext:value-type="float">
            <text:p>10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116.html" xlink:type="simple">2014-01-16</text:a>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117.html" xlink:type="simple">2014-01-17</text:a></text:p>
          </table:table-cell>
          <table:table-cell office:value-type="float" office:value="11" calcext:value-type="float">
            <text:p>11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118.html" xlink:type="simple">2014-01-18</text:a>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119.html" xlink:type="simple">2014-01-19</text:a>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晴转多云</text:p>
          </table:table-cell>
          <table:table-cell office:value-type="string" calcext:value-type="string">
            <text:p>西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120.html" xlink:type="simple">2014-01-20</text:a></text:p>
          </table:table-cell>
          <table:table-cell office:value-type="float" office:value="12" calcext:value-type="float">
            <text:p>1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121.html" xlink:type="simple">2014-01-21</text:a></text:p>
          </table:table-cell>
          <table:table-cell office:value-type="float" office:value="13" calcext:value-type="float">
            <text:p>1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122.html" xlink:type="simple">2014-01-22</text:a>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123.html" xlink:type="simple">2014-01-23</text:a>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124.html" xlink:type="simple">2014-01-24</text:a>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晴转多云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125.html" xlink:type="simple">2014-01-25</text:a>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126.html" xlink:type="simple">2014-01-26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多云转晴</text:p>
          </table:table-cell>
          <table:table-cell office:value-type="string" calcext:value-type="string">
            <text:p>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127.html" xlink:type="simple">2014-01-27</text:a>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多云转阴</text:p>
          </table:table-cell>
          <table:table-cell office:value-type="string" calcext:value-type="string">
            <text:p>西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128.html" xlink:type="simple">2014-01-28</text:a>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小雨转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129.html" xlink:type="simple">2014-01-29</text:a>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130.html" xlink:type="simple">2014-01-30</text:a>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晴转多云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131.html" xlink:type="simple">2014-01-31</text:a>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日期</text:p>
          </table:table-cell>
          <table:table-cell office:value-type="string" calcext:value-type="string">
            <text:p>最高气温</text:p>
          </table:table-cell>
          <table:table-cell office:value-type="string" calcext:value-type="string">
            <text:p>最低气温</text:p>
          </table:table-cell>
          <table:table-cell office:value-type="string" calcext:value-type="string">
            <text:p>天气</text:p>
          </table:table-cell>
          <table:table-cell office:value-type="string" calcext:value-type="string">
            <text:p>风向</text:p>
          </table:table-cell>
          <table:table-cell office:value-type="string" calcext:value-type="string">
            <text:p>风力</text:p>
          </table:table-cell>
        </table:table-row>
        <table:table-row table:style-name="ro1">
          <table:table-cell office:value-type="string" calcext:value-type="string">
            <text:p><text:a xlink:href="http://wuhan.tianqi.com/20140201.html" xlink:type="simple">2014-02-01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202.html" xlink:type="simple">2014-02-02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203.html" xlink:type="simple">2014-02-03</text:a>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阴转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4-5级</text:p>
          </table:table-cell>
        </table:table-row>
        <table:table-row table:style-name="ro1">
          <table:table-cell office:value-type="string" calcext:value-type="string">
            <text:p><text:a xlink:href="http://wuhan.tianqi.com/20140204.html" xlink:type="simple">2014-02-04</text:a>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小雨转中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205.html" xlink:type="simple">2014-02-05</text:a>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小雨转中雨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206.html" xlink:type="simple">2014-02-06</text:a>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雨夹雪转小雪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207.html" xlink:type="simple">2014-02-07</text:a>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多云转雨夹雪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208.html" xlink:type="simple">2014-02-08</text:a>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中雪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209.html" xlink:type="simple">2014-02-09</text:a>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小雪转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210.html" xlink:type="simple">2014-02-10</text:a>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211.html" xlink:type="simple">2014-02-11</text:a>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212.html" xlink:type="simple">2014-02-12</text:a>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阴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213.html" xlink:type="simple">2014-02-13</text:a></text:p>
          </table:table-cell>
          <table:table-cell office:value-type="float" office:value="7" calcext:value-type="float">
            <text:p>7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214.html" xlink:type="simple">2014-02-14</text:a>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215.html" xlink:type="simple">2014-02-15</text:a>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216.html" xlink:type="simple">2014-02-16</text:a>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阴转小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217.html" xlink:type="simple">2014-02-17</text:a>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雨夹雪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218.html" xlink:type="simple">2014-02-18</text:a></text:p>
          </table:table-cell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219.html" xlink:type="simple">2014-02-19</text:a>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220.html" xlink:type="simple">2014-02-20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221.html" xlink:type="simple">2014-02-21</text:a>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222.html" xlink:type="simple">2014-02-22</text:a>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阴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223.html" xlink:type="simple">2014-02-23</text:a>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小雨转中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224.html" xlink:type="simple">2014-02-24</text:a>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225.html" xlink:type="simple">2014-02-25</text:a>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多云转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226.html" xlink:type="simple">2014-02-26</text:a>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多云转小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227.html" xlink:type="simple">2014-02-27</text:a>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中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228.html" xlink:type="simple">2014-02-28</text:a>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日期</text:p>
          </table:table-cell>
          <table:table-cell office:value-type="string" calcext:value-type="string">
            <text:p>最高气温</text:p>
          </table:table-cell>
          <table:table-cell office:value-type="string" calcext:value-type="string">
            <text:p>最低气温</text:p>
          </table:table-cell>
          <table:table-cell office:value-type="string" calcext:value-type="string">
            <text:p>天气</text:p>
          </table:table-cell>
          <table:table-cell office:value-type="string" calcext:value-type="string">
            <text:p>风向</text:p>
          </table:table-cell>
          <table:table-cell office:value-type="string" calcext:value-type="string">
            <text:p>风力</text:p>
          </table:table-cell>
        </table:table-row>
        <table:table-row table:style-name="ro1">
          <table:table-cell office:value-type="string" calcext:value-type="string">
            <text:p><text:a xlink:href="http://wuhan.tianqi.com/20140301.html" xlink:type="simple">2014-03-01</text:a>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阴转小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302.html" xlink:type="simple">2014-03-02</text:a>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303.html" xlink:type="simple">2014-03-03</text:a>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小雨转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304.html" xlink:type="simple">2014-03-04</text:a>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晴转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305.html" xlink:type="simple">2014-03-05</text:a>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306.html" xlink:type="simple">2014-03-06</text:a>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东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307.html" xlink:type="simple">2014-03-07</text:a>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小雨转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308.html" xlink:type="simple">2014-03-08</text:a>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309.html" xlink:type="simple">2014-03-09</text:a>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多云转晴</text:p>
          </table:table-cell>
          <table:table-cell office:value-type="string" calcext:value-type="string">
            <text:p>东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310.html" xlink:type="simple">2014-03-10</text:a>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311.html" xlink:type="simple">2014-03-11</text:a>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312.html" xlink:type="simple">2014-03-12</text:a>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313.html" xlink:type="simple">2014-03-13</text:a>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多云转晴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314.html" xlink:type="simple">2014-03-14</text:a>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315.html" xlink:type="simple">2014-03-15</text:a>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晴转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316.html" xlink:type="simple">2014-03-16</text:a>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多云转晴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317.html" xlink:type="simple">2014-03-17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多云转中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318.html" xlink:type="simple">2014-03-18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中雨转小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2">
          <table:table-cell office:value-type="string" calcext:value-type="string">
            <text:p><text:a xlink:href="http://wuhan.tianqi.com/20140319.html" xlink:type="simple">2014-03-19</text:a>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阴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4-5级转小于3级</text:p>
          </table:table-cell>
        </table:table-row>
        <table:table-row table:style-name="ro1">
          <table:table-cell office:value-type="string" calcext:value-type="string">
            <text:p><text:a xlink:href="http://wuhan.tianqi.com/20140320.html" xlink:type="simple">2014-03-20</text:a>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多云转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321.html" xlink:type="simple">2014-03-21</text:a>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322.html" xlink:type="simple">2014-03-22</text:a>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多云转小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323.html" xlink:type="simple">2014-03-23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324.html" xlink:type="simple">2014-03-24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325.html" xlink:type="simple">2014-03-25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晴转多云</text:p>
          </table:table-cell>
          <table:table-cell office:value-type="string" calcext:value-type="string">
            <text:p>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326.html" xlink:type="simple">2014-03-26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晴转多云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327.html" xlink:type="simple">2014-03-27</text:a>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小雨转中雨</text:p>
          </table:table-cell>
          <table:table-cell office:value-type="string" calcext:value-type="string">
            <text:p>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328.html" xlink:type="simple">2014-03-28</text:a>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小雨转多云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329.html" xlink:type="simple">2014-03-29</text:a>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多云转小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330.html" xlink:type="simple">2014-03-30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小雨转多云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331.html" xlink:type="simple">2014-03-31</text:a>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日期</text:p>
          </table:table-cell>
          <table:table-cell office:value-type="string" calcext:value-type="string">
            <text:p>最高气温</text:p>
          </table:table-cell>
          <table:table-cell office:value-type="string" calcext:value-type="string">
            <text:p>最低气温</text:p>
          </table:table-cell>
          <table:table-cell office:value-type="string" calcext:value-type="string">
            <text:p>天气</text:p>
          </table:table-cell>
          <table:table-cell office:value-type="string" calcext:value-type="string">
            <text:p>风向</text:p>
          </table:table-cell>
          <table:table-cell office:value-type="string" calcext:value-type="string">
            <text:p>风力</text:p>
          </table:table-cell>
        </table:table-row>
        <table:table-row table:style-name="ro1">
          <table:table-cell office:value-type="string" calcext:value-type="string">
            <text:p><text:a xlink:href="http://wuhan.tianqi.com/20140401.html" xlink:type="simple">2014-04-01</text:a>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402.html" xlink:type="simple">2014-04-02</text:a>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403.html" xlink:type="simple">2014-04-03</text:a>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404.html" xlink:type="simple">2014-04-04</text:a>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多云转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405.html" xlink:type="simple">2014-04-05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阴转小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406.html" xlink:type="simple">2014-04-06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小雨转阴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407.html" xlink:type="simple">2014-04-07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晴转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408.html" xlink:type="simple">2014-04-08</text:a>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409.html" xlink:type="simple">2014-04-09</text:a>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多云转小雨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410.html" xlink:type="simple">2014-04-10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中雨转大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411.html" xlink:type="simple">2014-04-11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大雨转小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412.html" xlink:type="simple">2014-04-12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413.html" xlink:type="simple">2014-04-13</text:a>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414.html" xlink:type="simple">2014-04-14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小雨转中雨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415.html" xlink:type="simple">2014-04-15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大雨转中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416.html" xlink:type="simple">2014-04-16</text:a>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中雨转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417.html" xlink:type="simple">2014-04-17</text:a>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小雨转中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418.html" xlink:type="simple">2014-04-18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暴雨转小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419.html" xlink:type="simple">2014-04-19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420.html" xlink:type="simple">2014-04-20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小雨转中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421.html" xlink:type="simple">2014-04-21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422.html" xlink:type="simple">2014-04-22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423.html" xlink:type="simple">2014-04-23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多云转小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424.html" xlink:type="simple">2014-04-24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小雨转中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425.html" xlink:type="simple">2014-04-25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阴转小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426.html" xlink:type="simple">2014-04-26</text:a>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小雨转多云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427.html" xlink:type="simple">2014-04-27</text:a>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428.html" xlink:type="simple">2014-04-28</text:a>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晴转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429.html" xlink:type="simple">2014-04-29</text:a>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多云转晴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430.html" xlink:type="simple">2014-04-30</text:a>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日期</text:p>
          </table:table-cell>
          <table:table-cell office:value-type="string" calcext:value-type="string">
            <text:p>最高气温</text:p>
          </table:table-cell>
          <table:table-cell office:value-type="string" calcext:value-type="string">
            <text:p>最低气温</text:p>
          </table:table-cell>
          <table:table-cell office:value-type="string" calcext:value-type="string">
            <text:p>天气</text:p>
          </table:table-cell>
          <table:table-cell office:value-type="string" calcext:value-type="string">
            <text:p>风向</text:p>
          </table:table-cell>
          <table:table-cell office:value-type="string" calcext:value-type="string">
            <text:p>风力</text:p>
          </table:table-cell>
        </table:table-row>
        <table:table-row table:style-name="ro1">
          <table:table-cell office:value-type="string" calcext:value-type="string">
            <text:p><text:a xlink:href="http://wuhan.tianqi.com/20140501.html" xlink:type="simple">2014-05-01</text:a>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502.html" xlink:type="simple">2014-05-02</text:a>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503.html" xlink:type="simple">2014-05-03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西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504.html" xlink:type="simple">2014-05-04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505.html" xlink:type="simple">2014-05-05</text:a>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506.html" xlink:type="simple">2014-05-06</text:a>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507.html" xlink:type="simple">2014-05-07</text:a>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508.html" xlink:type="simple">2014-05-08</text:a>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中雨转暴雨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509.html" xlink:type="simple">2014-05-09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中雨转大雨</text:p>
          </table:table-cell>
          <table:table-cell office:value-type="string" calcext:value-type="string">
            <text:p>东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510.html" xlink:type="simple">2014-05-10</text:a>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大雨转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511.html" xlink:type="simple">2014-05-11</text:a>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512.html" xlink:type="simple">2014-05-12</text:a>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多云转中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513.html" xlink:type="simple">2014-05-13</text:a>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小雨转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514.html" xlink:type="simple">2014-05-14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515.html" xlink:type="simple">2014-05-15</text:a>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多云转小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516.html" xlink:type="simple">2014-05-16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小雨转中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517.html" xlink:type="simple">2014-05-17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518.html" xlink:type="simple">2014-05-18</text:a>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多云转小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519.html" xlink:type="simple">2014-05-19</text:a>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520.html" xlink:type="simple">2014-05-20</text:a>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多云转小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521.html" xlink:type="simple">2014-05-21</text:a>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中雨转小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522.html" xlink:type="simple">2014-05-22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523.html" xlink:type="simple">2014-05-23</text:a>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阵雨</text:p>
          </table:table-cell>
          <table:table-cell office:value-type="string" calcext:value-type="string">
            <text:p>东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524.html" xlink:type="simple">2014-05-24</text:a>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大雨转小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525.html" xlink:type="simple">2014-05-25</text:a>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阴转多云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526.html" xlink:type="simple">2014-05-26</text:a>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527.html" xlink:type="simple">2014-05-27</text:a>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528.html" xlink:type="simple">2014-05-28</text:a>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529.html" xlink:type="simple">2014-05-29</text:a>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多云转小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530.html" xlink:type="simple">2014-05-30</text:a>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531.html" xlink:type="simple">2014-05-31</text:a>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大雨转小雨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日期</text:p>
          </table:table-cell>
          <table:table-cell office:value-type="string" calcext:value-type="string">
            <text:p>最高气温</text:p>
          </table:table-cell>
          <table:table-cell office:value-type="string" calcext:value-type="string">
            <text:p>最低气温</text:p>
          </table:table-cell>
          <table:table-cell office:value-type="string" calcext:value-type="string">
            <text:p>天气</text:p>
          </table:table-cell>
          <table:table-cell office:value-type="string" calcext:value-type="string">
            <text:p>风向</text:p>
          </table:table-cell>
          <table:table-cell office:value-type="string" calcext:value-type="string">
            <text:p>风力</text:p>
          </table:table-cell>
        </table:table-row>
        <table:table-row table:style-name="ro1">
          <table:table-cell office:value-type="string" calcext:value-type="string">
            <text:p><text:a xlink:href="http://wuhan.tianqi.com/20140601.html" xlink:type="simple">2014-06-01</text:a>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602.html" xlink:type="simple">2014-06-02</text:a>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603.html" xlink:type="simple">2014-06-03</text:a>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604.html" xlink:type="simple">2014-06-04</text:a>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605.html" xlink:type="simple">2014-06-05</text:a>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606.html" xlink:type="simple">2014-06-06</text:a>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多云转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607.html" xlink:type="simple">2014-06-07</text:a>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多云转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608.html" xlink:type="simple">2014-06-08</text:a>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多云转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609.html" xlink:type="simple">2014-06-09</text:a>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610.html" xlink:type="simple">2014-06-10</text:a>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611.html" xlink:type="simple">2014-06-11</text:a>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612.html" xlink:type="simple">2014-06-12</text:a>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613.html" xlink:type="simple">2014-06-13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614.html" xlink:type="simple">2014-06-14</text:a>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多云转小雨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615.html" xlink:type="simple">2014-06-15</text:a>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616.html" xlink:type="simple">2014-06-16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小雨转多云</text:p>
          </table:table-cell>
          <table:table-cell office:value-type="string" calcext:value-type="string">
            <text:p>西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617.html" xlink:type="simple">2014-06-17</text:a>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618.html" xlink:type="simple">2014-06-18</text:a>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晴转多云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619.html" xlink:type="simple">2014-06-19</text:a>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小雨转中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620.html" xlink:type="simple">2014-06-20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阴转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621.html" xlink:type="simple">2014-06-21</text:a>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阴转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622.html" xlink:type="simple">2014-06-22</text:a>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623.html" xlink:type="simple">2014-06-23</text:a>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624.html" xlink:type="simple">2014-06-24</text:a>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小雨转中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625.html" xlink:type="simple">2014-06-25</text:a>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大雨转中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626.html" xlink:type="simple">2014-06-26</text:a>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西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627.html" xlink:type="simple">2014-06-27</text:a>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多云转阵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628.html" xlink:type="simple">2014-06-28</text:a>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629.html" xlink:type="simple">2014-06-29</text:a>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阵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630.html" xlink:type="simple">2014-06-30</text:a>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小雨转大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日期</text:p>
          </table:table-cell>
          <table:table-cell office:value-type="string" calcext:value-type="string">
            <text:p>最高气温</text:p>
          </table:table-cell>
          <table:table-cell office:value-type="string" calcext:value-type="string">
            <text:p>最低气温</text:p>
          </table:table-cell>
          <table:table-cell office:value-type="string" calcext:value-type="string">
            <text:p>天气</text:p>
          </table:table-cell>
          <table:table-cell office:value-type="string" calcext:value-type="string">
            <text:p>风向</text:p>
          </table:table-cell>
          <table:table-cell office:value-type="string" calcext:value-type="string">
            <text:p>风力</text:p>
          </table:table-cell>
        </table:table-row>
        <table:table-row table:style-name="ro1">
          <table:table-cell office:value-type="string" calcext:value-type="string">
            <text:p><text:a xlink:href="http://wuhan.tianqi.com/20140701.html" xlink:type="simple">2014-07-01</text:a>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暴雨转中雨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702.html" xlink:type="simple">2014-07-02</text:a>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703.html" xlink:type="simple">2014-07-03</text:a>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大雨转暴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704.html" xlink:type="simple">2014-07-04</text:a>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大雨转小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705.html" xlink:type="simple">2014-07-05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阴转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706.html" xlink:type="simple">2014-07-06</text:a>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707.html" xlink:type="simple">2014-07-07</text:a>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晴转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708.html" xlink:type="simple">2014-07-08</text:a>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709.html" xlink:type="simple">2014-07-09</text:a>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710.html" xlink:type="simple">2014-07-10</text:a>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多云转阵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711.html" xlink:type="simple">2014-07-11</text:a>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大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712.html" xlink:type="simple">2014-07-12</text:a>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小雨转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713.html" xlink:type="simple">2014-07-13</text:a>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多云转阴</text:p>
          </table:table-cell>
          <table:table-cell office:value-type="string" calcext:value-type="string">
            <text:p>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714.html" xlink:type="simple">2014-07-14</text:a>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阴转阵雨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715.html" xlink:type="simple">2014-07-15</text:a>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小雨转中雨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716.html" xlink:type="simple">2014-07-16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多云转小雨</text:p>
          </table:table-cell>
          <table:table-cell office:value-type="string" calcext:value-type="string">
            <text:p>东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717.html" xlink:type="simple">2014-07-17</text:a>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小雨转多云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718.html" xlink:type="simple">2014-07-18</text:a>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719.html" xlink:type="simple">2014-07-19</text:a>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720.html" xlink:type="simple">2014-07-20</text:a>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多云转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721.html" xlink:type="simple">2014-07-21</text:a>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722.html" xlink:type="simple">2014-07-22</text:a>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晴转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2">
          <table:table-cell office:value-type="string" calcext:value-type="string">
            <text:p><text:a xlink:href="http://wuhan.tianqi.com/20140723.html" xlink:type="simple">2014-07-23</text:a>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多云转阵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转3-4级</text:p>
          </table:table-cell>
        </table:table-row>
        <table:table-row table:style-name="ro1">
          <table:table-cell office:value-type="string" calcext:value-type="string">
            <text:p><text:a xlink:href="http://wuhan.tianqi.com/20140724.html" xlink:type="simple">2014-07-24</text:a>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725.html" xlink:type="simple">2014-07-25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阴转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726.html" xlink:type="simple">2014-07-26</text:a>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727.html" xlink:type="simple">2014-07-27</text:a>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728.html" xlink:type="simple">2014-07-28</text:a>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729.html" xlink:type="simple">2014-07-29</text:a>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730.html" xlink:type="simple">2014-07-30</text:a>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多云转小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731.html" xlink:type="simple">2014-07-31</text:a>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多云转阴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日期</text:p>
          </table:table-cell>
          <table:table-cell office:value-type="string" calcext:value-type="string">
            <text:p>最高气温</text:p>
          </table:table-cell>
          <table:table-cell office:value-type="string" calcext:value-type="string">
            <text:p>最低气温</text:p>
          </table:table-cell>
          <table:table-cell office:value-type="string" calcext:value-type="string">
            <text:p>天气</text:p>
          </table:table-cell>
          <table:table-cell office:value-type="string" calcext:value-type="string">
            <text:p>风向</text:p>
          </table:table-cell>
          <table:table-cell office:value-type="string" calcext:value-type="string">
            <text:p>风力</text:p>
          </table:table-cell>
        </table:table-row>
        <table:table-row table:style-name="ro1">
          <table:table-cell office:value-type="string" calcext:value-type="string">
            <text:p><text:a xlink:href="http://wuhan.tianqi.com/20140801.html" xlink:type="simple">2014-08-01</text:a>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802.html" xlink:type="simple">2014-08-02</text:a>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803.html" xlink:type="simple">2014-08-03</text:a>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晴转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804.html" xlink:type="simple">2014-08-04</text:a>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805.html" xlink:type="simple">2014-08-05</text:a>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多云转阵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806.html" xlink:type="simple">2014-08-06</text:a>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阵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807.html" xlink:type="simple">2014-08-07</text:a>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808.html" xlink:type="simple">2014-08-08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阴转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809.html" xlink:type="simple">2014-08-09</text:a>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810.html" xlink:type="simple">2014-08-10</text:a>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小雨转中雨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811.html" xlink:type="simple">2014-08-11</text:a>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中雨转小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812.html" xlink:type="simple">2014-08-12</text:a>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中雨转小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813.html" xlink:type="simple">2014-08-13</text:a>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阴转多云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814.html" xlink:type="simple">2014-08-14</text:a>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815.html" xlink:type="simple">2014-08-15</text:a>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多云转小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816.html" xlink:type="simple">2014-08-16</text:a>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阵雨转小雨</text:p>
          </table:table-cell>
          <table:table-cell office:value-type="string" calcext:value-type="string">
            <text:p>东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817.html" xlink:type="simple">2014-08-17</text:a>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阵雨转小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818.html" xlink:type="simple">2014-08-18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819.html" xlink:type="simple">2014-08-19</text:a>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晴转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820.html" xlink:type="simple">2014-08-20</text:a>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821.html" xlink:type="simple">2014-08-21</text:a>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822.html" xlink:type="simple">2014-08-22</text:a>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823.html" xlink:type="simple">2014-08-23</text:a>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大雨转中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824.html" xlink:type="simple">2014-08-24</text:a>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825.html" xlink:type="simple">2014-08-25</text:a>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多云转小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826.html" xlink:type="simple">2014-08-26</text:a>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中雨转阵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827.html" xlink:type="simple">2014-08-27</text:a>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阵雨转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828.html" xlink:type="simple">2014-08-28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829.html" xlink:type="simple">2014-08-29</text:a>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830.html" xlink:type="simple">2014-08-30</text:a>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多云转阵雨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831.html" xlink:type="simple">2014-08-31</text:a>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小雨转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日期</text:p>
          </table:table-cell>
          <table:table-cell office:value-type="string" calcext:value-type="string">
            <text:p>最高气温</text:p>
          </table:table-cell>
          <table:table-cell office:value-type="string" calcext:value-type="string">
            <text:p>最低气温</text:p>
          </table:table-cell>
          <table:table-cell office:value-type="string" calcext:value-type="string">
            <text:p>天气</text:p>
          </table:table-cell>
          <table:table-cell office:value-type="string" calcext:value-type="string">
            <text:p>风向</text:p>
          </table:table-cell>
          <table:table-cell office:value-type="string" calcext:value-type="string">
            <text:p>风力</text:p>
          </table:table-cell>
        </table:table-row>
        <table:table-row table:style-name="ro1">
          <table:table-cell office:value-type="string" calcext:value-type="string">
            <text:p><text:a xlink:href="http://wuhan.tianqi.com/20140901.html" xlink:type="simple">2014-09-01</text:a>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中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902.html" xlink:type="simple">2014-09-02</text:a>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多云转晴</text:p>
          </table:table-cell>
          <table:table-cell office:value-type="string" calcext:value-type="string">
            <text:p>西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903.html" xlink:type="simple">2014-09-03</text:a>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904.html" xlink:type="simple">2014-09-04</text:a>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905.html" xlink:type="simple">2014-09-05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晴转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906.html" xlink:type="simple">2014-09-06</text:a>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907.html" xlink:type="simple">2014-09-07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908.html" xlink:type="simple">2014-09-08</text:a>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909.html" xlink:type="simple">2014-09-09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多云转小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910.html" xlink:type="simple">2014-09-10</text:a>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小雨转中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911.html" xlink:type="simple">2014-09-11</text:a>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阵雨转雷阵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912.html" xlink:type="simple">2014-09-12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913.html" xlink:type="simple">2014-09-13</text:a>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阴转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914.html" xlink:type="simple">2014-09-14</text:a>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915.html" xlink:type="simple">2014-09-15</text:a>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多云转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916.html" xlink:type="simple">2014-09-16</text:a>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917.html" xlink:type="simple">2014-09-17</text:a>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阵雨转小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918.html" xlink:type="simple">2014-09-18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小雨转多云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919.html" xlink:type="simple">2014-09-19</text:a>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多云转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920.html" xlink:type="simple">2014-09-20</text:a>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921.html" xlink:type="simple">2014-09-21</text:a>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晴转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922.html" xlink:type="simple">2014-09-22</text:a>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晴转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923.html" xlink:type="simple">2014-09-23</text:a>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924.html" xlink:type="simple">2014-09-24</text:a>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925.html" xlink:type="simple">2014-09-25</text:a>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926.html" xlink:type="simple">2014-09-26</text:a>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多云转小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927.html" xlink:type="simple">2014-09-27</text:a>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多云转小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928.html" xlink:type="simple">2014-09-28</text:a>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中雨转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929.html" xlink:type="simple">2014-09-29</text:a>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0930.html" xlink:type="simple">2014-09-30</text:a>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日期</text:p>
          </table:table-cell>
          <table:table-cell office:value-type="string" calcext:value-type="string">
            <text:p>最高气温</text:p>
          </table:table-cell>
          <table:table-cell office:value-type="string" calcext:value-type="string">
            <text:p>最低气温</text:p>
          </table:table-cell>
          <table:table-cell office:value-type="string" calcext:value-type="string">
            <text:p>天气</text:p>
          </table:table-cell>
          <table:table-cell office:value-type="string" calcext:value-type="string">
            <text:p>风向</text:p>
          </table:table-cell>
          <table:table-cell office:value-type="string" calcext:value-type="string">
            <text:p>风力</text:p>
          </table:table-cell>
        </table:table-row>
        <table:table-row table:style-name="ro1">
          <table:table-cell office:value-type="string" calcext:value-type="string">
            <text:p><text:a xlink:href="http://wuhan.tianqi.com/20141001.html" xlink:type="simple">2014-10-01</text:a>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多云转晴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1002.html" xlink:type="simple">2014-10-02</text:a>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1003.html" xlink:type="simple">2014-10-03</text:a>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晴转多云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2">
          <table:table-cell office:value-type="string" calcext:value-type="string">
            <text:p><text:a xlink:href="http://wuhan.tianqi.com/20141004.html" xlink:type="simple">2014-10-04</text:a>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多云转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转3-4级</text:p>
          </table:table-cell>
        </table:table-row>
        <table:table-row table:style-name="ro1">
          <table:table-cell office:value-type="string" calcext:value-type="string">
            <text:p><text:a xlink:href="http://wuhan.tianqi.com/20141005.html" xlink:type="simple">2014-10-05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1006.html" xlink:type="simple">2014-10-06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1007.html" xlink:type="simple">2014-10-07</text:a>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1008.html" xlink:type="simple">2014-10-08</text:a>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1009.html" xlink:type="simple">2014-10-09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1010.html" xlink:type="simple">2014-10-10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1011.html" xlink:type="simple">2014-10-11</text:a>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1012.html" xlink:type="simple">2014-10-12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1013.html" xlink:type="simple">2014-10-13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1014.html" xlink:type="simple">2014-10-14</text:a>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1015.html" xlink:type="simple">2014-10-15</text:a>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1016.html" xlink:type="simple">2014-10-16</text:a>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1017.html" xlink:type="simple">2014-10-17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1018.html" xlink:type="simple">2014-10-18</text:a>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1019.html" xlink:type="simple">2014-10-19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多云转小雨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2">
          <table:table-cell office:value-type="string" calcext:value-type="string">
            <text:p><text:a xlink:href="http://wuhan.tianqi.com/20141020.html" xlink:type="simple">2014-10-20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中雨转多云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转3-4级</text:p>
          </table:table-cell>
        </table:table-row>
        <table:table-row table:style-name="ro1">
          <table:table-cell office:value-type="string" calcext:value-type="string">
            <text:p><text:a xlink:href="http://wuhan.tianqi.com/20141021.html" xlink:type="simple">2014-10-21</text:a>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多云转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1022.html" xlink:type="simple">2014-10-22</text:a>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1023.html" xlink:type="simple">2014-10-23</text:a>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1024.html" xlink:type="simple">2014-10-24</text:a>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1025.html" xlink:type="simple">2014-10-25</text:a>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1026.html" xlink:type="simple">2014-10-26</text:a>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晴转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1027.html" xlink:type="simple">2014-10-27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多云转中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1028.html" xlink:type="simple">2014-10-28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大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1029.html" xlink:type="simple">2014-10-29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中雨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1030.html" xlink:type="simple">2014-10-30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中雨转小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1031.html" xlink:type="simple">2014-10-31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晴转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日期</text:p>
          </table:table-cell>
          <table:table-cell office:value-type="string" calcext:value-type="string">
            <text:p>最高气温</text:p>
          </table:table-cell>
          <table:table-cell office:value-type="string" calcext:value-type="string">
            <text:p>最低气温</text:p>
          </table:table-cell>
          <table:table-cell office:value-type="string" calcext:value-type="string">
            <text:p>天气</text:p>
          </table:table-cell>
          <table:table-cell office:value-type="string" calcext:value-type="string">
            <text:p>风向</text:p>
          </table:table-cell>
          <table:table-cell office:value-type="string" calcext:value-type="string">
            <text:p>风力</text:p>
          </table:table-cell>
        </table:table-row>
        <table:table-row table:style-name="ro1">
          <table:table-cell office:value-type="string" calcext:value-type="string">
            <text:p><text:a xlink:href="http://wuhan.tianqi.com/20141101.html" xlink:type="simple">2014-11-01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多云转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1102.html" xlink:type="simple">2014-11-02</text:a>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晴转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1103.html" xlink:type="simple">2014-11-03</text:a>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晴转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1104.html" xlink:type="simple">2014-11-04</text:a>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多云转小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1105.html" xlink:type="simple">2014-11-05</text:a>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晴转多云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1106.html" xlink:type="simple">2014-11-06</text:a>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多云转小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1107.html" xlink:type="simple">2014-11-07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小雨转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1108.html" xlink:type="simple">2014-11-08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小雨转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1109.html" xlink:type="simple">2014-11-09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小雨转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1110.html" xlink:type="simple">2014-11-10</text:a>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多云转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1111.html" xlink:type="simple">2014-11-11</text:a>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晴转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1112.html" xlink:type="simple">2014-11-12</text:a>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1113.html" xlink:type="simple">2014-11-13</text:a>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1114.html" xlink:type="simple">2014-11-14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阴转小雨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1115.html" xlink:type="simple">2014-11-15</text:a>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小雨转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1116.html" xlink:type="simple">2014-11-16</text:a>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1117.html" xlink:type="simple">2014-11-17</text:a>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晴转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1118.html" xlink:type="simple">2014-11-18</text:a>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多云转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1119.html" xlink:type="simple">2014-11-19</text:a>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1120.html" xlink:type="simple">2014-11-20</text:a>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1121.html" xlink:type="simple">2014-11-21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1122.html" xlink:type="simple">2014-11-22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小雨转中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1123.html" xlink:type="simple">2014-11-23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中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1124.html" xlink:type="simple">2014-11-24</text:a>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小雨转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1125.html" xlink:type="simple">2014-11-25</text:a>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1126.html" xlink:type="simple">2014-11-26</text:a>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小雨转中雨</text:p>
          </table:table-cell>
          <table:table-cell office:value-type="string" calcext:value-type="string">
            <text:p>东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1127.html" xlink:type="simple">2014-11-27</text:a>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1128.html" xlink:type="simple">2014-11-28</text:a>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小雨转中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2">
          <table:table-cell office:value-type="string" calcext:value-type="string">
            <text:p><text:a xlink:href="http://wuhan.tianqi.com/20141129.html" xlink:type="simple">2014-11-29</text:a>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转4-5级</text:p>
          </table:table-cell>
        </table:table-row>
        <table:table-row table:style-name="ro1">
          <table:table-cell office:value-type="string" calcext:value-type="string">
            <text:p><text:a xlink:href="http://wuhan.tianqi.com/20141130.html" xlink:type="simple">2014-11-30</text:a>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日期</text:p>
          </table:table-cell>
          <table:table-cell office:value-type="string" calcext:value-type="string">
            <text:p>最高气温</text:p>
          </table:table-cell>
          <table:table-cell office:value-type="string" calcext:value-type="string">
            <text:p>最低气温</text:p>
          </table:table-cell>
          <table:table-cell office:value-type="string" calcext:value-type="string">
            <text:p>天气</text:p>
          </table:table-cell>
          <table:table-cell office:value-type="string" calcext:value-type="string">
            <text:p>风向</text:p>
          </table:table-cell>
          <table:table-cell office:value-type="string" calcext:value-type="string">
            <text:p>风力</text:p>
          </table:table-cell>
        </table:table-row>
        <table:table-row table:style-name="ro1">
          <table:table-cell office:value-type="string" calcext:value-type="string">
            <text:p><text:a xlink:href="http://wuhan.tianqi.com/20141201.html" xlink:type="simple">2014-12-01</text:a></text:p>
          </table:table-cell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2">
          <table:table-cell office:value-type="string" calcext:value-type="string">
            <text:p><text:a xlink:href="http://wuhan.tianqi.com/20141202.html" xlink:type="simple">2014-12-02</text:a>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多云转小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转3-4级</text:p>
          </table:table-cell>
        </table:table-row>
        <table:table-row table:style-name="ro1">
          <table:table-cell office:value-type="string" calcext:value-type="string">
            <text:p><text:a xlink:href="http://wuhan.tianqi.com/20141203.html" xlink:type="simple">2014-12-03</text:a>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1204.html" xlink:type="simple">2014-12-04</text:a>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晴~多云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1205.html" xlink:type="simple">2014-12-05</text:a>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晴转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1206.html" xlink:type="simple">2014-12-06</text:a>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阴转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1207.html" xlink:type="simple">2014-12-07</text:a>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1208.html" xlink:type="simple">2014-12-08</text:a>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晴转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1209.html" xlink:type="simple">2014-12-09</text:a>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1210.html" xlink:type="simple">2014-12-10</text:a>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1211.html" xlink:type="simple">2014-12-11</text:a>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1212.html" xlink:type="simple">2014-12-12</text:a></text:p>
          </table:table-cell>
          <table:table-cell office:value-type="float" office:value="12" calcext:value-type="float">
            <text:p>1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1213.html" xlink:type="simple">2014-12-13</text:a>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1214.html" xlink:type="simple">2014-12-14</text:a>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1215.html" xlink:type="simple">2014-12-15</text:a>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多云转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3-4级转4-5级</text:p>
          </table:table-cell>
        </table:table-row>
        <table:table-row table:style-name="ro1">
          <table:table-cell office:value-type="string" calcext:value-type="string">
            <text:p><text:a xlink:href="http://wuhan.tianqi.com/20141216.html" xlink:type="simple">2014-12-16</text:a>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1217.html" xlink:type="simple">2014-12-17</text:a></text:p>
          </table:table-cell>
          <table:table-cell office:value-type="float" office:value="10" calcext:value-type="float">
            <text:p>10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晴转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1218.html" xlink:type="simple">2014-12-18</text:a>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阴转晴</text:p>
          </table:table-cell>
          <table:table-cell office:value-type="string" calcext:value-type="string">
            <text:p>西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1219.html" xlink:type="simple">2014-12-19</text:a>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1220.html" xlink:type="simple">2014-12-20</text:a>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1221.html" xlink:type="simple">2014-12-21</text:a></text:p>
          </table:table-cell>
          <table:table-cell office:value-type="float" office:value="10" calcext:value-type="float">
            <text:p>10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1222.html" xlink:type="simple">2014-12-22</text:a></text:p>
          </table:table-cell>
          <table:table-cell office:value-type="float" office:value="12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1223.html" xlink:type="simple">2014-12-23</text:a>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1224.html" xlink:type="simple">2014-12-24</text:a>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晴转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1225.html" xlink:type="simple">2014-12-25</text:a>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1226.html" xlink:type="simple">2014-12-26</text:a>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多云转阴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1227.html" xlink:type="simple">2014-12-27</text:a>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多云转晴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1228.html" xlink:type="simple">2014-12-28</text:a>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41229.html" xlink:type="simple">2014-12-29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晴转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2">
          <table:table-cell office:value-type="string" calcext:value-type="string">
            <text:p><text:a xlink:href="http://wuhan.tianqi.com/20141230.html" xlink:type="simple">2014-12-30</text:a>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多云转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转4-5级</text:p>
          </table:table-cell>
        </table:table-row>
        <table:table-row table:style-name="ro1">
          <table:table-cell office:value-type="string" calcext:value-type="string">
            <text:p><text:a xlink:href="http://wuhan.tianqi.com/20141231.html" xlink:type="simple">2014-12-31</text:a></text:p>
          </table:table-cell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日期</text:p>
          </table:table-cell>
          <table:table-cell office:value-type="string" calcext:value-type="string">
            <text:p>最高气温</text:p>
          </table:table-cell>
          <table:table-cell office:value-type="string" calcext:value-type="string">
            <text:p>最低气温</text:p>
          </table:table-cell>
          <table:table-cell office:value-type="string" calcext:value-type="string">
            <text:p>天气</text:p>
          </table:table-cell>
          <table:table-cell office:value-type="string" calcext:value-type="string">
            <text:p>风向</text:p>
          </table:table-cell>
          <table:table-cell office:value-type="string" calcext:value-type="string">
            <text:p>风力</text:p>
          </table:table-cell>
        </table:table-row>
        <table:table-row table:style-name="ro1">
          <table:table-cell office:value-type="string" calcext:value-type="string">
            <text:p><text:a xlink:href="http://wuhan.tianqi.com/20150101.html" xlink:type="simple">2015-01-01</text:a></text:p>
          </table:table-cell>
          <table:table-cell office:value-type="float" office:value="9" calcext:value-type="float">
            <text:p>9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晴~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102.html" xlink:type="simple">2015-01-02</text:a>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103.html" xlink:type="simple">2015-01-03</text:a>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104.html" xlink:type="simple">2015-01-04</text:a>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多云转小雨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105.html" xlink:type="simple">2015-01-05</text:a>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4-5级转3-4级</text:p>
          </table:table-cell>
        </table:table-row>
        <table:table-row table:style-name="ro1">
          <table:table-cell office:value-type="string" calcext:value-type="string">
            <text:p><text:a xlink:href="http://wuhan.tianqi.com/20150106.html" xlink:type="simple">2015-01-06</text:a>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107.html" xlink:type="simple">2015-01-07</text:a></text:p>
          </table:table-cell>
          <table:table-cell office:value-type="float" office:value="11" calcext:value-type="float">
            <text:p>11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晴转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108.html" xlink:type="simple">2015-01-08</text:a>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阴</text:p>
          </table:table-cell>
          <table:table-cell office:value-type="string" calcext:value-type="string">
            <text:p>西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109.html" xlink:type="simple">2015-01-09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110.html" xlink:type="simple">2015-01-10</text:a>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晴转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111.html" xlink:type="simple">2015-01-11</text:a>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112.html" xlink:type="simple">2015-01-12</text:a>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113.html" xlink:type="simple">2015-01-13</text:a>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多云转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114.html" xlink:type="simple">2015-01-14</text:a>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晴转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115.html" xlink:type="simple">2015-01-15</text:a>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多云转晴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2">
          <table:table-cell office:value-type="string" calcext:value-type="string">
            <text:p><text:a xlink:href="http://wuhan.tianqi.com/20150116.html" xlink:type="simple">2015-01-16</text:a>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3-4级转小于3级</text:p>
          </table:table-cell>
        </table:table-row>
        <table:table-row table:style-name="ro1">
          <table:table-cell office:value-type="string" calcext:value-type="string">
            <text:p><text:a xlink:href="http://wuhan.tianqi.com/20150117.html" xlink:type="simple">2015-01-17</text:a>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阴转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118.html" xlink:type="simple">2015-01-18</text:a></text:p>
          </table:table-cell>
          <table:table-cell office:value-type="float" office:value="14" calcext:value-type="float">
            <text:p>1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晴转多云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119.html" xlink:type="simple">2015-01-19</text:a>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120.html" xlink:type="simple">2015-01-20</text:a>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121.html" xlink:type="simple">2015-01-21</text:a></text:p>
          </table:table-cell>
          <table:table-cell office:value-type="float" office:value="12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东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122.html" xlink:type="simple">2015-01-22</text:a>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东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123.html" xlink:type="simple">2015-01-23</text:a>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124.html" xlink:type="simple">2015-01-24</text:a>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125.html" xlink:type="simple">2015-01-25</text:a>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126.html" xlink:type="simple">2015-01-26</text:a>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3-4级</text:p>
          </table:table-cell>
        </table:table-row>
        <table:table-row table:style-name="ro1">
          <table:table-cell office:value-type="string" calcext:value-type="string">
            <text:p><text:a xlink:href="http://wuhan.tianqi.com/20150127.html" xlink:type="simple">2015-01-27</text:a>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小雨转雨夹雪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128.html" xlink:type="simple">2015-01-28</text:a>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大雪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3-4级</text:p>
          </table:table-cell>
        </table:table-row>
        <table:table-row table:style-name="ro1">
          <table:table-cell office:value-type="string" calcext:value-type="string">
            <text:p><text:a xlink:href="http://wuhan.tianqi.com/20150129.html" xlink:type="simple">2015-01-29</text:a>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阴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130.html" xlink:type="simple">2015-01-30</text:a>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阴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131.html" xlink:type="simple">2015-01-31</text:a>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雨夹雪转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日期</text:p>
          </table:table-cell>
          <table:table-cell office:value-type="string" calcext:value-type="string">
            <text:p>最高气温</text:p>
          </table:table-cell>
          <table:table-cell office:value-type="string" calcext:value-type="string">
            <text:p>最低气温</text:p>
          </table:table-cell>
          <table:table-cell office:value-type="string" calcext:value-type="string">
            <text:p>天气</text:p>
          </table:table-cell>
          <table:table-cell office:value-type="string" calcext:value-type="string">
            <text:p>风向</text:p>
          </table:table-cell>
          <table:table-cell office:value-type="string" calcext:value-type="string">
            <text:p>风力</text:p>
          </table:table-cell>
        </table:table-row>
        <table:table-row table:style-name="ro1">
          <table:table-cell office:value-type="string" calcext:value-type="string">
            <text:p><text:a xlink:href="http://wuhan.tianqi.com/20150201.html" xlink:type="simple">2015-02-01</text:a>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多云转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202.html" xlink:type="simple">2015-02-02</text:a>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多云转晴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203.html" xlink:type="simple">2015-02-03</text:a>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204.html" xlink:type="simple">2015-02-04</text:a></text:p>
          </table:table-cell>
          <table:table-cell office:value-type="float" office:value="10" calcext:value-type="float">
            <text:p>10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205.html" xlink:type="simple">2015-02-05</text:a></text:p>
          </table:table-cell>
          <table:table-cell office:value-type="float" office:value="11" calcext:value-type="float">
            <text:p>11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206.html" xlink:type="simple">2015-02-06</text:a>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南风</text:p>
          </table:table-cell>
          <table:table-cell office:value-type="string" calcext:value-type="string">
            <text:p>小于3级</text:p>
          </table:table-cell>
        </table:table-row>
        <table:table-row table:style-name="ro2">
          <table:table-cell office:value-type="string" calcext:value-type="string">
            <text:p><text:a xlink:href="http://wuhan.tianqi.com/20150207.html" xlink:type="simple">2015-02-07</text:a>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3-4级转小于3级</text:p>
          </table:table-cell>
        </table:table-row>
        <table:table-row table:style-name="ro1">
          <table:table-cell office:value-type="string" calcext:value-type="string">
            <text:p><text:a xlink:href="http://wuhan.tianqi.com/20150208.html" xlink:type="simple">2015-02-08</text:a></text:p>
          </table:table-cell>
          <table:table-cell office:value-type="float" office:value="12" calcext:value-type="float">
            <text:p>1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多云转晴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209.html" xlink:type="simple">2015-02-09</text:a></text:p>
          </table:table-cell>
          <table:table-cell office:value-type="float" office:value="12" calcext:value-type="float">
            <text:p>1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多云转晴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210.html" xlink:type="simple">2015-02-10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211.html" xlink:type="simple">2015-02-11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212.html" xlink:type="simple">2015-02-12</text:a>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213.html" xlink:type="simple">2015-02-13</text:a>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多云转小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214.html" xlink:type="simple">2015-02-14</text:a>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中雨转小雨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215.html" xlink:type="simple">2015-02-15</text:a>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216.html" xlink:type="simple">2015-02-16</text:a>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多云转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2">
          <table:table-cell office:value-type="string" calcext:value-type="string">
            <text:p><text:a xlink:href="http://wuhan.tianqi.com/20150217.html" xlink:type="simple">2015-02-17</text:a>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晴转多云</text:p>
          </table:table-cell>
          <table:table-cell office:value-type="string" calcext:value-type="string">
            <text:p>东风</text:p>
          </table:table-cell>
          <table:table-cell office:value-type="string" calcext:value-type="string">
            <text:p>小于3级转3-4级</text:p>
          </table:table-cell>
        </table:table-row>
        <table:table-row table:style-name="ro1">
          <table:table-cell office:value-type="string" calcext:value-type="string">
            <text:p><text:a xlink:href="http://wuhan.tianqi.com/20150218.html" xlink:type="simple">2015-02-18</text:a>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多云转小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219.html" xlink:type="simple">2015-02-19</text:a>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小雨转中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220.html" xlink:type="simple">2015-02-20</text:a>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小雨转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2">
          <table:table-cell office:value-type="string" calcext:value-type="string">
            <text:p><text:a xlink:href="http://wuhan.tianqi.com/20150221.html" xlink:type="simple">2015-02-21</text:a>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晴转小雨</text:p>
          </table:table-cell>
          <table:table-cell office:value-type="string" calcext:value-type="string">
            <text:p>西风</text:p>
          </table:table-cell>
          <table:table-cell office:value-type="string" calcext:value-type="string">
            <text:p>小于3级转3-4级</text:p>
          </table:table-cell>
        </table:table-row>
        <table:table-row table:style-name="ro1">
          <table:table-cell office:value-type="string" calcext:value-type="string">
            <text:p><text:a xlink:href="http://wuhan.tianqi.com/20150222.html" xlink:type="simple">2015-02-22</text:a>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223.html" xlink:type="simple">2015-02-23</text:a>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224.html" xlink:type="simple">2015-02-24</text:a>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225.html" xlink:type="simple">2015-02-25</text:a>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暂无实况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226.html" xlink:type="simple">2015-02-26</text:a>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中雨</text:p>
          </table:table-cell>
          <table:table-cell office:value-type="string" calcext:value-type="string">
            <text:p>东风</text:p>
          </table:table-cell>
          <table:table-cell office:value-type="string" calcext:value-type="string">
            <text:p>3-4级</text:p>
          </table:table-cell>
        </table:table-row>
        <table:table-row table:style-name="ro1">
          <table:table-cell office:value-type="string" calcext:value-type="string">
            <text:p><text:a xlink:href="http://wuhan.tianqi.com/20150227.html" xlink:type="simple">2015-02-27</text:a>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中雨转小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3-4级</text:p>
          </table:table-cell>
        </table:table-row>
        <table:table-row table:style-name="ro1">
          <table:table-cell office:value-type="string" calcext:value-type="string">
            <text:p><text:a xlink:href="http://wuhan.tianqi.com/20150228.html" xlink:type="simple">2015-02-28</text:a>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晴转多云</text:p>
          </table:table-cell>
          <table:table-cell office:value-type="string" calcext:value-type="string">
            <text:p>西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日期</text:p>
          </table:table-cell>
          <table:table-cell office:value-type="string" calcext:value-type="string">
            <text:p>最高气温</text:p>
          </table:table-cell>
          <table:table-cell office:value-type="string" calcext:value-type="string">
            <text:p>最低气温</text:p>
          </table:table-cell>
          <table:table-cell office:value-type="string" calcext:value-type="string">
            <text:p>天气</text:p>
          </table:table-cell>
          <table:table-cell office:value-type="string" calcext:value-type="string">
            <text:p>风向</text:p>
          </table:table-cell>
          <table:table-cell office:value-type="string" calcext:value-type="string">
            <text:p>风力</text:p>
          </table:table-cell>
        </table:table-row>
        <table:table-row table:style-name="ro1">
          <table:table-cell office:value-type="string" calcext:value-type="string">
            <text:p><text:a xlink:href="http://wuhan.tianqi.com/20150301.html" xlink:type="simple">2015-03-01</text:a>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晴转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302.html" xlink:type="simple">2015-03-02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风</text:p>
          </table:table-cell>
          <table:table-cell office:value-type="string" calcext:value-type="string">
            <text:p>小于3级</text:p>
          </table:table-cell>
        </table:table-row>
        <table:table-row table:style-name="ro2">
          <table:table-cell office:value-type="string" calcext:value-type="string">
            <text:p><text:a xlink:href="http://wuhan.tianqi.com/20150303.html" xlink:type="simple">2015-03-03</text:a>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多云转小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3-4级转小于3级</text:p>
          </table:table-cell>
        </table:table-row>
        <table:table-row table:style-name="ro1">
          <table:table-cell office:value-type="string" calcext:value-type="string">
            <text:p><text:a xlink:href="http://wuhan.tianqi.com/20150304.html" xlink:type="simple">2015-03-04</text:a>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雨夹雪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305.html" xlink:type="simple">2015-03-05</text:a>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306.html" xlink:type="simple">2015-03-06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晴转阴</text:p>
          </table:table-cell>
          <table:table-cell office:value-type="string" calcext:value-type="string">
            <text:p>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307.html" xlink:type="simple">2015-03-07</text:a>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2">
          <table:table-cell office:value-type="string" calcext:value-type="string">
            <text:p><text:a xlink:href="http://wuhan.tianqi.com/20150308.html" xlink:type="simple">2015-03-08</text:a>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多云转阴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转3-4级</text:p>
          </table:table-cell>
        </table:table-row>
        <table:table-row table:style-name="ro1">
          <table:table-cell office:value-type="string" calcext:value-type="string">
            <text:p><text:a xlink:href="http://wuhan.tianqi.com/20150309.html" xlink:type="simple">2015-03-09</text:a>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多云转阴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310.html" xlink:type="simple">2015-03-10</text:a>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阴转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311.html" xlink:type="simple">2015-03-11</text:a>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312.html" xlink:type="simple">2015-03-12</text:a>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暂无实况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313.html" xlink:type="simple">2015-03-13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多云转小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314.html" xlink:type="simple">2015-03-14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多云转小雨</text:p>
          </table:table-cell>
          <table:table-cell office:value-type="string" calcext:value-type="string">
            <text:p>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315.html" xlink:type="simple">2015-03-15</text:a>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多云转晴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316.html" xlink:type="simple">2015-03-16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小雨转大雨</text:p>
          </table:table-cell>
          <table:table-cell office:value-type="string" calcext:value-type="string">
            <text:p>东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317.html" xlink:type="simple">2015-03-17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中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318.html" xlink:type="simple">2015-03-18</text:a>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319.html" xlink:type="simple">2015-03-19</text:a>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320.html" xlink:type="simple">2015-03-20</text:a>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多云转晴</text:p>
          </table:table-cell>
          <table:table-cell office:value-type="string" calcext:value-type="string">
            <text:p>西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321.html" xlink:type="simple">2015-03-21</text:a>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晴转多云</text:p>
          </table:table-cell>
          <table:table-cell office:value-type="string" calcext:value-type="string">
            <text:p>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322.html" xlink:type="simple">2015-03-22</text:a>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323.html" xlink:type="simple">2015-03-23</text:a>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多云转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324.html" xlink:type="simple">2015-03-24</text:a>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325.html" xlink:type="simple">2015-03-25</text:a>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多云转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326.html" xlink:type="simple">2015-03-26</text:a>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327.html" xlink:type="simple">2015-03-27</text:a>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多云转晴</text:p>
          </table:table-cell>
          <table:table-cell office:value-type="string" calcext:value-type="string">
            <text:p>暂无实况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328.html" xlink:type="simple">2015-03-28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多云转中雨</text:p>
          </table:table-cell>
          <table:table-cell office:value-type="string" calcext:value-type="string">
            <text:p>东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329.html" xlink:type="simple">2015-03-29</text:a>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小雨转多云</text:p>
          </table:table-cell>
          <table:table-cell office:value-type="string" calcext:value-type="string">
            <text:p>东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330.html" xlink:type="simple">2015-03-30</text:a>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风</text:p>
          </table:table-cell>
          <table:table-cell office:value-type="string" calcext:value-type="string">
            <text:p>小于3级</text:p>
          </table:table-cell>
        </table:table-row>
        <table:table-row table:style-name="ro2">
          <table:table-cell office:value-type="string" calcext:value-type="string">
            <text:p><text:a xlink:href="http://wuhan.tianqi.com/20150331.html" xlink:type="simple">2015-03-31</text:a>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多云转雷阵雨</text:p>
          </table:table-cell>
          <table:table-cell office:value-type="string" calcext:value-type="string">
            <text:p>东风</text:p>
          </table:table-cell>
          <table:table-cell office:value-type="string" calcext:value-type="string">
            <text:p>小于3级转3-4级</text:p>
          </table:table-cell>
        </table:table-row>
        <table:table-row table:style-name="ro1">
          <table:table-cell office:value-type="string" calcext:value-type="string">
            <text:p>日期</text:p>
          </table:table-cell>
          <table:table-cell office:value-type="string" calcext:value-type="string">
            <text:p>最高气温</text:p>
          </table:table-cell>
          <table:table-cell office:value-type="string" calcext:value-type="string">
            <text:p>最低气温</text:p>
          </table:table-cell>
          <table:table-cell office:value-type="string" calcext:value-type="string">
            <text:p>天气</text:p>
          </table:table-cell>
          <table:table-cell office:value-type="string" calcext:value-type="string">
            <text:p>风向</text:p>
          </table:table-cell>
          <table:table-cell office:value-type="string" calcext:value-type="string">
            <text:p>风力</text:p>
          </table:table-cell>
        </table:table-row>
        <table:table-row table:style-name="ro1">
          <table:table-cell office:value-type="string" calcext:value-type="string">
            <text:p><text:a xlink:href="http://wuhan.tianqi.com/20150401.html" xlink:type="simple">2015-04-01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大雨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402.html" xlink:type="simple">2015-04-02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阵雨转小雨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403.html" xlink:type="simple">2015-04-03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中雨转小雨</text:p>
          </table:table-cell>
          <table:table-cell office:value-type="string" calcext:value-type="string">
            <text:p>东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404.html" xlink:type="simple">2015-04-04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中雨转大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2">
          <table:table-cell office:value-type="string" calcext:value-type="string">
            <text:p><text:a xlink:href="http://wuhan.tianqi.com/20150405.html" xlink:type="simple">2015-04-05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小雨转中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转3-4级</text:p>
          </table:table-cell>
        </table:table-row>
        <table:table-row table:style-name="ro2">
          <table:table-cell office:value-type="string" calcext:value-type="string">
            <text:p><text:a xlink:href="http://wuhan.tianqi.com/20150406.html" xlink:type="simple">2015-04-06</text:a>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3-4级转小于3级</text:p>
          </table:table-cell>
        </table:table-row>
        <table:table-row table:style-name="ro2">
          <table:table-cell office:value-type="string" calcext:value-type="string">
            <text:p><text:a xlink:href="http://wuhan.tianqi.com/20150407.html" xlink:type="simple">2015-04-07</text:a>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3-4级转小于3级</text:p>
          </table:table-cell>
        </table:table-row>
        <table:table-row table:style-name="ro1">
          <table:table-cell office:value-type="string" calcext:value-type="string">
            <text:p><text:a xlink:href="http://wuhan.tianqi.com/20150408.html" xlink:type="simple">2015-04-08</text:a>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多云转阵雨</text:p>
          </table:table-cell>
          <table:table-cell office:value-type="string" calcext:value-type="string">
            <text:p>暂无实况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409.html" xlink:type="simple">2015-04-09</text:a>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410.html" xlink:type="simple">2015-04-10</text:a>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多云转阴</text:p>
          </table:table-cell>
          <table:table-cell office:value-type="string" calcext:value-type="string">
            <text:p>暂无实况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411.html" xlink:type="simple">2015-04-11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多云转晴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2">
          <table:table-cell office:value-type="string" calcext:value-type="string">
            <text:p><text:a xlink:href="http://wuhan.tianqi.com/20150412.html" xlink:type="simple">2015-04-12</text:a>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晴转多云</text:p>
          </table:table-cell>
          <table:table-cell office:value-type="string" calcext:value-type="string">
            <text:p>暂无实况</text:p>
          </table:table-cell>
          <table:table-cell office:value-type="string" calcext:value-type="string">
            <text:p>3-4级转小于3级</text:p>
          </table:table-cell>
        </table:table-row>
        <table:table-row table:style-name="ro1">
          <table:table-cell office:value-type="string" calcext:value-type="string">
            <text:p><text:a xlink:href="http://wuhan.tianqi.com/20150413.html" xlink:type="simple">2015-04-13</text:a>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多云转晴</text:p>
          </table:table-cell>
          <table:table-cell office:value-type="string" calcext:value-type="string">
            <text:p>暂无实况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414.html" xlink:type="simple">2015-04-14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多云转阵雨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415.html" xlink:type="simple">2015-04-15</text:a>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多云转晴</text:p>
          </table:table-cell>
          <table:table-cell office:value-type="string" calcext:value-type="string">
            <text:p>西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416.html" xlink:type="simple">2015-04-16</text:a>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417.html" xlink:type="simple">2015-04-17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暂无实况</text:p>
          </table:table-cell>
          <table:table-cell office:value-type="string" calcext:value-type="string">
            <text:p>小于3级</text:p>
          </table:table-cell>
        </table:table-row>
        <table:table-row table:style-name="ro2">
          <table:table-cell office:value-type="string" calcext:value-type="string">
            <text:p><text:a xlink:href="http://wuhan.tianqi.com/20150418.html" xlink:type="simple">2015-04-18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小雨转大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转3-4级</text:p>
          </table:table-cell>
        </table:table-row>
        <table:table-row table:style-name="ro2">
          <table:table-cell office:value-type="string" calcext:value-type="string">
            <text:p><text:a xlink:href="http://wuhan.tianqi.com/20150419.html" xlink:type="simple">2015-04-19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阴转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转3-4级</text:p>
          </table:table-cell>
        </table:table-row>
        <table:table-row table:style-name="ro1">
          <table:table-cell office:value-type="string" calcext:value-type="string">
            <text:p><text:a xlink:href="http://wuhan.tianqi.com/20150420.html" xlink:type="simple">2015-04-20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多云转晴</text:p>
          </table:table-cell>
          <table:table-cell office:value-type="string" calcext:value-type="string">
            <text:p>西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421.html" xlink:type="simple">2015-04-21</text:a>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晴转多云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422.html" xlink:type="simple">2015-04-22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423.html" xlink:type="simple">2015-04-23</text:a>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多云转小雨</text:p>
          </table:table-cell>
          <table:table-cell office:value-type="string" calcext:value-type="string">
            <text:p>暂无实况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424.html" xlink:type="simple">2015-04-24</text:a>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多云转晴</text:p>
          </table:table-cell>
          <table:table-cell office:value-type="string" calcext:value-type="string">
            <text:p>暂无实况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425.html" xlink:type="simple">2015-04-25</text:a>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426.html" xlink:type="simple">2015-04-26</text:a>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晴转多云</text:p>
          </table:table-cell>
          <table:table-cell office:value-type="string" calcext:value-type="string">
            <text:p>暂无实况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427.html" xlink:type="simple">2015-04-27</text:a>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428.html" xlink:type="simple">2015-04-28</text:a>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多云转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429.html" xlink:type="simple">2015-04-29</text:a>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430.html" xlink:type="simple">2015-04-30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多云转中雨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日期</text:p>
          </table:table-cell>
          <table:table-cell office:value-type="string" calcext:value-type="string">
            <text:p>最高气温</text:p>
          </table:table-cell>
          <table:table-cell office:value-type="string" calcext:value-type="string">
            <text:p>最低气温</text:p>
          </table:table-cell>
          <table:table-cell office:value-type="string" calcext:value-type="string">
            <text:p>天气</text:p>
          </table:table-cell>
          <table:table-cell office:value-type="string" calcext:value-type="string">
            <text:p>风向</text:p>
          </table:table-cell>
          <table:table-cell office:value-type="string" calcext:value-type="string">
            <text:p>风力</text:p>
          </table:table-cell>
        </table:table-row>
        <table:table-row table:style-name="ro1">
          <table:table-cell office:value-type="string" calcext:value-type="string">
            <text:p><text:a xlink:href="http://wuhan.tianqi.com/20150501.html" xlink:type="simple">2015-05-01</text:a>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大雨转阴</text:p>
          </table:table-cell>
          <table:table-cell office:value-type="string" calcext:value-type="string">
            <text:p>西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502.html" xlink:type="simple">2015-05-02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晴转多云</text:p>
          </table:table-cell>
          <table:table-cell office:value-type="string" calcext:value-type="string">
            <text:p>暂无实况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503.html" xlink:type="simple">2015-05-03</text:a>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小雨转阴</text:p>
          </table:table-cell>
          <table:table-cell office:value-type="string" calcext:value-type="string">
            <text:p>西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504.html" xlink:type="simple">2015-05-04</text:a>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多云转小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505.html" xlink:type="simple">2015-05-05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506.html" xlink:type="simple">2015-05-06</text:a>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晴转多云</text:p>
          </table:table-cell>
          <table:table-cell office:value-type="string" calcext:value-type="string">
            <text:p>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507.html" xlink:type="simple">2015-05-07</text:a>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晴转多云</text:p>
          </table:table-cell>
          <table:table-cell office:value-type="string" calcext:value-type="string">
            <text:p>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508.html" xlink:type="simple">2015-05-08</text:a>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中雨~晴</text:p>
          </table:table-cell>
          <table:table-cell office:value-type="string" calcext:value-type="string">
            <text:p>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509.html" xlink:type="simple">2015-05-09</text:a>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中雨~晴</text:p>
          </table:table-cell>
          <table:table-cell office:value-type="string" calcext:value-type="string">
            <text:p>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510.html" xlink:type="simple">2015-05-10</text:a>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中雨~晴</text:p>
          </table:table-cell>
          <table:table-cell office:value-type="string" calcext:value-type="string">
            <text:p>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511.html" xlink:type="simple">2015-05-11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小雨~多云</text:p>
          </table:table-cell>
          <table:table-cell office:value-type="string" calcext:value-type="string">
            <text:p>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512.html" xlink:type="simple">2015-05-12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513.html" xlink:type="simple">2015-05-13</text:a>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514.html" xlink:type="simple">2015-05-14</text:a>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阵雨~中雨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515.html" xlink:type="simple">2015-05-15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小雨~阴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516.html" xlink:type="simple">2015-05-16</text:a>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517.html" xlink:type="simple">2015-05-17</text:a>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小雨~中雨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518.html" xlink:type="simple">2015-05-18</text:a>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多云~阴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519.html" xlink:type="simple">2015-05-19</text:a>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多云~晴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520.html" xlink:type="simple">2015-05-20</text:a>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晴~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521.html" xlink:type="simple">2015-05-21</text:a>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晴~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522.html" xlink:type="simple">2015-05-22</text:a>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多云~晴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523.html" xlink:type="simple">2015-05-23</text:a>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阴~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524.html" xlink:type="simple">2015-05-24</text:a>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525.html" xlink:type="simple">2015-05-25</text:a>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阴~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526.html" xlink:type="simple">2015-05-26</text:a>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小雨~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527.html" xlink:type="simple">2015-05-27</text:a>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528.html" xlink:type="simple">2015-05-28</text:a>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多云~小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529.html" xlink:type="simple">2015-05-29</text:a>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中雨~阴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530.html" xlink:type="simple">2015-05-30</text:a>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多云~晴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531.html" xlink:type="simple">2015-05-31</text:a>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晴~多云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日期</text:p>
          </table:table-cell>
          <table:table-cell office:value-type="string" calcext:value-type="string">
            <text:p>最高气温</text:p>
          </table:table-cell>
          <table:table-cell office:value-type="string" calcext:value-type="string">
            <text:p>最低气温</text:p>
          </table:table-cell>
          <table:table-cell office:value-type="string" calcext:value-type="string">
            <text:p>天气</text:p>
          </table:table-cell>
          <table:table-cell office:value-type="string" calcext:value-type="string">
            <text:p>风向</text:p>
          </table:table-cell>
          <table:table-cell office:value-type="string" calcext:value-type="string">
            <text:p>风力</text:p>
          </table:table-cell>
        </table:table-row>
        <table:table-row table:style-name="ro1">
          <table:table-cell office:value-type="string" calcext:value-type="string">
            <text:p><text:a xlink:href="http://wuhan.tianqi.com/20150601.html" xlink:type="simple">2015-06-01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中雨~暴雨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602.html" xlink:type="simple">2015-06-02</text:a>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中雨~阴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603.html" xlink:type="simple">2015-06-03</text:a>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604.html" xlink:type="simple">2015-06-04</text:a>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阵雨~多云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605.html" xlink:type="simple">2015-06-05</text:a>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晴~多云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606.html" xlink:type="simple">2015-06-06</text:a>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多云~阴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607.html" xlink:type="simple">2015-06-07</text:a>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大雨~暴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608.html" xlink:type="simple">2015-06-08</text:a>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小雨~多云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609.html" xlink:type="simple">2015-06-09</text:a>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多云~阴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610.html" xlink:type="simple">2015-06-10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611.html" xlink:type="simple">2015-06-11</text:a>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多云~阴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612.html" xlink:type="simple">2015-06-12</text:a>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晴~多云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613.html" xlink:type="simple">2015-06-13</text:a>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多云~小雨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614.html" xlink:type="simple">2015-06-14</text:a>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阵雨~小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615.html" xlink:type="simple">2015-06-15</text:a>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中雨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616.html" xlink:type="simple">2015-06-16</text:a>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中雨~大雨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617.html" xlink:type="simple">2015-06-17</text:a>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暴雨~中雨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618.html" xlink:type="simple">2015-06-18</text:a>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619.html" xlink:type="simple">2015-06-19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晴~多云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620.html" xlink:type="simple">2015-06-20</text:a>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多云~中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621.html" xlink:type="simple">2015-06-21</text:a>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中雨~多云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622.html" xlink:type="simple">2015-06-22</text:a>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623.html" xlink:type="simple">2015-06-23</text:a>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阵雨~多云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624.html" xlink:type="simple">2015-06-24</text:a>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小雨~中雨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625.html" xlink:type="simple">2015-06-25</text:a>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大雨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626.html" xlink:type="simple">2015-06-26</text:a>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阵雨~阴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627.html" xlink:type="simple">2015-06-27</text:a>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阴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628.html" xlink:type="simple">2015-06-28</text:a>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629.html" xlink:type="simple">2015-06-29</text:a>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630.html" xlink:type="simple">2015-06-30</text:a>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中雨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日期</text:p>
          </table:table-cell>
          <table:table-cell office:value-type="string" calcext:value-type="string">
            <text:p>最高气温</text:p>
          </table:table-cell>
          <table:table-cell office:value-type="string" calcext:value-type="string">
            <text:p>最低气温</text:p>
          </table:table-cell>
          <table:table-cell office:value-type="string" calcext:value-type="string">
            <text:p>天气</text:p>
          </table:table-cell>
          <table:table-cell office:value-type="string" calcext:value-type="string">
            <text:p>风向</text:p>
          </table:table-cell>
          <table:table-cell office:value-type="string" calcext:value-type="string">
            <text:p>风力</text:p>
          </table:table-cell>
        </table:table-row>
        <table:table-row table:style-name="ro1">
          <table:table-cell office:value-type="string" calcext:value-type="string">
            <text:p><text:a xlink:href="http://wuhan.tianqi.com/20150701.html" xlink:type="simple">2015-07-01</text:a>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702.html" xlink:type="simple">2015-07-02</text:a>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703.html" xlink:type="simple">2015-07-03</text:a>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阴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704.html" xlink:type="simple">2015-07-04</text:a>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小雨~阴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705.html" xlink:type="simple">2015-07-05</text:a>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阴~小雨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706.html" xlink:type="simple">2015-07-06</text:a>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阵雨~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707.html" xlink:type="simple">2015-07-07</text:a>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708.html" xlink:type="simple">2015-07-08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多云~阴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709.html" xlink:type="simple">2015-07-09</text:a>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阵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710.html" xlink:type="simple">2015-07-10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阴~多云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711.html" xlink:type="simple">2015-07-11</text:a>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712.html" xlink:type="simple">2015-07-12</text:a>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多云~晴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713.html" xlink:type="simple">2015-07-13</text:a>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714.html" xlink:type="simple">2015-07-14</text:a>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715.html" xlink:type="simple">2015-07-15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大雨~暴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716.html" xlink:type="simple">2015-07-16</text:a>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小雨~阴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717.html" xlink:type="simple">2015-07-17</text:a>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阵雨~多云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718.html" xlink:type="simple">2015-07-18</text:a>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多云~晴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719.html" xlink:type="simple">2015-07-19</text:a>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阴~晴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720.html" xlink:type="simple">2015-07-20</text:a>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721.html" xlink:type="simple">2015-07-21</text:a>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722.html" xlink:type="simple">2015-07-22</text:a>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阵雨~小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723.html" xlink:type="simple">2015-07-23</text:a>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暴雨~大雨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724.html" xlink:type="simple">2015-07-24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多云~晴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725.html" xlink:type="simple">2015-07-25</text:a>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726.html" xlink:type="simple">2015-07-26</text:a>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阵雨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727.html" xlink:type="simple">2015-07-27</text:a>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阵雨~晴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728.html" xlink:type="simple">2015-07-28</text:a>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多云~晴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729.html" xlink:type="simple">2015-07-29</text:a>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730.html" xlink:type="simple">2015-07-30</text:a>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多云~晴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731.html" xlink:type="simple">2015-07-31</text:a>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日期</text:p>
          </table:table-cell>
          <table:table-cell office:value-type="string" calcext:value-type="string">
            <text:p>最高气温</text:p>
          </table:table-cell>
          <table:table-cell office:value-type="string" calcext:value-type="string">
            <text:p>最低气温</text:p>
          </table:table-cell>
          <table:table-cell office:value-type="string" calcext:value-type="string">
            <text:p>天气</text:p>
          </table:table-cell>
          <table:table-cell office:value-type="string" calcext:value-type="string">
            <text:p>风向</text:p>
          </table:table-cell>
          <table:table-cell office:value-type="string" calcext:value-type="string">
            <text:p>风力</text:p>
          </table:table-cell>
        </table:table-row>
        <table:table-row table:style-name="ro1">
          <table:table-cell office:value-type="string" calcext:value-type="string">
            <text:p><text:a xlink:href="http://wuhan.tianqi.com/20150801.html" xlink:type="simple">2015-08-01</text:a>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802.html" xlink:type="simple">2015-08-02</text:a>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803.html" xlink:type="simple">2015-08-03</text:a>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804.html" xlink:type="simple">2015-08-04</text:a>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805.html" xlink:type="simple">2015-08-05</text:a>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多云~小雨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806.html" xlink:type="simple">2015-08-06</text:a>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小雨~晴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807.html" xlink:type="simple">2015-08-07</text:a>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808.html" xlink:type="simple">2015-08-08</text:a>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809.html" xlink:type="simple">2015-08-09</text:a>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阵雨~大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810.html" xlink:type="simple">2015-08-10</text:a>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中雨~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811.html" xlink:type="simple">2015-08-11</text:a>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晴~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812.html" xlink:type="simple">2015-08-12</text:a>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多云~晴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813.html" xlink:type="simple">2015-08-13</text:a>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多云~阵雨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814.html" xlink:type="simple">2015-08-14</text:a>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多云~小雨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815.html" xlink:type="simple">2015-08-15</text:a>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小雨~多云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816.html" xlink:type="simple">2015-08-16</text:a>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817.html" xlink:type="simple">2015-08-17</text:a>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多云~阴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818.html" xlink:type="simple">2015-08-18</text:a>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多云~大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819.html" xlink:type="simple">2015-08-19</text:a>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中雨~小雨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820.html" xlink:type="simple">2015-08-20</text:a>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821.html" xlink:type="simple">2015-08-21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多云~晴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822.html" xlink:type="simple">2015-08-22</text:a>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823.html" xlink:type="simple">2015-08-23</text:a>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多云~晴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824.html" xlink:type="simple">2015-08-24</text:a>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晴~多云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825.html" xlink:type="simple">2015-08-25</text:a>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多云~晴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826.html" xlink:type="simple">2015-08-26</text:a>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827.html" xlink:type="simple">2015-08-27</text:a>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828.html" xlink:type="simple">2015-08-28</text:a>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多云~晴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829.html" xlink:type="simple">2015-08-29</text:a>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830.html" xlink:type="simple">2015-08-30</text:a>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831.html" xlink:type="simple">2015-08-31</text:a>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晴~多云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日期</text:p>
          </table:table-cell>
          <table:table-cell office:value-type="string" calcext:value-type="string">
            <text:p>最高气温</text:p>
          </table:table-cell>
          <table:table-cell office:value-type="string" calcext:value-type="string">
            <text:p>最低气温</text:p>
          </table:table-cell>
          <table:table-cell office:value-type="string" calcext:value-type="string">
            <text:p>天气</text:p>
          </table:table-cell>
          <table:table-cell office:value-type="string" calcext:value-type="string">
            <text:p>风向</text:p>
          </table:table-cell>
          <table:table-cell office:value-type="string" calcext:value-type="string">
            <text:p>风力</text:p>
          </table:table-cell>
        </table:table-row>
        <table:table-row table:style-name="ro1">
          <table:table-cell office:value-type="string" calcext:value-type="string">
            <text:p><text:a xlink:href="http://wuhan.tianqi.com/20150901.html" xlink:type="simple">2015-09-01</text:a>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多云~晴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902.html" xlink:type="simple">2015-09-02</text:a>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903.html" xlink:type="simple">2015-09-03</text:a>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晴~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904.html" xlink:type="simple">2015-09-04</text:a>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小雨~中雨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905.html" xlink:type="simple">2015-09-05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小雨~多云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906.html" xlink:type="simple">2015-09-06</text:a>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多云~晴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907.html" xlink:type="simple">2015-09-07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多云~晴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908.html" xlink:type="simple">2015-09-08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多云~晴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909.html" xlink:type="simple">2015-09-09</text:a>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晴~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910.html" xlink:type="simple">2015-09-10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晴~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911.html" xlink:type="simple">2015-09-11</text:a>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阴~小雨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912.html" xlink:type="simple">2015-09-12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阵雨~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913.html" xlink:type="simple">2015-09-13</text:a>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914.html" xlink:type="simple">2015-09-14</text:a>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915.html" xlink:type="simple">2015-09-15</text:a>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916.html" xlink:type="simple">2015-09-16</text:a>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晴~多云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917.html" xlink:type="simple">2015-09-17</text:a>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阴~小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918.html" xlink:type="simple">2015-09-18</text:a>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小雨~中雨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919.html" xlink:type="simple">2015-09-19</text:a>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阴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920.html" xlink:type="simple">2015-09-20</text:a>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921.html" xlink:type="simple">2015-09-21</text:a>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晴~多云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922.html" xlink:type="simple">2015-09-22</text:a>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阴~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923.html" xlink:type="simple">2015-09-23</text:a>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晴~阴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924.html" xlink:type="simple">2015-09-24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中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925.html" xlink:type="simple">2015-09-25</text:a>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小雨~阴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926.html" xlink:type="simple">2015-09-26</text:a>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多云~晴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927.html" xlink:type="simple">2015-09-27</text:a>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晴~多云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928.html" xlink:type="simple">2015-09-28</text:a>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929.html" xlink:type="simple">2015-09-29</text:a>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多云~小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0930.html" xlink:type="simple">2015-09-30</text:a>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阵雨~多云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日期</text:p>
          </table:table-cell>
          <table:table-cell office:value-type="string" calcext:value-type="string">
            <text:p>最高气温</text:p>
          </table:table-cell>
          <table:table-cell office:value-type="string" calcext:value-type="string">
            <text:p>最低气温</text:p>
          </table:table-cell>
          <table:table-cell office:value-type="string" calcext:value-type="string">
            <text:p>天气</text:p>
          </table:table-cell>
          <table:table-cell office:value-type="string" calcext:value-type="string">
            <text:p>风向</text:p>
          </table:table-cell>
          <table:table-cell office:value-type="string" calcext:value-type="string">
            <text:p>风力</text:p>
          </table:table-cell>
        </table:table-row>
        <table:table-row table:style-name="ro1">
          <table:table-cell office:value-type="string" calcext:value-type="string">
            <text:p><text:a xlink:href="http://wuhan.tianqi.com/20151001.html" xlink:type="simple">2015-10-01</text:a>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多云~晴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1002.html" xlink:type="simple">2015-10-02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晴~多云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1003.html" xlink:type="simple">2015-10-03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1004.html" xlink:type="simple">2015-10-04</text:a>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多云~小雨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1005.html" xlink:type="simple">2015-10-05</text:a>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阴~小雨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1006.html" xlink:type="simple">2015-10-06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中雨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1007.html" xlink:type="simple">2015-10-07</text:a>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小雨~晴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1008.html" xlink:type="simple">2015-10-08</text:a>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1009.html" xlink:type="simple">2015-10-09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多云~晴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1010.html" xlink:type="simple">2015-10-10</text:a>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1011.html" xlink:type="simple">2015-10-11</text:a>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1012.html" xlink:type="simple">2015-10-12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晴~多云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1013.html" xlink:type="simple">2015-10-13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1014.html" xlink:type="simple">2015-10-14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1015.html" xlink:type="simple">2015-10-15</text:a>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1016.html" xlink:type="simple">2015-10-16</text:a>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1017.html" xlink:type="simple">2015-10-17</text:a>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晴~多云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1018.html" xlink:type="simple">2015-10-18</text:a>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1019.html" xlink:type="simple">2015-10-19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1020.html" xlink:type="simple">2015-10-20</text:a>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1021.html" xlink:type="simple">2015-10-21</text:a>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1022.html" xlink:type="simple">2015-10-22</text:a>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1023.html" xlink:type="simple">2015-10-23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1024.html" xlink:type="simple">2015-10-24</text:a>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多云~晴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1025.html" xlink:type="simple">2015-10-25</text:a>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晴~多云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1026.html" xlink:type="simple">2015-10-26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1027.html" xlink:type="simple">2015-10-27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晴~多云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1028.html" xlink:type="simple">2015-10-28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1029.html" xlink:type="simple">2015-10-29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1030.html" xlink:type="simple">2015-10-30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阴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1031.html" xlink:type="simple">2015-10-31</text:a>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阴~多云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日期</text:p>
          </table:table-cell>
          <table:table-cell office:value-type="string" calcext:value-type="string">
            <text:p>最高气温</text:p>
          </table:table-cell>
          <table:table-cell office:value-type="string" calcext:value-type="string">
            <text:p>最低气温</text:p>
          </table:table-cell>
          <table:table-cell office:value-type="string" calcext:value-type="string">
            <text:p>天气</text:p>
          </table:table-cell>
          <table:table-cell office:value-type="string" calcext:value-type="string">
            <text:p>风向</text:p>
          </table:table-cell>
          <table:table-cell office:value-type="string" calcext:value-type="string">
            <text:p>风力</text:p>
          </table:table-cell>
        </table:table-row>
        <table:table-row table:style-name="ro1">
          <table:table-cell office:value-type="string" calcext:value-type="string">
            <text:p><text:a xlink:href="http://wuhan.tianqi.com/20151101.html" xlink:type="simple">2015-11-01</text:a>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1102.html" xlink:type="simple">2015-11-02</text:a>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1103.html" xlink:type="simple">2015-11-03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晴~多云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1104.html" xlink:type="simple">2015-11-04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阴~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1105.html" xlink:type="simple">2015-11-05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1106.html" xlink:type="simple">2015-11-06</text:a>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小雨~中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1107.html" xlink:type="simple">2015-11-07</text:a>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1108.html" xlink:type="simple">2015-11-08</text:a>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小雨~晴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1109.html" xlink:type="simple">2015-11-09</text:a>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晴~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1110.html" xlink:type="simple">2015-11-10</text:a>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1111.html" xlink:type="simple">2015-11-11</text:a>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阴~小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1112.html" xlink:type="simple">2015-11-12</text:a>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1113.html" xlink:type="simple">2015-11-13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阴~多云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1114.html" xlink:type="simple">2015-11-14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晴~多云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1115.html" xlink:type="simple">2015-11-15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1116.html" xlink:type="simple">2015-11-16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1117.html" xlink:type="simple">2015-11-17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1118.html" xlink:type="simple">2015-11-18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1119.html" xlink:type="simple">2015-11-19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小雨~阴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1120.html" xlink:type="simple">2015-11-20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阴~多云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1121.html" xlink:type="simple">2015-11-21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1122.html" xlink:type="simple">2015-11-22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小雨~阴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1123.html" xlink:type="simple">2015-11-23</text:a>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小雨~雨夹雪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1124.html" xlink:type="simple">2015-11-24</text:a>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中雨~小雨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1125.html" xlink:type="simple">2015-11-25</text:a>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1126.html" xlink:type="simple">2015-11-26</text:a>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1127.html" xlink:type="simple">2015-11-27</text:a>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阴~小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1128.html" xlink:type="simple">2015-11-28</text:a>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小雨~多云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1129.html" xlink:type="simple">2015-11-29</text:a>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1130.html" xlink:type="simple">2015-11-30</text:a>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多云~阴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日期</text:p>
          </table:table-cell>
          <table:table-cell office:value-type="string" calcext:value-type="string">
            <text:p>最高气温</text:p>
          </table:table-cell>
          <table:table-cell office:value-type="string" calcext:value-type="string">
            <text:p>最低气温</text:p>
          </table:table-cell>
          <table:table-cell office:value-type="string" calcext:value-type="string">
            <text:p>天气</text:p>
          </table:table-cell>
          <table:table-cell office:value-type="string" calcext:value-type="string">
            <text:p>风向</text:p>
          </table:table-cell>
          <table:table-cell office:value-type="string" calcext:value-type="string">
            <text:p>风力</text:p>
          </table:table-cell>
        </table:table-row>
        <table:table-row table:style-name="ro1">
          <table:table-cell office:value-type="string" calcext:value-type="string">
            <text:p><text:a xlink:href="http://wuhan.tianqi.com/20151201.html" xlink:type="simple">2015-12-01</text:a>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多云~小雨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1202.html" xlink:type="simple">2015-12-02</text:a>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多云~晴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1203.html" xlink:type="simple">2015-12-03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晴~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1204.html" xlink:type="simple">2015-12-04</text:a>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阴~小雨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1205.html" xlink:type="simple">2015-12-05</text:a>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小雨~晴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1206.html" xlink:type="simple">2015-12-06</text:a>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1207.html" xlink:type="simple">2015-12-07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1208.html" xlink:type="simple">2015-12-08</text:a>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阴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1209.html" xlink:type="simple">2015-12-09</text:a>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阴~多云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1210.html" xlink:type="simple">2015-12-10</text:a>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阴~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1211.html" xlink:type="simple">2015-12-11</text:a>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阴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1212.html" xlink:type="simple">2015-12-12</text:a>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阴~小雨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1213.html" xlink:type="simple">2015-12-13</text:a>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阴~小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1214.html" xlink:type="simple">2015-12-14</text:a>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1215.html" xlink:type="simple">2015-12-15</text:a>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1216.html" xlink:type="simple">2015-12-16</text:a></text:p>
          </table:table-cell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1217.html" xlink:type="simple">2015-12-17</text:a></text:p>
          </table:table-cell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1218.html" xlink:type="simple">2015-12-18</text:a></text:p>
          </table:table-cell>
          <table:table-cell office:value-type="float" office:value="9" calcext:value-type="float">
            <text:p>9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1219.html" xlink:type="simple">2015-12-19</text:a>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多云~小雨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1220.html" xlink:type="simple">2015-12-20</text:a>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小雨~阴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1221.html" xlink:type="simple">2015-12-21</text:a>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多云~阴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1222.html" xlink:type="simple">2015-12-22</text:a>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阴~小雨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1223.html" xlink:type="simple">2015-12-23</text:a>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阴~小雨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1224.html" xlink:type="simple">2015-12-24</text:a>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小雨~晴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1225.html" xlink:type="simple">2015-12-25</text:a>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1226.html" xlink:type="simple">2015-12-26</text:a>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1227.html" xlink:type="simple">2015-12-27</text:a>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晴~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1228.html" xlink:type="simple">2015-12-28</text:a>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多云~阴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1229.html" xlink:type="simple">2015-12-29</text:a>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1230.html" xlink:type="simple">2015-12-30</text:a></text:p>
          </table:table-cell>
          <table:table-cell office:value-type="float" office:value="12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多云~晴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51231.html" xlink:type="simple">2015-12-31</text:a>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晴~多云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日期</text:p>
          </table:table-cell>
          <table:table-cell office:value-type="string" calcext:value-type="string">
            <text:p>最高气温</text:p>
          </table:table-cell>
          <table:table-cell office:value-type="string" calcext:value-type="string">
            <text:p>最低气温</text:p>
          </table:table-cell>
          <table:table-cell office:value-type="string" calcext:value-type="string">
            <text:p>天气</text:p>
          </table:table-cell>
          <table:table-cell office:value-type="string" calcext:value-type="string">
            <text:p>风向</text:p>
          </table:table-cell>
          <table:table-cell office:value-type="string" calcext:value-type="string">
            <text:p>风力</text:p>
          </table:table-cell>
        </table:table-row>
        <table:table-row table:style-name="ro1">
          <table:table-cell office:value-type="string" calcext:value-type="string">
            <text:p><text:a xlink:href="http://wuhan.tianqi.com/20160101.html" xlink:type="simple">2016-01-01</text:a>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阴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102.html" xlink:type="simple">2016-01-02</text:a>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103.html" xlink:type="simple">2016-01-03</text:a>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多云~小雨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104.html" xlink:type="simple">2016-01-04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105.html" xlink:type="simple">2016-01-05</text:a>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阴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106.html" xlink:type="simple">2016-01-06</text:a>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107.html" xlink:type="simple">2016-01-07</text:a>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小雨~晴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108.html" xlink:type="simple">2016-01-08</text:a>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多云~阴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109.html" xlink:type="simple">2016-01-09</text:a>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110.html" xlink:type="simple">2016-01-10</text:a>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111.html" xlink:type="simple">2016-01-11</text:a>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小雨~阴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112.html" xlink:type="simple">2016-01-12</text:a>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阴~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113.html" xlink:type="simple">2016-01-13</text:a>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114.html" xlink:type="simple">2016-01-14</text:a>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阴~多云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115.html" xlink:type="simple">2016-01-15</text:a>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晴~多云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116.html" xlink:type="simple">2016-01-16</text:a>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117.html" xlink:type="simple">2016-01-17</text:a>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多云~晴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118.html" xlink:type="simple">2016-01-18</text:a>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晴~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119.html" xlink:type="simple">2016-01-19</text:a>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晴~阴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120.html" xlink:type="simple">2016-01-20</text:a>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雨夹雪~中雪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121.html" xlink:type="simple">2016-01-21</text:a>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小雪~中雪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122.html" xlink:type="simple">2016-01-22</text:a>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小雨~小雪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123.html" xlink:type="simple">2016-01-23</text:a></text:p>
          </table:table-cell>
          <table:table-cell office:value-type="float" office:value="3" calcext:value-type="float">
            <text:p>3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124.html" xlink:type="simple">2016-01-24</text:a>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125.html" xlink:type="simple">2016-01-25</text:a></text:p>
          </table:table-cell>
          <table:table-cell office:value-type="float" office:value="3" calcext:value-type="float">
            <text:p>3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126.html" xlink:type="simple">2016-01-26</text:a>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127.html" xlink:type="simple">2016-01-27</text:a>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多云~阴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128.html" xlink:type="simple">2016-01-28</text:a>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129.html" xlink:type="simple">2016-01-29</text:a>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130.html" xlink:type="simple">2016-01-30</text:a>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阴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131.html" xlink:type="simple">2016-01-31</text:a>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中雪~小雪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日期</text:p>
          </table:table-cell>
          <table:table-cell office:value-type="string" calcext:value-type="string">
            <text:p>最高气温</text:p>
          </table:table-cell>
          <table:table-cell office:value-type="string" calcext:value-type="string">
            <text:p>最低气温</text:p>
          </table:table-cell>
          <table:table-cell office:value-type="string" calcext:value-type="string">
            <text:p>天气</text:p>
          </table:table-cell>
          <table:table-cell office:value-type="string" calcext:value-type="string">
            <text:p>风向</text:p>
          </table:table-cell>
          <table:table-cell office:value-type="string" calcext:value-type="string">
            <text:p>风力</text:p>
          </table:table-cell>
        </table:table-row>
        <table:table-row table:style-name="ro1">
          <table:table-cell office:value-type="string" calcext:value-type="string">
            <text:p><text:a xlink:href="http://wuhan.tianqi.com/20160201.html" xlink:type="simple">2016-02-01</text:a>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202.html" xlink:type="simple">2016-02-02</text:a>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203.html" xlink:type="simple">2016-02-03</text:a></text:p>
          </table:table-cell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晴~阴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204.html" xlink:type="simple">2016-02-04</text:a>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多云~晴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205.html" xlink:type="simple">2016-02-05</text:a></text:p>
          </table:table-cell>
          <table:table-cell office:value-type="float" office:value="12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206.html" xlink:type="simple">2016-02-06</text:a></text:p>
          </table:table-cell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207.html" xlink:type="simple">2016-02-07</text:a>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208.html" xlink:type="simple">2016-02-08</text:a>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209.html" xlink:type="simple">2016-02-09</text:a>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晴~多云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210.html" xlink:type="simple">2016-02-10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211.html" xlink:type="simple">2016-02-11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212.html" xlink:type="simple">2016-02-12</text:a>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中雨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213.html" xlink:type="simple">2016-02-13</text:a>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阴~小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214.html" xlink:type="simple">2016-02-14</text:a>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阴~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215.html" xlink:type="simple">2016-02-15</text:a>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晴~多云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216.html" xlink:type="simple">2016-02-16</text:a>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晴~多云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217.html" xlink:type="simple">2016-02-17</text:a>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多云~晴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218.html" xlink:type="simple">2016-02-18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219.html" xlink:type="simple">2016-02-19</text:a>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多云~晴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220.html" xlink:type="simple">2016-02-20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晴~阴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221.html" xlink:type="simple">2016-02-21</text:a>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小雨~中雨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222.html" xlink:type="simple">2016-02-22</text:a>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阴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223.html" xlink:type="simple">2016-02-23</text:a>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224.html" xlink:type="simple">2016-02-24</text:a>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晴~多云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225.html" xlink:type="simple">2016-02-25</text:a>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226.html" xlink:type="simple">2016-02-26</text:a>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227.html" xlink:type="simple">2016-02-27</text:a>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228.html" xlink:type="simple">2016-02-28</text:a>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229.html" xlink:type="simple">2016-02-29</text:a>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日期</text:p>
          </table:table-cell>
          <table:table-cell office:value-type="string" calcext:value-type="string">
            <text:p>最高气温</text:p>
          </table:table-cell>
          <table:table-cell office:value-type="string" calcext:value-type="string">
            <text:p>最低气温</text:p>
          </table:table-cell>
          <table:table-cell office:value-type="string" calcext:value-type="string">
            <text:p>天气</text:p>
          </table:table-cell>
          <table:table-cell office:value-type="string" calcext:value-type="string">
            <text:p>风向</text:p>
          </table:table-cell>
          <table:table-cell office:value-type="string" calcext:value-type="string">
            <text:p>风力</text:p>
          </table:table-cell>
        </table:table-row>
        <table:table-row table:style-name="ro1">
          <table:table-cell office:value-type="string" calcext:value-type="string">
            <text:p><text:a xlink:href="http://wuhan.tianqi.com/20160301.html" xlink:type="simple">2016-03-01</text:a>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多云~小雨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302.html" xlink:type="simple">2016-03-02</text:a>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多云~小雨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303.html" xlink:type="simple">2016-03-03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小雨~阴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304.html" xlink:type="simple">2016-03-04</text:a>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多云~中雨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305.html" xlink:type="simple">2016-03-05</text:a>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小雨~晴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306.html" xlink:type="simple">2016-03-06</text:a>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307.html" xlink:type="simple">2016-03-07</text:a>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多云~中雨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308.html" xlink:type="simple">2016-03-08</text:a>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309.html" xlink:type="simple">2016-03-09</text:a>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310.html" xlink:type="simple">2016-03-10</text:a>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小雨~晴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311.html" xlink:type="simple">2016-03-11</text:a>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312.html" xlink:type="simple">2016-03-12</text:a>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多云~阴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313.html" xlink:type="simple">2016-03-13</text:a>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多云~晴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314.html" xlink:type="simple">2016-03-14</text:a>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315.html" xlink:type="simple">2016-03-15</text:a>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多云~阴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316.html" xlink:type="simple">2016-03-16</text:a>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阴~小雨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317.html" xlink:type="simple">2016-03-17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小雨~多云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318.html" xlink:type="simple">2016-03-18</text:a>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319.html" xlink:type="simple">2016-03-19</text:a>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晴~阴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320.html" xlink:type="simple">2016-03-20</text:a>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321.html" xlink:type="simple">2016-03-21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多云~阴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322.html" xlink:type="simple">2016-03-22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阴~小雨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323.html" xlink:type="simple">2016-03-23</text:a>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阴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324.html" xlink:type="simple">2016-03-24</text:a>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325.html" xlink:type="simple">2016-03-25</text:a>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326.html" xlink:type="simple">2016-03-26</text:a>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小雨~多云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327.html" xlink:type="simple">2016-03-27</text:a>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328.html" xlink:type="simple">2016-03-28</text:a>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晴~多云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329.html" xlink:type="simple">2016-03-29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330.html" xlink:type="simple">2016-03-30</text:a>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小雨~多云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331.html" xlink:type="simple">2016-03-31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多云~晴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日期</text:p>
          </table:table-cell>
          <table:table-cell office:value-type="string" calcext:value-type="string">
            <text:p>最高气温</text:p>
          </table:table-cell>
          <table:table-cell office:value-type="string" calcext:value-type="string">
            <text:p>最低气温</text:p>
          </table:table-cell>
          <table:table-cell office:value-type="string" calcext:value-type="string">
            <text:p>天气</text:p>
          </table:table-cell>
          <table:table-cell office:value-type="string" calcext:value-type="string">
            <text:p>风向</text:p>
          </table:table-cell>
          <table:table-cell office:value-type="string" calcext:value-type="string">
            <text:p>风力</text:p>
          </table:table-cell>
        </table:table-row>
        <table:table-row table:style-name="ro1">
          <table:table-cell office:value-type="string" calcext:value-type="string">
            <text:p><text:a xlink:href="http://wuhan.tianqi.com/20160401.html" xlink:type="simple">2016-04-01</text:a>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多云~小雨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402.html" xlink:type="simple">2016-04-02</text:a>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中雨~小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403.html" xlink:type="simple">2016-04-03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中雨~小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404.html" xlink:type="simple">2016-04-04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405.html" xlink:type="simple">2016-04-05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大雨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406.html" xlink:type="simple">2016-04-06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大雨~小雨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407.html" xlink:type="simple">2016-04-07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408.html" xlink:type="simple">2016-04-08</text:a>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409.html" xlink:type="simple">2016-04-09</text:a>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阴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410.html" xlink:type="simple">2016-04-10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411.html" xlink:type="simple">2016-04-11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412.html" xlink:type="simple">2016-04-12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阴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413.html" xlink:type="simple">2016-04-13</text:a>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414.html" xlink:type="simple">2016-04-14</text:a>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415.html" xlink:type="simple">2016-04-15</text:a>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小雨~中雨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416.html" xlink:type="simple">2016-04-16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小雨~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417.html" xlink:type="simple">2016-04-17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小雨~多云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418.html" xlink:type="simple">2016-04-18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419.html" xlink:type="simple">2016-04-19</text:a>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多云~大雨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420.html" xlink:type="simple">2016-04-20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大雨~阴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421.html" xlink:type="simple">2016-04-21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晴~阴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422.html" xlink:type="simple">2016-04-22</text:a>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多云~小雨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423.html" xlink:type="simple">2016-04-23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小雨~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424.html" xlink:type="simple">2016-04-24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多云~阴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425.html" xlink:type="simple">2016-04-25</text:a>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多云~小雨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426.html" xlink:type="simple">2016-04-26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小雨~阴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427.html" xlink:type="simple">2016-04-27</text:a>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428.html" xlink:type="simple">2016-04-28</text:a>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429.html" xlink:type="simple">2016-04-29</text:a>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430.html" xlink:type="simple">2016-04-30</text:a>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晴~多云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日期</text:p>
          </table:table-cell>
          <table:table-cell office:value-type="string" calcext:value-type="string">
            <text:p>最高气温</text:p>
          </table:table-cell>
          <table:table-cell office:value-type="string" calcext:value-type="string">
            <text:p>最低气温</text:p>
          </table:table-cell>
          <table:table-cell office:value-type="string" calcext:value-type="string">
            <text:p>天气</text:p>
          </table:table-cell>
          <table:table-cell office:value-type="string" calcext:value-type="string">
            <text:p>风向</text:p>
          </table:table-cell>
          <table:table-cell office:value-type="string" calcext:value-type="string">
            <text:p>风力</text:p>
          </table:table-cell>
        </table:table-row>
        <table:table-row table:style-name="ro1">
          <table:table-cell office:value-type="string" calcext:value-type="string">
            <text:p><text:a xlink:href="http://wuhan.tianqi.com/20160501.html" xlink:type="simple">2016-05-01</text:a>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502.html" xlink:type="simple">2016-05-02</text:a>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中雨~晴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503.html" xlink:type="simple">2016-05-03</text:a>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504.html" xlink:type="simple">2016-05-04</text:a>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阴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505.html" xlink:type="simple">2016-05-05</text:a>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阵雨~小雨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506.html" xlink:type="simple">2016-05-06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阵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507.html" xlink:type="simple">2016-05-07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508.html" xlink:type="simple">2016-05-08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小雨~多云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509.html" xlink:type="simple">2016-05-09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小雨~多云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510.html" xlink:type="simple">2016-05-10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511.html" xlink:type="simple">2016-05-11</text:a>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512.html" xlink:type="simple">2016-05-12</text:a>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晴~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513.html" xlink:type="simple">2016-05-13</text:a>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多云~阴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514.html" xlink:type="simple">2016-05-14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中雨~暴雨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515.html" xlink:type="simple">2016-05-15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小雨~晴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516.html" xlink:type="simple">2016-05-16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晴~多云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517.html" xlink:type="simple">2016-05-17</text:a>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518.html" xlink:type="simple">2016-05-18</text:a>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519.html" xlink:type="simple">2016-05-19</text:a>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520.html" xlink:type="simple">2016-05-20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中雨~小雨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521.html" xlink:type="simple">2016-05-21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阴~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522.html" xlink:type="simple">2016-05-22</text:a>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阴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523.html" xlink:type="simple">2016-05-23</text:a>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阵雨~阴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524.html" xlink:type="simple">2016-05-24</text:a>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525.html" xlink:type="simple">2016-05-25</text:a>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小雨~中雨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526.html" xlink:type="simple">2016-05-26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中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527.html" xlink:type="simple">2016-05-27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中雨~小雨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528.html" xlink:type="simple">2016-05-28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529.html" xlink:type="simple">2016-05-29</text:a>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530.html" xlink:type="simple">2016-05-30</text:a>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531.html" xlink:type="simple">2016-05-31</text:a>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中雨~大雨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日期</text:p>
          </table:table-cell>
          <table:table-cell office:value-type="string" calcext:value-type="string">
            <text:p>最高气温</text:p>
          </table:table-cell>
          <table:table-cell office:value-type="string" calcext:value-type="string">
            <text:p>最低气温</text:p>
          </table:table-cell>
          <table:table-cell office:value-type="string" calcext:value-type="string">
            <text:p>天气</text:p>
          </table:table-cell>
          <table:table-cell office:value-type="string" calcext:value-type="string">
            <text:p>风向</text:p>
          </table:table-cell>
          <table:table-cell office:value-type="string" calcext:value-type="string">
            <text:p>风力</text:p>
          </table:table-cell>
        </table:table-row>
        <table:table-row table:style-name="ro1">
          <table:table-cell office:value-type="string" calcext:value-type="string">
            <text:p><text:a xlink:href="http://wuhan.tianqi.com/20160601.html" xlink:type="simple">2016-06-01</text:a>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大雨~小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602.html" xlink:type="simple">2016-06-02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中雨~小雨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603.html" xlink:type="simple">2016-06-03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小雨~多云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604.html" xlink:type="simple">2016-06-04</text:a>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605.html" xlink:type="simple">2016-06-05</text:a>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晴~多云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606.html" xlink:type="simple">2016-06-06</text:a>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小雨~多云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607.html" xlink:type="simple">2016-06-07</text:a>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阵雨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608.html" xlink:type="simple">2016-06-08</text:a>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609.html" xlink:type="simple">2016-06-09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阴~多云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610.html" xlink:type="simple">2016-06-10</text:a>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611.html" xlink:type="simple">2016-06-11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612.html" xlink:type="simple">2016-06-12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多云~晴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613.html" xlink:type="simple">2016-06-13</text:a>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多云~晴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614.html" xlink:type="simple">2016-06-14</text:a>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晴~阴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615.html" xlink:type="simple">2016-06-15</text:a>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小雨~多云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616.html" xlink:type="simple">2016-06-16</text:a>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多云~晴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617.html" xlink:type="simple">2016-06-17</text:a>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618.html" xlink:type="simple">2016-06-18</text:a>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小雨~中雨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619.html" xlink:type="simple">2016-06-19</text:a>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暴雨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620.html" xlink:type="simple">2016-06-20</text:a>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大雨~小雨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621.html" xlink:type="simple">2016-06-21</text:a>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622.html" xlink:type="simple">2016-06-22</text:a>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小雨~晴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623.html" xlink:type="simple">2016-06-23</text:a>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多云~小雨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624.html" xlink:type="simple">2016-06-24</text:a>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中雨~大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625.html" xlink:type="simple">2016-06-25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大雨~中雨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626.html" xlink:type="simple">2016-06-26</text:a>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阵雨~大雨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627.html" xlink:type="simple">2016-06-27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暴雨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628.html" xlink:type="simple">2016-06-28</text:a>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大雨~小雨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629.html" xlink:type="simple">2016-06-29</text:a>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630.html" xlink:type="simple">2016-06-30</text:a>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中雨~大雨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日期</text:p>
          </table:table-cell>
          <table:table-cell office:value-type="string" calcext:value-type="string">
            <text:p>最高气温</text:p>
          </table:table-cell>
          <table:table-cell office:value-type="string" calcext:value-type="string">
            <text:p>最低气温</text:p>
          </table:table-cell>
          <table:table-cell office:value-type="string" calcext:value-type="string">
            <text:p>天气</text:p>
          </table:table-cell>
          <table:table-cell office:value-type="string" calcext:value-type="string">
            <text:p>风向</text:p>
          </table:table-cell>
          <table:table-cell office:value-type="string" calcext:value-type="string">
            <text:p>风力</text:p>
          </table:table-cell>
        </table:table-row>
        <table:table-row table:style-name="ro1">
          <table:table-cell office:value-type="string" calcext:value-type="string">
            <text:p><text:a xlink:href="http://wuhan.tianqi.com/20160701.html" xlink:type="simple">2016-07-01</text:a>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暴雨~大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702.html" xlink:type="simple">2016-07-02</text:a>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大雨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703.html" xlink:type="simple">2016-07-03</text:a>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中雨~暴雨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704.html" xlink:type="simple">2016-07-04</text:a>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大雨~暴雨</text:p>
          </table:table-cell>
          <table:table-cell table:style-name="ce4"/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705.html" xlink:type="simple">2016-07-05</text:a>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大雨</text:p>
          </table:table-cell>
          <table:table-cell table:style-name="ce4"/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706.html" xlink:type="simple">2016-07-06</text:a>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暴雨~小雨</text:p>
          </table:table-cell>
          <table:table-cell table:style-name="ce4"/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707.html" xlink:type="simple">2016-07-07</text:a>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阵雨~多云</text:p>
          </table:table-cell>
          <table:table-cell table:style-name="ce4"/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708.html" xlink:type="simple">2016-07-08</text:a>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多云~晴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709.html" xlink:type="simple">2016-07-09</text:a>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多云~阴</text:p>
          </table:table-cell>
          <table:table-cell table:style-name="ce4"/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710.html" xlink:type="simple">2016-07-10</text:a>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多云</text:p>
          </table:table-cell>
          <table:table-cell table:style-name="ce4"/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711.html" xlink:type="simple">2016-07-11</text:a>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多云</text:p>
          </table:table-cell>
          <table:table-cell table:style-name="ce4"/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712.html" xlink:type="simple">2016-07-12</text:a>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阵雨~小雨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713.html" xlink:type="simple">2016-07-13</text:a>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中雨~大雨</text:p>
          </table:table-cell>
          <table:table-cell office:value-type="string" calcext:value-type="string">
            <text:p>东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714.html" xlink:type="simple">2016-07-14</text:a>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大雨</text:p>
          </table:table-cell>
          <table:table-cell office:value-type="string" calcext:value-type="string">
            <text:p>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715.html" xlink:type="simple">2016-07-15</text:a>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大雨转阴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716.html" xlink:type="simple">2016-07-16</text:a>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717.html" xlink:type="simple">2016-07-17</text:a>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718.html" xlink:type="simple">2016-07-18</text:a>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中雨转小雨</text:p>
          </table:table-cell>
          <table:table-cell office:value-type="string" calcext:value-type="string">
            <text:p>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719.html" xlink:type="simple">2016-07-19</text:a>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中雨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720.html" xlink:type="simple">2016-07-20</text:a>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中雨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721.html" xlink:type="simple">2016-07-21</text:a>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722.html" xlink:type="simple">2016-07-22</text:a>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723.html" xlink:type="simple">2016-07-23</text:a>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724.html" xlink:type="simple">2016-07-24</text:a>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725.html" xlink:type="simple">2016-07-25</text:a>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726.html" xlink:type="simple">2016-07-26</text:a>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727.html" xlink:type="simple">2016-07-27</text:a>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728.html" xlink:type="simple">2016-07-28</text:a>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729.html" xlink:type="simple">2016-07-29</text:a>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730.html" xlink:type="simple">2016-07-30</text:a>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<text:a xlink:href="http://wuhan.tianqi.com/20160731.html" xlink:type="simple">2016-07-31</text:a>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小于3级</text:p>
          </table:table-cell>
        </table:table-row>
        <table:table-row table:style-name="ro1">
          <table:table-cell office:value-type="string" calcext:value-type="string">
            <text:p>日期</text:p>
          </table:table-cell>
          <table:table-cell office:value-type="string" calcext:value-type="string">
            <text:p>最高气温</text:p>
          </table:table-cell>
          <table:table-cell office:value-type="string" calcext:value-type="string">
            <text:p>最低气温</text:p>
          </table:table-cell>
          <table:table-cell office:value-type="string" calcext:value-type="string">
            <text:p>天气</text:p>
          </table:table-cell>
          <table:table-cell office:value-type="string" calcext:value-type="string">
            <text:p>风向</text:p>
          </table:table-cell>
          <table:table-cell office:value-type="string" calcext:value-type="string">
            <text:p>风力</text:p>
          </table:table-cell>
        </table:table-row>
        <table:table-row table:style-name="ro1">
          <table:table-cell office:value-type="string" calcext:value-type="string">
            <text:p><text:a xlink:href="http://wuhan.tianqi.com/20160801.html" xlink:type="simple">2016-08-01</text:a>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1级</text:p>
          </table:table-cell>
        </table:table-row>
        <table:table-row table:style-name="ro1">
          <table:table-cell office:value-type="string" calcext:value-type="string">
            <text:p><text:a xlink:href="http://wuhan.tianqi.com/20160802.html" xlink:type="simple">2016-08-02</text:a>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2级</text:p>
          </table:table-cell>
        </table:table-row>
        <table:table-row table:style-name="ro1">
          <table:table-cell office:value-type="string" calcext:value-type="string">
            <text:p><text:a xlink:href="http://wuhan.tianqi.com/20160803.html" xlink:type="simple">2016-08-03</text:a>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阵雨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2级</text:p>
          </table:table-cell>
        </table:table-row>
        <table:table-row table:style-name="ro1">
          <table:table-cell office:value-type="string" calcext:value-type="string">
            <text:p><text:a xlink:href="http://wuhan.tianqi.com/20160804.html" xlink:type="simple">2016-08-04</text:a>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office:value-type="string" calcext:value-type="string">
            <text:p><text:a xlink:href="http://wuhan.tianqi.com/20160805.html" xlink:type="simple">2016-08-05</text:a>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阵雨</text:p>
          </table:table-cell>
          <table:table-cell table:number-columns-repeated="2" office:value-type="string" calcext:value-type="string">
            <text:p>微风</text:p>
          </table:table-cell>
        </table:table-row>
        <table:table-row table:style-name="ro1">
          <table:table-cell office:value-type="string" calcext:value-type="string">
            <text:p><text:a xlink:href="http://wuhan.tianqi.com/20160806.html" xlink:type="simple">2016-08-06</text:a>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西风</text:p>
          </table:table-cell>
          <table:table-cell office:value-type="string" calcext:value-type="string">
            <text:p>1级</text:p>
          </table:table-cell>
        </table:table-row>
        <table:table-row table:style-name="ro1">
          <table:table-cell office:value-type="string" calcext:value-type="string">
            <text:p><text:a xlink:href="http://wuhan.tianqi.com/20160807.html" xlink:type="simple">2016-08-07</text:a>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阵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1级</text:p>
          </table:table-cell>
        </table:table-row>
        <table:table-row table:style-name="ro1">
          <table:table-cell office:value-type="string" calcext:value-type="string">
            <text:p><text:a xlink:href="http://wuhan.tianqi.com/20160808.html" xlink:type="simple">2016-08-08</text:a>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阵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2级</text:p>
          </table:table-cell>
        </table:table-row>
        <table:table-row table:style-name="ro1">
          <table:table-cell office:value-type="string" calcext:value-type="string">
            <text:p><text:a xlink:href="http://wuhan.tianqi.com/20160809.html" xlink:type="simple">2016-08-09</text:a>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阵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office:value-type="string" calcext:value-type="string">
            <text:p><text:a xlink:href="http://wuhan.tianqi.com/20160810.html" xlink:type="simple">2016-08-10</text:a>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阵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2级</text:p>
          </table:table-cell>
        </table:table-row>
        <table:table-row table:style-name="ro1">
          <table:table-cell office:value-type="string" calcext:value-type="string">
            <text:p><text:a xlink:href="http://wuhan.tianqi.com/20160811.html" xlink:type="simple">2016-08-11</text:a>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阵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1级</text:p>
          </table:table-cell>
        </table:table-row>
        <table:table-row table:style-name="ro1">
          <table:table-cell office:value-type="string" calcext:value-type="string">
            <text:p><text:a xlink:href="http://wuhan.tianqi.com/20160812.html" xlink:type="simple">2016-08-12</text:a>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1级</text:p>
          </table:table-cell>
        </table:table-row>
        <table:table-row table:style-name="ro1">
          <table:table-cell office:value-type="string" calcext:value-type="string">
            <text:p><text:a xlink:href="http://wuhan.tianqi.com/20160813.html" xlink:type="simple">2016-08-13</text:a>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1级</text:p>
          </table:table-cell>
        </table:table-row>
        <table:table-row table:style-name="ro1">
          <table:table-cell office:value-type="string" calcext:value-type="string">
            <text:p><text:a xlink:href="http://wuhan.tianqi.com/20160814.html" xlink:type="simple">2016-08-14</text:a>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office:value-type="string" calcext:value-type="string">
            <text:p><text:a xlink:href="http://wuhan.tianqi.com/20160815.html" xlink:type="simple">2016-08-15</text:a>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3级</text:p>
          </table:table-cell>
        </table:table-row>
        <table:table-row table:style-name="ro1">
          <table:table-cell office:value-type="string" calcext:value-type="string">
            <text:p><text:a xlink:href="http://wuhan.tianqi.com/20160816.html" xlink:type="simple">2016-08-16</text:a>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2级</text:p>
          </table:table-cell>
        </table:table-row>
        <table:table-row table:style-name="ro1">
          <table:table-cell office:value-type="string" calcext:value-type="string">
            <text:p><text:a xlink:href="http://wuhan.tianqi.com/20160817.html" xlink:type="simple">2016-08-17</text:a>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1级</text:p>
          </table:table-cell>
        </table:table-row>
        <table:table-row table:style-name="ro1">
          <table:table-cell office:value-type="string" calcext:value-type="string">
            <text:p><text:a xlink:href="http://wuhan.tianqi.com/20160818.html" xlink:type="simple">2016-08-18</text:a>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晴</text:p>
          </table:table-cell>
          <table:table-cell table:number-columns-repeated="2" office:value-type="string" calcext:value-type="string">
            <text:p>微风</text:p>
          </table:table-cell>
        </table:table-row>
        <table:table-row table:style-name="ro1">
          <table:table-cell office:value-type="string" calcext:value-type="string">
            <text:p><text:a xlink:href="http://wuhan.tianqi.com/20160819.html" xlink:type="simple">2016-08-19</text:a>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阴</text:p>
          </table:table-cell>
          <table:table-cell table:number-columns-repeated="2" office:value-type="string" calcext:value-type="string">
            <text:p>微风</text:p>
          </table:table-cell>
        </table:table-row>
        <table:table-row table:style-name="ro1">
          <table:table-cell office:value-type="string" calcext:value-type="string">
            <text:p><text:a xlink:href="http://wuhan.tianqi.com/20160820.html" xlink:type="simple">2016-08-20</text:a>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3级</text:p>
          </table:table-cell>
        </table:table-row>
        <table:table-row table:style-name="ro1">
          <table:table-cell office:value-type="string" calcext:value-type="string">
            <text:p><text:a xlink:href="http://wuhan.tianqi.com/20160821.html" xlink:type="simple">2016-08-21</text:a>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2级</text:p>
          </table:table-cell>
        </table:table-row>
        <table:table-row table:style-name="ro1">
          <table:table-cell office:value-type="string" calcext:value-type="string">
            <text:p><text:a xlink:href="http://wuhan.tianqi.com/20160822.html" xlink:type="simple">2016-08-22</text:a>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1级</text:p>
          </table:table-cell>
        </table:table-row>
        <table:table-row table:style-name="ro1">
          <table:table-cell office:value-type="string" calcext:value-type="string">
            <text:p><text:a xlink:href="http://wuhan.tianqi.com/20160823.html" xlink:type="simple">2016-08-23</text:a>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office:value-type="string" calcext:value-type="string">
            <text:p><text:a xlink:href="http://wuhan.tianqi.com/20160824.html" xlink:type="simple">2016-08-24</text:a>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office:value-type="string" calcext:value-type="string">
            <text:p><text:a xlink:href="http://wuhan.tianqi.com/20160825.html" xlink:type="simple">2016-08-25</text:a>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3级</text:p>
          </table:table-cell>
        </table:table-row>
        <table:table-row table:style-name="ro1">
          <table:table-cell office:value-type="string" calcext:value-type="string">
            <text:p><text:a xlink:href="http://wuhan.tianqi.com/20160826.html" xlink:type="simple">2016-08-26</text:a>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阵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3级</text:p>
          </table:table-cell>
        </table:table-row>
        <table:table-row table:style-name="ro1">
          <table:table-cell office:value-type="string" calcext:value-type="string">
            <text:p><text:a xlink:href="http://wuhan.tianqi.com/20160827.html" xlink:type="simple">2016-08-27</text:a>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2级</text:p>
          </table:table-cell>
        </table:table-row>
        <table:table-row table:style-name="ro1">
          <table:table-cell office:value-type="string" calcext:value-type="string">
            <text:p><text:a xlink:href="http://wuhan.tianqi.com/20160828.html" xlink:type="simple">2016-08-28</text:a>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西风</text:p>
          </table:table-cell>
          <table:table-cell office:value-type="string" calcext:value-type="string">
            <text:p>1级</text:p>
          </table:table-cell>
        </table:table-row>
        <table:table-row table:style-name="ro1">
          <table:table-cell office:value-type="string" calcext:value-type="string">
            <text:p><text:a xlink:href="http://wuhan.tianqi.com/20160829.html" xlink:type="simple">2016-08-29</text:a>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office:value-type="string" calcext:value-type="string">
            <text:p><text:a xlink:href="http://wuhan.tianqi.com/20160830.html" xlink:type="simple">2016-08-30</text:a>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风</text:p>
          </table:table-cell>
          <table:table-cell office:value-type="string" calcext:value-type="string">
            <text:p>1级</text:p>
          </table:table-cell>
        </table:table-row>
        <table:table-row table:style-name="ro1">
          <table:table-cell office:value-type="string" calcext:value-type="string">
            <text:p><text:a xlink:href="http://wuhan.tianqi.com/20160831.html" xlink:type="simple">2016-08-31</text:a>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2级</text:p>
          </table:table-cell>
        </table:table-row>
        <table:table-row table:style-name="ro1">
          <table:table-cell office:value-type="string" calcext:value-type="string">
            <text:p>日期</text:p>
          </table:table-cell>
          <table:table-cell office:value-type="string" calcext:value-type="string">
            <text:p>最高气温</text:p>
          </table:table-cell>
          <table:table-cell office:value-type="string" calcext:value-type="string">
            <text:p>最低气温</text:p>
          </table:table-cell>
          <table:table-cell office:value-type="string" calcext:value-type="string">
            <text:p>天气</text:p>
          </table:table-cell>
          <table:table-cell office:value-type="string" calcext:value-type="string">
            <text:p>风向</text:p>
          </table:table-cell>
          <table:table-cell office:value-type="string" calcext:value-type="string">
            <text:p>风力</text:p>
          </table:table-cell>
        </table:table-row>
        <table:table-row table:style-name="ro1">
          <table:table-cell office:value-type="string" calcext:value-type="string">
            <text:p><text:a xlink:href="http://wuhan.tianqi.com/20160901.html" xlink:type="simple">2016-09-01</text:a>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风</text:p>
          </table:table-cell>
          <table:table-cell office:value-type="string" calcext:value-type="string">
            <text:p>1级</text:p>
          </table:table-cell>
        </table:table-row>
        <table:table-row table:style-name="ro1">
          <table:table-cell office:value-type="string" calcext:value-type="string">
            <text:p><text:a xlink:href="http://wuhan.tianqi.com/20160902.html" xlink:type="simple">2016-09-02</text:a>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1级</text:p>
          </table:table-cell>
        </table:table-row>
        <table:table-row table:style-name="ro1">
          <table:table-cell office:value-type="string" calcext:value-type="string">
            <text:p><text:a xlink:href="http://wuhan.tianqi.com/20160903.html" xlink:type="simple">2016-09-03</text:a>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1级</text:p>
          </table:table-cell>
        </table:table-row>
        <table:table-row table:style-name="ro1">
          <table:table-cell office:value-type="string" calcext:value-type="string">
            <text:p><text:a xlink:href="http://wuhan.tianqi.com/20160904.html" xlink:type="simple">2016-09-04</text:a>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多云</text:p>
          </table:table-cell>
          <table:table-cell table:number-columns-repeated="2" office:value-type="string" calcext:value-type="string">
            <text:p>微风</text:p>
          </table:table-cell>
        </table:table-row>
        <table:table-row table:style-name="ro1">
          <table:table-cell office:value-type="string" calcext:value-type="string">
            <text:p><text:a xlink:href="http://wuhan.tianqi.com/20160905.html" xlink:type="simple">2016-09-05</text:a>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多云</text:p>
          </table:table-cell>
          <table:table-cell table:number-columns-repeated="2" office:value-type="string" calcext:value-type="string">
            <text:p>微风</text:p>
          </table:table-cell>
        </table:table-row>
        <table:table-row table:style-name="ro1">
          <table:table-cell office:value-type="string" calcext:value-type="string">
            <text:p><text:a xlink:href="http://wuhan.tianqi.com/20160906.html" xlink:type="simple">2016-09-06</text:a>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多云</text:p>
          </table:table-cell>
          <table:table-cell table:number-columns-repeated="2" office:value-type="string" calcext:value-type="string">
            <text:p>微风</text:p>
          </table:table-cell>
        </table:table-row>
        <table:table-row table:style-name="ro1">
          <table:table-cell office:value-type="string" calcext:value-type="string">
            <text:p><text:a xlink:href="http://wuhan.tianqi.com/20160907.html" xlink:type="simple">2016-09-07</text:a>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西南风</text:p>
          </table:table-cell>
          <table:table-cell office:value-type="string" calcext:value-type="string">
            <text:p>2级</text:p>
          </table:table-cell>
        </table:table-row>
        <table:table-row table:style-name="ro1">
          <table:table-cell office:value-type="string" calcext:value-type="string">
            <text:p><text:a xlink:href="http://wuhan.tianqi.com/20160908.html" xlink:type="simple">2016-09-08</text:a>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1级</text:p>
          </table:table-cell>
        </table:table-row>
        <table:table-row table:style-name="ro1">
          <table:table-cell office:value-type="string" calcext:value-type="string">
            <text:p><text:a xlink:href="http://wuhan.tianqi.com/20160909.html" xlink:type="simple">2016-09-09</text:a>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1级</text:p>
          </table:table-cell>
        </table:table-row>
        <table:table-row table:style-name="ro1">
          <table:table-cell office:value-type="string" calcext:value-type="string">
            <text:p><text:a xlink:href="http://wuhan.tianqi.com/20160910.html" xlink:type="simple">2016-09-10</text:a>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南风</text:p>
          </table:table-cell>
          <table:table-cell office:value-type="string" calcext:value-type="string">
            <text:p>1级</text:p>
          </table:table-cell>
        </table:table-row>
        <table:table-row table:style-name="ro1">
          <table:table-cell office:value-type="string" calcext:value-type="string">
            <text:p><text:a xlink:href="http://wuhan.tianqi.com/20160911.html" xlink:type="simple">2016-09-11</text:a>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1级</text:p>
          </table:table-cell>
        </table:table-row>
        <table:table-row table:style-name="ro1">
          <table:table-cell office:value-type="string" calcext:value-type="string">
            <text:p><text:a xlink:href="http://wuhan.tianqi.com/20160912.html" xlink:type="simple">2016-09-12</text:a>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1级</text:p>
          </table:table-cell>
        </table:table-row>
        <table:table-row table:style-name="ro1">
          <table:table-cell office:value-type="string" calcext:value-type="string">
            <text:p><text:a xlink:href="http://wuhan.tianqi.com/20160913.html" xlink:type="simple">2016-09-13</text:a>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阴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2级</text:p>
          </table:table-cell>
        </table:table-row>
        <table:table-row table:style-name="ro1">
          <table:table-cell office:value-type="string" calcext:value-type="string">
            <text:p><text:a xlink:href="http://wuhan.tianqi.com/20160914.html" xlink:type="simple">2016-09-14</text:a>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3级</text:p>
          </table:table-cell>
        </table:table-row>
        <table:table-row table:style-name="ro1">
          <table:table-cell office:value-type="string" calcext:value-type="string">
            <text:p><text:a xlink:href="http://wuhan.tianqi.com/20160915.html" xlink:type="simple">2016-09-15</text:a>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阵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3级</text:p>
          </table:table-cell>
        </table:table-row>
        <table:table-row table:style-name="ro1">
          <table:table-cell office:value-type="string" calcext:value-type="string">
            <text:p><text:a xlink:href="http://wuhan.tianqi.com/20160916.html" xlink:type="simple">2016-09-16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2级</text:p>
          </table:table-cell>
        </table:table-row>
        <table:table-row table:style-name="ro1">
          <table:table-cell office:value-type="string" calcext:value-type="string">
            <text:p><text:a xlink:href="http://wuhan.tianqi.com/20160917.html" xlink:type="simple">2016-09-17</text:a>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2级</text:p>
          </table:table-cell>
        </table:table-row>
        <table:table-row table:style-name="ro1">
          <table:table-cell office:value-type="string" calcext:value-type="string">
            <text:p><text:a xlink:href="http://wuhan.tianqi.com/20160918.html" xlink:type="simple">2016-09-18</text:a>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2级</text:p>
          </table:table-cell>
        </table:table-row>
        <table:table-row table:style-name="ro1">
          <table:table-cell office:value-type="string" calcext:value-type="string">
            <text:p><text:a xlink:href="http://wuhan.tianqi.com/20160919.html" xlink:type="simple">2016-09-19</text:a>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2级</text:p>
          </table:table-cell>
        </table:table-row>
        <table:table-row table:style-name="ro1">
          <table:table-cell office:value-type="string" calcext:value-type="string">
            <text:p><text:a xlink:href="http://wuhan.tianqi.com/20160920.html" xlink:type="simple">2016-09-20</text:a>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1级</text:p>
          </table:table-cell>
        </table:table-row>
        <table:table-row table:style-name="ro1">
          <table:table-cell office:value-type="string" calcext:value-type="string">
            <text:p><text:a xlink:href="http://wuhan.tianqi.com/20160921.html" xlink:type="simple">2016-09-21</text:a>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晴</text:p>
          </table:table-cell>
          <table:table-cell table:number-columns-repeated="2" office:value-type="string" calcext:value-type="string">
            <text:p>微风</text:p>
          </table:table-cell>
        </table:table-row>
        <table:table-row table:style-name="ro1">
          <table:table-cell office:value-type="string" calcext:value-type="string">
            <text:p><text:a xlink:href="http://wuhan.tianqi.com/20160922.html" xlink:type="simple">2016-09-22</text:a>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1级</text:p>
          </table:table-cell>
        </table:table-row>
        <table:table-row table:style-name="ro1">
          <table:table-cell office:value-type="string" calcext:value-type="string">
            <text:p><text:a xlink:href="http://wuhan.tianqi.com/20160923.html" xlink:type="simple">2016-09-23</text:a>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多云</text:p>
          </table:table-cell>
          <table:table-cell table:number-columns-repeated="2" office:value-type="string" calcext:value-type="string">
            <text:p>微风</text:p>
          </table:table-cell>
        </table:table-row>
        <table:table-row table:style-name="ro1">
          <table:table-cell office:value-type="string" calcext:value-type="string">
            <text:p><text:a xlink:href="http://wuhan.tianqi.com/20160924.html" xlink:type="simple">2016-09-24</text:a>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多云</text:p>
          </table:table-cell>
          <table:table-cell table:number-columns-repeated="2" office:value-type="string" calcext:value-type="string">
            <text:p>微风</text:p>
          </table:table-cell>
        </table:table-row>
        <table:table-row table:style-name="ro1">
          <table:table-cell office:value-type="string" calcext:value-type="string">
            <text:p><text:a xlink:href="http://wuhan.tianqi.com/20160925.html" xlink:type="simple">2016-09-25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1级</text:p>
          </table:table-cell>
        </table:table-row>
        <table:table-row table:style-name="ro1">
          <table:table-cell office:value-type="string" calcext:value-type="string">
            <text:p><text:a xlink:href="http://wuhan.tianqi.com/20160926.html" xlink:type="simple">2016-09-26</text:a>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1级</text:p>
          </table:table-cell>
        </table:table-row>
        <table:table-row table:style-name="ro1">
          <table:table-cell office:value-type="string" calcext:value-type="string">
            <text:p><text:a xlink:href="http://wuhan.tianqi.com/20160927.html" xlink:type="simple">2016-09-27</text:a>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2级</text:p>
          </table:table-cell>
        </table:table-row>
        <table:table-row table:style-name="ro1">
          <table:table-cell office:value-type="string" calcext:value-type="string">
            <text:p><text:a xlink:href="http://wuhan.tianqi.com/20160928.html" xlink:type="simple">2016-09-28</text:a>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阵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5级</text:p>
          </table:table-cell>
        </table:table-row>
        <table:table-row table:style-name="ro1">
          <table:table-cell office:value-type="string" calcext:value-type="string">
            <text:p><text:a xlink:href="http://wuhan.tianqi.com/20160929.html" xlink:type="simple">2016-09-29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大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2级</text:p>
          </table:table-cell>
        </table:table-row>
        <table:table-row table:style-name="ro1">
          <table:table-cell office:value-type="string" calcext:value-type="string">
            <text:p><text:a xlink:href="http://wuhan.tianqi.com/20160930.html" xlink:type="simple">2016-09-30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1级</text:p>
          </table:table-cell>
        </table:table-row>
        <table:table-row table:style-name="ro1">
          <table:table-cell office:value-type="string" calcext:value-type="string">
            <text:p>日期</text:p>
          </table:table-cell>
          <table:table-cell office:value-type="string" calcext:value-type="string">
            <text:p>最高气温</text:p>
          </table:table-cell>
          <table:table-cell office:value-type="string" calcext:value-type="string">
            <text:p>最低气温</text:p>
          </table:table-cell>
          <table:table-cell office:value-type="string" calcext:value-type="string">
            <text:p>天气</text:p>
          </table:table-cell>
          <table:table-cell office:value-type="string" calcext:value-type="string">
            <text:p>风向</text:p>
          </table:table-cell>
          <table:table-cell office:value-type="string" calcext:value-type="string">
            <text:p>风力</text:p>
          </table:table-cell>
        </table:table-row>
        <table:table-row table:style-name="ro1">
          <table:table-cell office:value-type="string" calcext:value-type="string">
            <text:p><text:a xlink:href="http://wuhan.tianqi.com/20161001.html" xlink:type="simple">2016-10-01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西风</text:p>
          </table:table-cell>
          <table:table-cell office:value-type="string" calcext:value-type="string">
            <text:p>1级</text:p>
          </table:table-cell>
        </table:table-row>
        <table:table-row table:style-name="ro1">
          <table:table-cell office:value-type="string" calcext:value-type="string">
            <text:p><text:a xlink:href="http://wuhan.tianqi.com/20161002.html" xlink:type="simple">2016-10-02</text:a>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阵雨</text:p>
          </table:table-cell>
          <table:table-cell table:number-columns-repeated="2" office:value-type="string" calcext:value-type="string">
            <text:p>微风</text:p>
          </table:table-cell>
        </table:table-row>
        <table:table-row table:style-name="ro1">
          <table:table-cell office:value-type="string" calcext:value-type="string">
            <text:p><text:a xlink:href="http://wuhan.tianqi.com/20161003.html" xlink:type="simple">2016-10-03</text:a>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晴</text:p>
          </table:table-cell>
          <table:table-cell table:number-columns-repeated="2" office:value-type="string" calcext:value-type="string">
            <text:p>微风</text:p>
          </table:table-cell>
        </table:table-row>
        <table:table-row table:style-name="ro1">
          <table:table-cell office:value-type="string" calcext:value-type="string">
            <text:p><text:a xlink:href="http://wuhan.tianqi.com/20161004.html" xlink:type="simple">2016-10-04</text:a>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office:value-type="string" calcext:value-type="string">
            <text:p><text:a xlink:href="http://wuhan.tianqi.com/20161005.html" xlink:type="simple">2016-10-05</text:a>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晴</text:p>
          </table:table-cell>
          <table:table-cell table:number-columns-repeated="2" office:value-type="string" calcext:value-type="string">
            <text:p>微风</text:p>
          </table:table-cell>
        </table:table-row>
        <table:table-row table:style-name="ro1">
          <table:table-cell office:value-type="string" calcext:value-type="string">
            <text:p><text:a xlink:href="http://wuhan.tianqi.com/20161006.html" xlink:type="simple">2016-10-06</text:a>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2级</text:p>
          </table:table-cell>
        </table:table-row>
        <table:table-row table:style-name="ro1">
          <table:table-cell office:value-type="string" calcext:value-type="string">
            <text:p><text:a xlink:href="http://wuhan.tianqi.com/20161007.html" xlink:type="simple">2016-10-07</text:a>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3级</text:p>
          </table:table-cell>
        </table:table-row>
        <table:table-row table:style-name="ro1">
          <table:table-cell office:value-type="string" calcext:value-type="string">
            <text:p><text:a xlink:href="http://wuhan.tianqi.com/20161008.html" xlink:type="simple">2016-10-08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2级</text:p>
          </table:table-cell>
        </table:table-row>
        <table:table-row table:style-name="ro1">
          <table:table-cell office:value-type="string" calcext:value-type="string">
            <text:p><text:a xlink:href="http://wuhan.tianqi.com/20161009.html" xlink:type="simple">2016-10-09</text:a>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3级</text:p>
          </table:table-cell>
        </table:table-row>
        <table:table-row table:style-name="ro1">
          <table:table-cell office:value-type="string" calcext:value-type="string">
            <text:p><text:a xlink:href="http://wuhan.tianqi.com/20161010.html" xlink:type="simple">2016-10-10</text:a>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2级</text:p>
          </table:table-cell>
        </table:table-row>
        <table:table-row table:style-name="ro1">
          <table:table-cell office:value-type="string" calcext:value-type="string">
            <text:p><text:a xlink:href="http://wuhan.tianqi.com/20161011.html" xlink:type="simple">2016-10-11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1级</text:p>
          </table:table-cell>
        </table:table-row>
        <table:table-row table:style-name="ro1">
          <table:table-cell office:value-type="string" calcext:value-type="string">
            <text:p><text:a xlink:href="http://wuhan.tianqi.com/20161012.html" xlink:type="simple">2016-10-12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1级</text:p>
          </table:table-cell>
        </table:table-row>
        <table:table-row table:style-name="ro1">
          <table:table-cell office:value-type="string" calcext:value-type="string">
            <text:p><text:a xlink:href="http://wuhan.tianqi.com/20161013.html" xlink:type="simple">2016-10-13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1级</text:p>
          </table:table-cell>
        </table:table-row>
        <table:table-row table:style-name="ro1">
          <table:table-cell office:value-type="string" calcext:value-type="string">
            <text:p><text:a xlink:href="http://wuhan.tianqi.com/20161014.html" xlink:type="simple">2016-10-14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1级</text:p>
          </table:table-cell>
        </table:table-row>
        <table:table-row table:style-name="ro1">
          <table:table-cell office:value-type="string" calcext:value-type="string">
            <text:p><text:a xlink:href="http://wuhan.tianqi.com/20161015.html" xlink:type="simple">2016-10-15</text:a>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多云</text:p>
          </table:table-cell>
          <table:table-cell table:number-columns-repeated="2" office:value-type="string" calcext:value-type="string">
            <text:p>微风</text:p>
          </table:table-cell>
        </table:table-row>
        <table:table-row table:style-name="ro1">
          <table:table-cell office:value-type="string" calcext:value-type="string">
            <text:p><text:a xlink:href="http://wuhan.tianqi.com/20161016.html" xlink:type="simple">2016-10-16</text:a>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1级</text:p>
          </table:table-cell>
        </table:table-row>
        <table:table-row table:style-name="ro1">
          <table:table-cell office:value-type="string" calcext:value-type="string">
            <text:p><text:a xlink:href="http://wuhan.tianqi.com/20161017.html" xlink:type="simple">2016-10-17</text:a>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多云</text:p>
          </table:table-cell>
          <table:table-cell table:number-columns-repeated="2" office:value-type="string" calcext:value-type="string">
            <text:p>微风</text:p>
          </table:table-cell>
        </table:table-row>
        <table:table-row table:style-name="ro1">
          <table:table-cell office:value-type="string" calcext:value-type="string">
            <text:p><text:a xlink:href="http://wuhan.tianqi.com/20161018.html" xlink:type="simple">2016-10-18</text:a>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2级</text:p>
          </table:table-cell>
        </table:table-row>
        <table:table-row table:style-name="ro1">
          <table:table-cell office:value-type="string" calcext:value-type="string">
            <text:p><text:a xlink:href="http://wuhan.tianqi.com/20161019.html" xlink:type="simple">2016-10-19</text:a>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东南风</text:p>
          </table:table-cell>
          <table:table-cell office:value-type="string" calcext:value-type="string">
            <text:p>1级</text:p>
          </table:table-cell>
        </table:table-row>
        <table:table-row table:style-name="ro1">
          <table:table-cell office:value-type="string" calcext:value-type="string">
            <text:p><text:a xlink:href="http://wuhan.tianqi.com/20161020.html" xlink:type="simple">2016-10-20</text:a>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1级</text:p>
          </table:table-cell>
        </table:table-row>
        <table:table-row table:style-name="ro1">
          <table:table-cell office:value-type="string" calcext:value-type="string">
            <text:p><text:a xlink:href="http://wuhan.tianqi.com/20161021.html" xlink:type="simple">2016-10-21</text:a>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3级</text:p>
          </table:table-cell>
        </table:table-row>
        <table:table-row table:style-name="ro1">
          <table:table-cell office:value-type="string" calcext:value-type="string">
            <text:p><text:a xlink:href="http://wuhan.tianqi.com/20161022.html" xlink:type="simple">2016-10-22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3级</text:p>
          </table:table-cell>
        </table:table-row>
        <table:table-row table:style-name="ro1">
          <table:table-cell office:value-type="string" calcext:value-type="string">
            <text:p><text:a xlink:href="http://wuhan.tianqi.com/20161023.html" xlink:type="simple">2016-10-23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阴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3级</text:p>
          </table:table-cell>
        </table:table-row>
        <table:table-row table:style-name="ro1">
          <table:table-cell office:value-type="string" calcext:value-type="string">
            <text:p><text:a xlink:href="http://wuhan.tianqi.com/20161024.html" xlink:type="simple">2016-10-24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2级</text:p>
          </table:table-cell>
        </table:table-row>
        <table:table-row table:style-name="ro1">
          <table:table-cell office:value-type="string" calcext:value-type="string">
            <text:p><text:a xlink:href="http://wuhan.tianqi.com/20161025.html" xlink:type="simple">2016-10-25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office:value-type="string" calcext:value-type="string">
            <text:p><text:a xlink:href="http://wuhan.tianqi.com/20161026.html" xlink:type="simple">2016-10-26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1级</text:p>
          </table:table-cell>
        </table:table-row>
        <table:table-row table:style-name="ro1">
          <table:table-cell office:value-type="string" calcext:value-type="string">
            <text:p><text:a xlink:href="http://wuhan.tianqi.com/20161027.html" xlink:type="simple">2016-10-27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1级</text:p>
          </table:table-cell>
        </table:table-row>
        <table:table-row table:style-name="ro1">
          <table:table-cell office:value-type="string" calcext:value-type="string">
            <text:p><text:a xlink:href="http://wuhan.tianqi.com/20161028.html" xlink:type="simple">2016-10-28</text:a>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3级</text:p>
          </table:table-cell>
        </table:table-row>
        <table:table-row table:style-name="ro1">
          <table:table-cell office:value-type="string" calcext:value-type="string">
            <text:p><text:a xlink:href="http://wuhan.tianqi.com/20161029.html" xlink:type="simple">2016-10-29</text:a>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小雨</text:p>
          </table:table-cell>
          <table:table-cell table:number-columns-repeated="2" office:value-type="string" calcext:value-type="string">
            <text:p>微风</text:p>
          </table:table-cell>
        </table:table-row>
        <table:table-row table:style-name="ro1">
          <table:table-cell office:value-type="string" calcext:value-type="string">
            <text:p><text:a xlink:href="http://wuhan.tianqi.com/20161030.html" xlink:type="simple">2016-10-30</text:a>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1级</text:p>
          </table:table-cell>
        </table:table-row>
        <table:table-row table:style-name="ro1">
          <table:table-cell office:value-type="string" calcext:value-type="string">
            <text:p><text:a xlink:href="http://wuhan.tianqi.com/20161031.html" xlink:type="simple">2016-10-31</text:a>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3级</text:p>
          </table:table-cell>
        </table:table-row>
        <table:table-row table:style-name="ro1">
          <table:table-cell office:value-type="string" calcext:value-type="string">
            <text:p>日期</text:p>
          </table:table-cell>
          <table:table-cell office:value-type="string" calcext:value-type="string">
            <text:p>最高气温</text:p>
          </table:table-cell>
          <table:table-cell office:value-type="string" calcext:value-type="string">
            <text:p>最低气温</text:p>
          </table:table-cell>
          <table:table-cell office:value-type="string" calcext:value-type="string">
            <text:p>天气</text:p>
          </table:table-cell>
          <table:table-cell office:value-type="string" calcext:value-type="string">
            <text:p>风向</text:p>
          </table:table-cell>
          <table:table-cell office:value-type="string" calcext:value-type="string">
            <text:p>风力</text:p>
          </table:table-cell>
        </table:table-row>
        <table:table-row table:style-name="ro1">
          <table:table-cell office:value-type="string" calcext:value-type="string">
            <text:p><text:a xlink:href="http://wuhan.tianqi.com/20161101.html" xlink:type="simple">2016-11-01</text:a>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阴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1级</text:p>
          </table:table-cell>
        </table:table-row>
        <table:table-row table:style-name="ro1">
          <table:table-cell office:value-type="string" calcext:value-type="string">
            <text:p><text:a xlink:href="http://wuhan.tianqi.com/20161102.html" xlink:type="simple">2016-11-02</text:a>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1级</text:p>
          </table:table-cell>
        </table:table-row>
        <table:table-row table:style-name="ro1">
          <table:table-cell office:value-type="string" calcext:value-type="string">
            <text:p><text:a xlink:href="http://wuhan.tianqi.com/20161103.html" xlink:type="simple">2016-11-03</text:a>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晴</text:p>
          </table:table-cell>
          <table:table-cell table:number-columns-repeated="2" office:value-type="string" calcext:value-type="string">
            <text:p>微风</text:p>
          </table:table-cell>
        </table:table-row>
        <table:table-row table:style-name="ro1">
          <table:table-cell office:value-type="string" calcext:value-type="string">
            <text:p><text:a xlink:href="http://wuhan.tianqi.com/20161104.html" xlink:type="simple">2016-11-04</text:a>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晴</text:p>
          </table:table-cell>
          <table:table-cell table:number-columns-repeated="2" office:value-type="string" calcext:value-type="string">
            <text:p>微风</text:p>
          </table:table-cell>
        </table:table-row>
        <table:table-row table:style-name="ro1">
          <table:table-cell office:value-type="string" calcext:value-type="string">
            <text:p><text:a xlink:href="http://wuhan.tianqi.com/20161105.html" xlink:type="simple">2016-11-05</text:a>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晴</text:p>
          </table:table-cell>
          <table:table-cell table:number-columns-repeated="2" office:value-type="string" calcext:value-type="string">
            <text:p>微风</text:p>
          </table:table-cell>
        </table:table-row>
        <table:table-row table:style-name="ro1">
          <table:table-cell office:value-type="string" calcext:value-type="string">
            <text:p><text:a xlink:href="http://wuhan.tianqi.com/20161106.html" xlink:type="simple">2016-11-06</text:a>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2级</text:p>
          </table:table-cell>
        </table:table-row>
        <table:table-row table:style-name="ro1">
          <table:table-cell office:value-type="string" calcext:value-type="string">
            <text:p><text:a xlink:href="http://wuhan.tianqi.com/20161107.html" xlink:type="simple">2016-11-07</text:a>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中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3级</text:p>
          </table:table-cell>
        </table:table-row>
        <table:table-row table:style-name="ro1">
          <table:table-cell office:value-type="string" calcext:value-type="string">
            <text:p><text:a xlink:href="http://wuhan.tianqi.com/20161108.html" xlink:type="simple">2016-11-08</text:a>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2级</text:p>
          </table:table-cell>
        </table:table-row>
        <table:table-row table:style-name="ro1">
          <table:table-cell office:value-type="string" calcext:value-type="string">
            <text:p><text:a xlink:href="http://wuhan.tianqi.com/20161109.html" xlink:type="simple">2016-11-09</text:a>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1级</text:p>
          </table:table-cell>
        </table:table-row>
        <table:table-row table:style-name="ro1">
          <table:table-cell office:value-type="string" calcext:value-type="string">
            <text:p><text:a xlink:href="http://wuhan.tianqi.com/20161110.html" xlink:type="simple">2016-11-10</text:a>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1级</text:p>
          </table:table-cell>
        </table:table-row>
        <table:table-row table:style-name="ro1">
          <table:table-cell office:value-type="string" calcext:value-type="string">
            <text:p><text:a xlink:href="http://wuhan.tianqi.com/20161111.html" xlink:type="simple">2016-11-11</text:a>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晴</text:p>
          </table:table-cell>
          <table:table-cell table:number-columns-repeated="2" office:value-type="string" calcext:value-type="string">
            <text:p>微风</text:p>
          </table:table-cell>
        </table:table-row>
        <table:table-row table:style-name="ro1">
          <table:table-cell office:value-type="string" calcext:value-type="string">
            <text:p><text:a xlink:href="http://wuhan.tianqi.com/20161112.html" xlink:type="simple">2016-11-12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1级</text:p>
          </table:table-cell>
        </table:table-row>
        <table:table-row table:style-name="ro1">
          <table:table-cell office:value-type="string" calcext:value-type="string">
            <text:p><text:a xlink:href="http://wuhan.tianqi.com/20161113.html" xlink:type="simple">2016-11-13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多云</text:p>
          </table:table-cell>
          <table:table-cell table:number-columns-repeated="2" office:value-type="string" calcext:value-type="string">
            <text:p>微风</text:p>
          </table:table-cell>
        </table:table-row>
        <table:table-row table:style-name="ro1">
          <table:table-cell office:value-type="string" calcext:value-type="string">
            <text:p><text:a xlink:href="http://wuhan.tianqi.com/20161114.html" xlink:type="simple">2016-11-14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西风</text:p>
          </table:table-cell>
          <table:table-cell office:value-type="string" calcext:value-type="string">
            <text:p>1级</text:p>
          </table:table-cell>
        </table:table-row>
        <table:table-row table:style-name="ro1">
          <table:table-cell office:value-type="string" calcext:value-type="string">
            <text:p><text:a xlink:href="http://wuhan.tianqi.com/20161115.html" xlink:type="simple">2016-11-15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小雨</text:p>
          </table:table-cell>
          <table:table-cell table:number-columns-repeated="2" office:value-type="string" calcext:value-type="string">
            <text:p>微风</text:p>
          </table:table-cell>
        </table:table-row>
        <table:table-row table:style-name="ro1">
          <table:table-cell office:value-type="string" calcext:value-type="string">
            <text:p><text:a xlink:href="http://wuhan.tianqi.com/20161116.html" xlink:type="simple">2016-11-16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2级</text:p>
          </table:table-cell>
        </table:table-row>
        <table:table-row table:style-name="ro1">
          <table:table-cell office:value-type="string" calcext:value-type="string">
            <text:p><text:a xlink:href="http://wuhan.tianqi.com/20161117.html" xlink:type="simple">2016-11-17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2级</text:p>
          </table:table-cell>
        </table:table-row>
        <table:table-row table:style-name="ro1">
          <table:table-cell office:value-type="string" calcext:value-type="string">
            <text:p><text:a xlink:href="http://wuhan.tianqi.com/20161118.html" xlink:type="simple">2016-11-18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中雨</text:p>
          </table:table-cell>
          <table:table-cell table:number-columns-repeated="2" office:value-type="string" calcext:value-type="string">
            <text:p>微风</text:p>
          </table:table-cell>
        </table:table-row>
        <table:table-row table:style-name="ro1">
          <table:table-cell office:value-type="string" calcext:value-type="string">
            <text:p><text:a xlink:href="http://wuhan.tianqi.com/20161119.html" xlink:type="simple">2016-11-19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1级</text:p>
          </table:table-cell>
        </table:table-row>
        <table:table-row table:style-name="ro1">
          <table:table-cell office:value-type="string" calcext:value-type="string">
            <text:p><text:a xlink:href="http://wuhan.tianqi.com/20161120.html" xlink:type="simple">2016-11-20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微风</text:p>
          </table:table-cell>
        </table:table-row>
        <table:table-row table:style-name="ro1">
          <table:table-cell office:value-type="string" calcext:value-type="string">
            <text:p><text:a xlink:href="http://wuhan.tianqi.com/20161121.html" xlink:type="simple">2016-11-21</text:a>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3级</text:p>
          </table:table-cell>
        </table:table-row>
        <table:table-row table:style-name="ro1">
          <table:table-cell office:value-type="string" calcext:value-type="string">
            <text:p><text:a xlink:href="http://wuhan.tianqi.com/20161122.html" xlink:type="simple">2016-11-22</text:a>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3级</text:p>
          </table:table-cell>
        </table:table-row>
        <table:table-row table:style-name="ro1">
          <table:table-cell office:value-type="string" calcext:value-type="string">
            <text:p><text:a xlink:href="http://wuhan.tianqi.com/20161123.html" xlink:type="simple">2016-11-23</text:a>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小雪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2级</text:p>
          </table:table-cell>
        </table:table-row>
        <table:table-row table:style-name="ro1">
          <table:table-cell office:value-type="string" calcext:value-type="string">
            <text:p><text:a xlink:href="http://wuhan.tianqi.com/20161124.html" xlink:type="simple">2016-11-24</text:a>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1级</text:p>
          </table:table-cell>
        </table:table-row>
        <table:table-row table:style-name="ro1">
          <table:table-cell office:value-type="string" calcext:value-type="string">
            <text:p><text:a xlink:href="http://wuhan.tianqi.com/20161125.html" xlink:type="simple">2016-11-25</text:a>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阴</text:p>
          </table:table-cell>
          <table:table-cell office:value-type="string" calcext:value-type="string">
            <text:p>北风</text:p>
          </table:table-cell>
          <table:table-cell office:value-type="string" calcext:value-type="string">
            <text:p>2级</text:p>
          </table:table-cell>
        </table:table-row>
        <table:table-row table:style-name="ro1">
          <table:table-cell office:value-type="string" calcext:value-type="string">
            <text:p><text:a xlink:href="http://wuhan.tianqi.com/20161126.html" xlink:type="simple">2016-11-26</text:a>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微风</text:p>
          </table:table-cell>
          <table:table-cell office:value-type="string" calcext:value-type="string">
            <text:p>2级</text:p>
          </table:table-cell>
        </table:table-row>
        <table:table-row table:style-name="ro1">
          <table:table-cell office:value-type="string" calcext:value-type="string">
            <text:p><text:a xlink:href="http://wuhan.tianqi.com/20161127.html" xlink:type="simple">2016-11-27</text:a>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晴</text:p>
          </table:table-cell>
          <table:table-cell table:number-columns-repeated="2" office:value-type="string" calcext:value-type="string">
            <text:p>微风</text:p>
          </table:table-cell>
        </table:table-row>
        <table:table-row table:style-name="ro1">
          <table:table-cell office:value-type="string" calcext:value-type="string">
            <text:p><text:a xlink:href="http://wuhan.tianqi.com/20161128.html" xlink:type="simple">2016-11-28</text:a>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东北风</text:p>
          </table:table-cell>
          <table:table-cell office:value-type="string" calcext:value-type="string">
            <text:p>2级</text:p>
          </table:table-cell>
        </table:table-row>
        <table:table-row table:style-name="ro1">
          <table:table-cell office:value-type="string" calcext:value-type="string">
            <text:p><text:a xlink:href="http://wuhan.tianqi.com/20161129.html" xlink:type="simple">2016-11-29</text:a>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西北风</text:p>
          </table:table-cell>
          <table:table-cell office:value-type="string" calcext:value-type="string">
            <text:p>1级</text:p>
          </table:table-cell>
        </table:table-row>
        <table:table-row table:style-name="ro1">
          <table:table-cell office:value-type="string" calcext:value-type="string">
            <text:p><text:a xlink:href="http://wuhan.tianqi.com/20161130.html" xlink:type="simple">2016-11-30</text:a>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阴</text:p>
          </table:table-cell>
          <table:table-cell office:value-type="string" calcext:value-type="string">
            <text:p>南风</text:p>
          </table:table-cell>
          <table:table-cell office:value-type="string" calcext:value-type="string">
            <text:p>1级</text:p>
          </table:table-cell>
        </table:table-row>
        <calcext:conditional-formats>
          <calcext:conditional-format calcext:target-range-address="Sheet1.A1:Sheet1.A1">
            <calcext:condition calcext:apply-style-name="Heading" calcext:value="=日期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1">0000/00/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1T01:45:07.151153865</meta:creation-date>
    <dc:date>2016-12-11T01:48:01.120883712</dc:date>
    <meta:editing-duration>PT2M56S</meta:editing-duration>
    <meta:editing-cycles>1</meta:editing-cycles>
    <meta:generator>LibreOffice/5.1.4.2$Linux_x86 LibreOffice_project/10m0$Build-2</meta:generator>
    <meta:document-statistic meta:table-count="1" meta:cell-count="13313" meta:object-count="0"/>
  </office:meta>
</office:document-meta>
</file>